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1.31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11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ebounce-time-results" table:style-name="ta1">
        <table:shapes>
          <draw:frame draw:z-index="0" draw:style-name="gr1" draw:text-style-name="P1" svg:width="453.51pt" svg:height="255.09pt" svg:x="0.31pt" svg:y="0.57pt">
            <draw:object draw:notify-on-update-of-ranges="'debounce-time-results'.K1:'debounce-time-results'.K1 'debounce-time-results'.L2:'debounce-time-results'.L6 'debounce-time-results'.K2:'debounce-time-results'.K6 'debounce-time-results'.J1:'debounce-time-results'.J1 'debounce-time-results'.J2:'debounce-time-results'.J502 'debounce-time-results'.I2:'debounce-time-results'.I5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divide by two switches per pres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(D-E)^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tted Standard Normal Function</text:p>
          </table:table-cell>
          <table:table-cell office:value-type="string" calcext:value-type="string">
            <text:p># of Bounces</text:p>
          </table:table-cell>
          <table:table-cell office:value-type="string" calcext:value-type="string">
            <text:p>Frequency of Occuran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]-[.B1]" office:value-type="float" office:value="2" calcext:value-type="float">
            <text:p>2</text:p>
          </table:table-cell>
          <table:table-cell table:formula="of:=[.C2]/2" office:value-type="float" office:value="1" calcext:value-type="float">
            <text:p>1</text:p>
          </table:table-cell>
          <table:table-cell table:formula="of:=SUM([.D2:.D30])/ROWS([.D2:.D30])" office:value-type="float" office:value="1.17241379310345" calcext:value-type="float">
            <text:p>1.1724137931</text:p>
          </table:table-cell>
          <table:table-cell table:formula="of:=([.D2]-[.$E$2])*([.D2]-[.$E$2])" office:value-type="float" office:value="0.0297265160523186" calcext:value-type="float">
            <text:p>0.0297265161</text:p>
          </table:table-cell>
          <table:table-cell table:formula="of:=SUM([.F2:.F30])/ROWS([.F2:.F30])" office:value-type="float" office:value="0.280618311533888" calcext:value-type="float">
            <text:p>0.2806183115</text:p>
          </table:table-cell>
          <table:table-cell table:formula="of:=SQRT([.G2])" office:value-type="float" office:value="0.52973418950818" calcext:value-type="float">
            <text:p>0.5297341895</text:p>
          </table:table-cell>
          <table:table-cell office:value-type="float" office:value="0" calcext:value-type="float">
            <text:p>0</text:p>
          </table:table-cell>
          <table:table-cell table:formula="of:=(1/([.$H$2]*SQRT(2*PI())))*EXP(-1*((([.I2]-[.$E$2])*([.I2]-[.$E$2]))/(2*[.$G$2])))" office:value-type="float" office:value="0.0650427099895972" calcext:value-type="float">
            <text:p>0.06504271</text:p>
          </table:table-cell>
          <table:table-cell office:value-type="float" office:value="1" calcext:value-type="float">
            <text:p>1</text:p>
          </table:table-cell>
          <table:table-cell table:formula="of:=COUNTIF([.D2:.D30];1)/ROWS([.D2:.D30])" office:value-type="float" office:value="0.896551724137931" calcext:value-type="float">
            <text:p>0.89655172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3]-[.B2]" office:value-type="float" office:value="2" calcext:value-type="float">
            <text:p>2</text:p>
          </table:table-cell>
          <table:table-cell table:formula="of:=[.C3]/2" office:value-type="float" office:value="1" calcext:value-type="float">
            <text:p>1</text:p>
          </table:table-cell>
          <table:table-cell/>
          <table:table-cell table:formula="of:=([.D3]-[.$E$2])*([.D3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(1/([.$H$2]*SQRT(2*PI())))*EXP(-1*((([.I3]-[.$E$2])*([.I3]-[.$E$2]))/(2*[.$G$2])))" office:value-type="float" office:value="0.0678056560429378" calcext:value-type="float">
            <text:p>0.067805656</text:p>
          </table:table-cell>
          <table:table-cell office:value-type="float" office:value="2" calcext:value-type="float">
            <text:p>2</text:p>
          </table:table-cell>
          <table:table-cell table:formula="of:=COUNTIF([.D2:.D30];2)/ROWS([.D2:.D30])" office:value-type="float" office:value="0.0344827586206897" calcext:value-type="float">
            <text:p>0.03448275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formula="of:=[.B4]-[.B3]" office:value-type="float" office:value="2" calcext:value-type="float">
            <text:p>2</text:p>
          </table:table-cell>
          <table:table-cell table:formula="of:=[.C4]/2" office:value-type="float" office:value="1" calcext:value-type="float">
            <text:p>1</text:p>
          </table:table-cell>
          <table:table-cell/>
          <table:table-cell table:formula="of:=([.D4]-[.$E$2])*([.D4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formula="of:=(1/([.$H$2]*SQRT(2*PI())))*EXP(-1*((([.I4]-[.$E$2])*([.I4]-[.$E$2]))/(2*[.$G$2])))" office:value-type="float" office:value="0.0706607842679415" calcext:value-type="float">
            <text:p>0.0706607843</text:p>
          </table:table-cell>
          <table:table-cell office:value-type="float" office:value="3" calcext:value-type="float">
            <text:p>3</text:p>
          </table:table-cell>
          <table:table-cell table:formula="of:=COUNTIF([.D2:.D30];3)/ROWS([.D2:.D30])" office:value-type="float" office:value="0.0689655172413793" calcext:value-type="float">
            <text:p>0.06896551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formula="of:=[.B5]-[.B4]" office:value-type="float" office:value="2" calcext:value-type="float">
            <text:p>2</text:p>
          </table:table-cell>
          <table:table-cell table:formula="of:=[.C5]/2" office:value-type="float" office:value="1" calcext:value-type="float">
            <text:p>1</text:p>
          </table:table-cell>
          <table:table-cell/>
          <table:table-cell table:formula="of:=([.D5]-[.$E$2])*([.D5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formula="of:=(1/([.$H$2]*SQRT(2*PI())))*EXP(-1*((([.I5]-[.$E$2])*([.I5]-[.$E$2]))/(2*[.$G$2])))" office:value-type="float" office:value="0.0736098988719698" calcext:value-type="float">
            <text:p>0.07360989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" calcext:value-type="float">
            <text:p>10</text:p>
          </table:table-cell>
          <table:table-cell table:formula="of:=[.B6]-[.B5]" office:value-type="float" office:value="2" calcext:value-type="float">
            <text:p>2</text:p>
          </table:table-cell>
          <table:table-cell table:formula="of:=[.C6]/2" office:value-type="float" office:value="1" calcext:value-type="float">
            <text:p>1</text:p>
          </table:table-cell>
          <table:table-cell/>
          <table:table-cell table:formula="of:=([.D6]-[.$E$2])*([.D6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formula="of:=(1/([.$H$2]*SQRT(2*PI())))*EXP(-1*((([.I6]-[.$E$2])*([.I6]-[.$E$2]))/(2*[.$G$2])))" office:value-type="float" office:value="0.0766547771432358" calcext:value-type="float">
            <text:p>0.07665477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table:formula="of:=[.B7]-[.B6]" office:value-type="float" office:value="2" calcext:value-type="float">
            <text:p>2</text:p>
          </table:table-cell>
          <table:table-cell table:formula="of:=[.C7]/2" office:value-type="float" office:value="1" calcext:value-type="float">
            <text:p>1</text:p>
          </table:table-cell>
          <table:table-cell/>
          <table:table-cell table:formula="of:=([.D7]-[.$E$2])*([.D7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formula="of:=(1/([.$H$2]*SQRT(2*PI())))*EXP(-1*((([.I7]-[.$E$2])*([.I7]-[.$E$2]))/(2*[.$G$2])))" office:value-type="float" office:value="0.0797971657422378" calcext:value-type="float">
            <text:p>0.0797971657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" calcext:value-type="float">
            <text:p>14</text:p>
          </table:table-cell>
          <table:table-cell table:formula="of:=[.B8]-[.B7]" office:value-type="float" office:value="2" calcext:value-type="float">
            <text:p>2</text:p>
          </table:table-cell>
          <table:table-cell table:formula="of:=[.C8]/2" office:value-type="float" office:value="1" calcext:value-type="float">
            <text:p>1</text:p>
          </table:table-cell>
          <table:table-cell/>
          <table:table-cell table:formula="of:=([.D8]-[.$E$2])*([.D8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table:formula="of:=(1/([.$H$2]*SQRT(2*PI())))*EXP(-1*((([.I8]-[.$E$2])*([.I8]-[.$E$2]))/(2*[.$G$2])))" office:value-type="float" office:value="0.0830387768948037" calcext:value-type="float">
            <text:p>0.0830387769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table:formula="of:=[.B9]-[.B8]" office:value-type="float" office:value="2" calcext:value-type="float">
            <text:p>2</text:p>
          </table:table-cell>
          <table:table-cell table:formula="of:=[.C9]/2" office:value-type="float" office:value="1" calcext:value-type="float">
            <text:p>1</text:p>
          </table:table-cell>
          <table:table-cell/>
          <table:table-cell table:formula="of:=([.D9]-[.$E$2])*([.D9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table:formula="of:=(1/([.$H$2]*SQRT(2*PI())))*EXP(-1*((([.I9]-[.$E$2])*([.I9]-[.$E$2]))/(2*[.$G$2])))" office:value-type="float" office:value="0.0863812844909787" calcext:value-type="float">
            <text:p>0.0863812845</text:p>
          </table:table-cell>
          <table:table-cell table:number-columns-repeated="2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18" calcext:value-type="float">
            <text:p>18</text:p>
          </table:table-cell>
          <table:table-cell table:formula="of:=[.B10]-[.B9]" office:value-type="float" office:value="2" calcext:value-type="float">
            <text:p>2</text:p>
          </table:table-cell>
          <table:table-cell table:formula="of:=[.C10]/2" office:value-type="float" office:value="1" calcext:value-type="float">
            <text:p>1</text:p>
          </table:table-cell>
          <table:table-cell/>
          <table:table-cell table:formula="of:=([.D10]-[.$E$2])*([.D10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formula="of:=(1/([.$H$2]*SQRT(2*PI())))*EXP(-1*((([.I10]-[.$E$2])*([.I10]-[.$E$2]))/(2*[.$G$2])))" office:value-type="float" office:value="0.0898263200944059" calcext:value-type="float">
            <text:p>0.0898263201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4" calcext:value-type="float">
            <text:p>24</text:p>
          </table:table-cell>
          <table:table-cell table:formula="of:=[.B11]-[.B10]" office:value-type="float" office:value="6" calcext:value-type="float">
            <text:p>6</text:p>
          </table:table-cell>
          <table:table-cell table:formula="of:=[.C11]/2" office:value-type="float" office:value="3" calcext:value-type="float">
            <text:p>3</text:p>
          </table:table-cell>
          <table:table-cell/>
          <table:table-cell table:formula="of:=([.D11]-[.$E$2])*([.D11]-[.$E$2])" office:value-type="float" office:value="3.34007134363853" calcext:value-type="float">
            <text:p>3.3400713436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table:formula="of:=(1/([.$H$2]*SQRT(2*PI())))*EXP(-1*((([.I11]-[.$E$2])*([.I11]-[.$E$2]))/(2*[.$G$2])))" office:value-type="float" office:value="0.0933754688672661" calcext:value-type="float">
            <text:p>0.0933754689</text:p>
          </table:table-cell>
          <table:table-cell table:number-columns-repeated="2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26" calcext:value-type="float">
            <text:p>26</text:p>
          </table:table-cell>
          <table:table-cell table:formula="of:=[.B12]-[.B11]" office:value-type="float" office:value="2" calcext:value-type="float">
            <text:p>2</text:p>
          </table:table-cell>
          <table:table-cell table:formula="of:=[.C12]/2" office:value-type="float" office:value="1" calcext:value-type="float">
            <text:p>1</text:p>
          </table:table-cell>
          <table:table-cell/>
          <table:table-cell table:formula="of:=([.D12]-[.$E$2])*([.D12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(1/([.$H$2]*SQRT(2*PI())))*EXP(-1*((([.I12]-[.$E$2])*([.I12]-[.$E$2]))/(2*[.$G$2])))" office:value-type="float" office:value="0.0970302654162605" calcext:value-type="float">
            <text:p>0.0970302654</text:p>
          </table:table-cell>
          <table:table-cell table:number-columns-repeated="2"/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float" office:value="30" calcext:value-type="float">
            <text:p>30</text:p>
          </table:table-cell>
          <table:table-cell table:formula="of:=[.B13]-[.B12]" office:value-type="float" office:value="4" calcext:value-type="float">
            <text:p>4</text:p>
          </table:table-cell>
          <table:table-cell table:formula="of:=[.C13]/2" office:value-type="float" office:value="2" calcext:value-type="float">
            <text:p>2</text:p>
          </table:table-cell>
          <table:table-cell/>
          <table:table-cell table:formula="of:=([.D13]-[.$E$2])*([.D13]-[.$E$2])" office:value-type="float" office:value="0.684898929845422" calcext:value-type="float">
            <text:p>0.684898929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formula="of:=(1/([.$H$2]*SQRT(2*PI())))*EXP(-1*((([.I13]-[.$E$2])*([.I13]-[.$E$2]))/(2*[.$G$2])))" office:value-type="float" office:value="0.100792189565545" calcext:value-type="float">
            <text:p>0.1007921896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table:formula="of:=[.B14]-[.B13]" office:value-type="float" office:value="2" calcext:value-type="float">
            <text:p>2</text:p>
          </table:table-cell>
          <table:table-cell table:formula="of:=[.C14]/2" office:value-type="float" office:value="1" calcext:value-type="float">
            <text:p>1</text:p>
          </table:table-cell>
          <table:table-cell/>
          <table:table-cell table:formula="of:=([.D14]-[.$E$2])*([.D14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table:formula="of:=(1/([.$H$2]*SQRT(2*PI())))*EXP(-1*((([.I14]-[.$E$2])*([.I14]-[.$E$2]))/(2*[.$G$2])))" office:value-type="float" office:value="0.104662662062936" calcext:value-type="float">
            <text:p>0.1046626621</text:p>
          </table:table-cell>
          <table:table-cell table:number-columns-repeated="2"/>
        </table:table-row>
        <table:table-row table:style-name="ro1">
          <table:table-cell office:value-type="float" office:value="100010" calcext:value-type="float">
            <text:p>100010</text:p>
          </table:table-cell>
          <table:table-cell office:value-type="float" office:value="34" calcext:value-type="float">
            <text:p>34</text:p>
          </table:table-cell>
          <table:table-cell table:formula="of:=[.B15]-[.B14]" office:value-type="float" office:value="2" calcext:value-type="float">
            <text:p>2</text:p>
          </table:table-cell>
          <table:table-cell table:formula="of:=[.C15]/2" office:value-type="float" office:value="1" calcext:value-type="float">
            <text:p>1</text:p>
          </table:table-cell>
          <table:table-cell/>
          <table:table-cell table:formula="of:=([.D15]-[.$E$2])*([.D15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table:formula="of:=(1/([.$H$2]*SQRT(2*PI())))*EXP(-1*((([.I15]-[.$E$2])*([.I15]-[.$E$2]))/(2*[.$G$2])))" office:value-type="float" office:value="0.108643040226148" calcext:value-type="float">
            <text:p>0.1086430402</text:p>
          </table:table-cell>
          <table:table-cell table:number-columns-repeated="2"/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36" calcext:value-type="float">
            <text:p>36</text:p>
          </table:table-cell>
          <table:table-cell table:formula="of:=[.B16]-[.B15]" office:value-type="float" office:value="2" calcext:value-type="float">
            <text:p>2</text:p>
          </table:table-cell>
          <table:table-cell table:formula="of:=[.C16]/2" office:value-type="float" office:value="1" calcext:value-type="float">
            <text:p>1</text:p>
          </table:table-cell>
          <table:table-cell/>
          <table:table-cell table:formula="of:=([.D16]-[.$E$2])*([.D16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table:formula="of:=(1/([.$H$2]*SQRT(2*PI())))*EXP(-1*((([.I16]-[.$E$2])*([.I16]-[.$E$2]))/(2*[.$G$2])))" office:value-type="float" office:value="0.112734613536191" calcext:value-type="float">
            <text:p>0.1127346135</text:p>
          </table:table-cell>
          <table:table-cell table:number-columns-repeated="2"/>
        </table:table-row>
        <table:table-row table:style-name="ro1">
          <table:table-cell office:value-type="float" office:value="100110" calcext:value-type="float">
            <text:p>100110</text:p>
          </table:table-cell>
          <table:table-cell office:value-type="float" office:value="38" calcext:value-type="float">
            <text:p>38</text:p>
          </table:table-cell>
          <table:table-cell table:formula="of:=[.B17]-[.B16]" office:value-type="float" office:value="2" calcext:value-type="float">
            <text:p>2</text:p>
          </table:table-cell>
          <table:table-cell table:formula="of:=[.C17]/2" office:value-type="float" office:value="1" calcext:value-type="float">
            <text:p>1</text:p>
          </table:table-cell>
          <table:table-cell/>
          <table:table-cell table:formula="of:=([.D17]-[.$E$2])*([.D17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formula="of:=(1/([.$H$2]*SQRT(2*PI())))*EXP(-1*((([.I17]-[.$E$2])*([.I17]-[.$E$2]))/(2*[.$G$2])))" office:value-type="float" office:value="0.116938599185543" calcext:value-type="float">
            <text:p>0.1169385992</text:p>
          </table:table-cell>
          <table:table-cell table:number-columns-repeated="2"/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40" calcext:value-type="float">
            <text:p>40</text:p>
          </table:table-cell>
          <table:table-cell table:formula="of:=[.B18]-[.B17]" office:value-type="float" office:value="2" calcext:value-type="float">
            <text:p>2</text:p>
          </table:table-cell>
          <table:table-cell table:formula="of:=[.C18]/2" office:value-type="float" office:value="1" calcext:value-type="float">
            <text:p>1</text:p>
          </table:table-cell>
          <table:table-cell/>
          <table:table-cell table:formula="of:=([.D18]-[.$E$2])*([.D18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table:formula="of:=(1/([.$H$2]*SQRT(2*PI())))*EXP(-1*((([.I18]-[.$E$2])*([.I18]-[.$E$2]))/(2*[.$G$2])))" office:value-type="float" office:value="0.121256137589025" calcext:value-type="float">
            <text:p>0.1212561376</text:p>
          </table:table-cell>
          <table:table-cell table:number-columns-repeated="2"/>
        </table:table-row>
        <table:table-row table:style-name="ro1">
          <table:table-cell office:value-type="float" office:value="101010" calcext:value-type="float">
            <text:p>101010</text:p>
          </table:table-cell>
          <table:table-cell office:value-type="float" office:value="42" calcext:value-type="float">
            <text:p>42</text:p>
          </table:table-cell>
          <table:table-cell table:formula="of:=[.B19]-[.B18]" office:value-type="float" office:value="2" calcext:value-type="float">
            <text:p>2</text:p>
          </table:table-cell>
          <table:table-cell table:formula="of:=[.C19]/2" office:value-type="float" office:value="1" calcext:value-type="float">
            <text:p>1</text:p>
          </table:table-cell>
          <table:table-cell/>
          <table:table-cell table:formula="of:=([.D19]-[.$E$2])*([.D19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table:formula="of:=(1/([.$H$2]*SQRT(2*PI())))*EXP(-1*((([.I19]-[.$E$2])*([.I19]-[.$E$2]))/(2*[.$G$2])))" office:value-type="float" office:value="0.125688287865781" calcext:value-type="float">
            <text:p>0.1256882879</text:p>
          </table:table-cell>
          <table:table-cell table:number-columns-repeated="2"/>
        </table:table-row>
        <table:table-row table:style-name="ro1">
          <table:table-cell office:value-type="float" office:value="101100" calcext:value-type="float">
            <text:p>101100</text:p>
          </table:table-cell>
          <table:table-cell office:value-type="float" office:value="44" calcext:value-type="float">
            <text:p>44</text:p>
          </table:table-cell>
          <table:table-cell table:formula="of:=[.B20]-[.B19]" office:value-type="float" office:value="2" calcext:value-type="float">
            <text:p>2</text:p>
          </table:table-cell>
          <table:table-cell table:formula="of:=[.C20]/2" office:value-type="float" office:value="1" calcext:value-type="float">
            <text:p>1</text:p>
          </table:table-cell>
          <table:table-cell/>
          <table:table-cell table:formula="of:=([.D20]-[.$E$2])*([.D20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18" calcext:value-type="float">
            <text:p>0.18</text:p>
          </table:table-cell>
          <table:table-cell table:formula="of:=(1/([.$H$2]*SQRT(2*PI())))*EXP(-1*((([.I20]-[.$E$2])*([.I20]-[.$E$2]))/(2*[.$G$2])))" office:value-type="float" office:value="0.130236023301112" calcext:value-type="float">
            <text:p>0.1302360233</text:p>
          </table:table-cell>
          <table:table-cell table:number-columns-repeated="2"/>
        </table:table-row>
        <table:table-row table:style-name="ro1">
          <table:table-cell office:value-type="float" office:value="101110" calcext:value-type="float">
            <text:p>101110</text:p>
          </table:table-cell>
          <table:table-cell office:value-type="float" office:value="46" calcext:value-type="float">
            <text:p>46</text:p>
          </table:table-cell>
          <table:table-cell table:formula="of:=[.B21]-[.B20]" office:value-type="float" office:value="2" calcext:value-type="float">
            <text:p>2</text:p>
          </table:table-cell>
          <table:table-cell table:formula="of:=[.C21]/2" office:value-type="float" office:value="1" calcext:value-type="float">
            <text:p>1</text:p>
          </table:table-cell>
          <table:table-cell/>
          <table:table-cell table:formula="of:=([.D21]-[.$E$2])*([.D21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table:formula="of:=(1/([.$H$2]*SQRT(2*PI())))*EXP(-1*((([.I21]-[.$E$2])*([.I21]-[.$E$2]))/(2*[.$G$2])))" office:value-type="float" office:value="0.13490022679729" calcext:value-type="float">
            <text:p>0.1349002268</text:p>
          </table:table-cell>
          <table:table-cell table:number-columns-repeated="2"/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48" calcext:value-type="float">
            <text:p>48</text:p>
          </table:table-cell>
          <table:table-cell table:formula="of:=[.B22]-[.B21]" office:value-type="float" office:value="2" calcext:value-type="float">
            <text:p>2</text:p>
          </table:table-cell>
          <table:table-cell table:formula="of:=[.C22]/2" office:value-type="float" office:value="1" calcext:value-type="float">
            <text:p>1</text:p>
          </table:table-cell>
          <table:table-cell/>
          <table:table-cell table:formula="of:=([.D22]-[.$E$2])*([.D22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formula="of:=(1/([.$H$2]*SQRT(2*PI())))*EXP(-1*((([.I22]-[.$E$2])*([.I22]-[.$E$2]))/(2*[.$G$2])))" office:value-type="float" office:value="0.139681686322857" calcext:value-type="float">
            <text:p>0.1396816863</text:p>
          </table:table-cell>
          <table:table-cell table:number-columns-repeated="2"/>
        </table:table-row>
        <table:table-row table:style-name="ro1">
          <table:table-cell office:value-type="float" office:value="110010" calcext:value-type="float">
            <text:p>110010</text:p>
          </table:table-cell>
          <table:table-cell office:value-type="float" office:value="50" calcext:value-type="float">
            <text:p>50</text:p>
          </table:table-cell>
          <table:table-cell table:formula="of:=[.B23]-[.B22]" office:value-type="float" office:value="2" calcext:value-type="float">
            <text:p>2</text:p>
          </table:table-cell>
          <table:table-cell table:formula="of:=[.C23]/2" office:value-type="float" office:value="1" calcext:value-type="float">
            <text:p>1</text:p>
          </table:table-cell>
          <table:table-cell/>
          <table:table-cell table:formula="of:=([.D23]-[.$E$2])*([.D23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formula="of:=(1/([.$H$2]*SQRT(2*PI())))*EXP(-1*((([.I23]-[.$E$2])*([.I23]-[.$E$2]))/(2*[.$G$2])))" office:value-type="float" office:value="0.144581090370257" calcext:value-type="float">
            <text:p>0.1445810904</text:p>
          </table:table-cell>
          <table:table-cell table:number-columns-repeated="2"/>
        </table:table-row>
        <table:table-row table:style-name="ro1">
          <table:table-cell office:value-type="float" office:value="110100" calcext:value-type="float">
            <text:p>110100</text:p>
          </table:table-cell>
          <table:table-cell office:value-type="float" office:value="52" calcext:value-type="float">
            <text:p>52</text:p>
          </table:table-cell>
          <table:table-cell table:formula="of:=[.B24]-[.B23]" office:value-type="float" office:value="2" calcext:value-type="float">
            <text:p>2</text:p>
          </table:table-cell>
          <table:table-cell table:formula="of:=[.C24]/2" office:value-type="float" office:value="1" calcext:value-type="float">
            <text:p>1</text:p>
          </table:table-cell>
          <table:table-cell/>
          <table:table-cell table:formula="of:=([.D24]-[.$E$2])*([.D24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22" calcext:value-type="float">
            <text:p>0.22</text:p>
          </table:table-cell>
          <table:table-cell table:formula="of:=(1/([.$H$2]*SQRT(2*PI())))*EXP(-1*((([.I24]-[.$E$2])*([.I24]-[.$E$2]))/(2*[.$G$2])))" office:value-type="float" office:value="0.149599023431971" calcext:value-type="float">
            <text:p>0.1495990234</text:p>
          </table:table-cell>
          <table:table-cell table:number-columns-repeated="2"/>
        </table:table-row>
        <table:table-row table:style-name="ro1">
          <table:table-cell office:value-type="float" office:value="110110" calcext:value-type="float">
            <text:p>110110</text:p>
          </table:table-cell>
          <table:table-cell office:value-type="float" office:value="54" calcext:value-type="float">
            <text:p>54</text:p>
          </table:table-cell>
          <table:table-cell table:formula="of:=[.B25]-[.B24]" office:value-type="float" office:value="2" calcext:value-type="float">
            <text:p>2</text:p>
          </table:table-cell>
          <table:table-cell table:formula="of:=[.C25]/2" office:value-type="float" office:value="1" calcext:value-type="float">
            <text:p>1</text:p>
          </table:table-cell>
          <table:table-cell/>
          <table:table-cell table:formula="of:=([.D25]-[.$E$2])*([.D25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table:formula="of:=(1/([.$H$2]*SQRT(2*PI())))*EXP(-1*((([.I25]-[.$E$2])*([.I25]-[.$E$2]))/(2*[.$G$2])))" office:value-type="float" office:value="0.154735961505661" calcext:value-type="float">
            <text:p>0.1547359615</text:p>
          </table:table-cell>
          <table:table-cell table:number-columns-repeated="2"/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56" calcext:value-type="float">
            <text:p>56</text:p>
          </table:table-cell>
          <table:table-cell table:formula="of:=[.B26]-[.B25]" office:value-type="float" office:value="2" calcext:value-type="float">
            <text:p>2</text:p>
          </table:table-cell>
          <table:table-cell table:formula="of:=[.C26]/2" office:value-type="float" office:value="1" calcext:value-type="float">
            <text:p>1</text:p>
          </table:table-cell>
          <table:table-cell/>
          <table:table-cell table:formula="of:=([.D26]-[.$E$2])*([.D26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table:formula="of:=(1/([.$H$2]*SQRT(2*PI())))*EXP(-1*((([.I26]-[.$E$2])*([.I26]-[.$E$2]))/(2*[.$G$2])))" office:value-type="float" office:value="0.159992267639108" calcext:value-type="float">
            <text:p>0.1599922676</text:p>
          </table:table-cell>
          <table:table-cell table:number-columns-repeated="2"/>
        </table:table-row>
        <table:table-row table:style-name="ro1">
          <table:table-cell office:value-type="float" office:value="111010" calcext:value-type="float">
            <text:p>111010</text:p>
          </table:table-cell>
          <table:table-cell office:value-type="float" office:value="58" calcext:value-type="float">
            <text:p>58</text:p>
          </table:table-cell>
          <table:table-cell table:formula="of:=[.B27]-[.B26]" office:value-type="float" office:value="2" calcext:value-type="float">
            <text:p>2</text:p>
          </table:table-cell>
          <table:table-cell table:formula="of:=[.C27]/2" office:value-type="float" office:value="1" calcext:value-type="float">
            <text:p>1</text:p>
          </table:table-cell>
          <table:table-cell/>
          <table:table-cell table:formula="of:=([.D27]-[.$E$2])*([.D27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formula="of:=(1/([.$H$2]*SQRT(2*PI())))*EXP(-1*((([.I27]-[.$E$2])*([.I27]-[.$E$2]))/(2*[.$G$2])))" office:value-type="float" office:value="0.16536818752601" calcext:value-type="float">
            <text:p>0.1653681875</text:p>
          </table:table-cell>
          <table:table-cell table:number-columns-repeated="2"/>
        </table:table-row>
        <table:table-row table:style-name="ro1">
          <table:table-cell office:value-type="float" office:value="111100" calcext:value-type="float">
            <text:p>111100</text:p>
          </table:table-cell>
          <table:table-cell office:value-type="float" office:value="60" calcext:value-type="float">
            <text:p>60</text:p>
          </table:table-cell>
          <table:table-cell table:formula="of:=[.B28]-[.B27]" office:value-type="float" office:value="2" calcext:value-type="float">
            <text:p>2</text:p>
          </table:table-cell>
          <table:table-cell table:formula="of:=[.C28]/2" office:value-type="float" office:value="1" calcext:value-type="float">
            <text:p>1</text:p>
          </table:table-cell>
          <table:table-cell/>
          <table:table-cell table:formula="of:=([.D28]-[.$E$2])*([.D28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table:formula="of:=(1/([.$H$2]*SQRT(2*PI())))*EXP(-1*((([.I28]-[.$E$2])*([.I28]-[.$E$2]))/(2*[.$G$2])))" office:value-type="float" office:value="0.170863845163967" calcext:value-type="float">
            <text:p>0.1708638452</text:p>
          </table:table-cell>
          <table:table-cell table:number-columns-repeated="2"/>
        </table:table-row>
        <table:table-row table:style-name="ro1">
          <table:table-cell office:value-type="float" office:value="111110" calcext:value-type="float">
            <text:p>111110</text:p>
          </table:table-cell>
          <table:table-cell office:value-type="float" office:value="62" calcext:value-type="float">
            <text:p>62</text:p>
          </table:table-cell>
          <table:table-cell table:formula="of:=[.B29]-[.B28]" office:value-type="float" office:value="2" calcext:value-type="float">
            <text:p>2</text:p>
          </table:table-cell>
          <table:table-cell table:formula="of:=[.C29]/2" office:value-type="float" office:value="1" calcext:value-type="float">
            <text:p>1</text:p>
          </table:table-cell>
          <table:table-cell/>
          <table:table-cell table:formula="of:=([.D29]-[.$E$2])*([.D29]-[.$E$2])" office:value-type="float" office:value="0.0297265160523186" calcext:value-type="float">
            <text:p>0.0297265161</text:p>
          </table:table-cell>
          <table:table-cell table:number-columns-repeated="2"/>
          <table:table-cell office:value-type="float" office:value="0.27" calcext:value-type="float">
            <text:p>0.27</text:p>
          </table:table-cell>
          <table:table-cell table:formula="of:=(1/([.$H$2]*SQRT(2*PI())))*EXP(-1*((([.I29]-[.$E$2])*([.I29]-[.$E$2]))/(2*[.$G$2])))" office:value-type="float" office:value="0.176479238586192" calcext:value-type="float">
            <text:p>0.1764792386</text:p>
          </table:table-cell>
          <table:table-cell table:number-columns-repeated="2"/>
        </table:table-row>
        <table:table-row table:style-name="ro1">
          <table:table-cell office:value-type="float" office:value="1000100" calcext:value-type="float">
            <text:p>1000100</text:p>
          </table:table-cell>
          <table:table-cell office:value-type="float" office:value="68" calcext:value-type="float">
            <text:p>68</text:p>
          </table:table-cell>
          <table:table-cell table:formula="of:=[.B30]-[.B29]" office:value-type="float" office:value="6" calcext:value-type="float">
            <text:p>6</text:p>
          </table:table-cell>
          <table:table-cell table:formula="of:=[.C30]/2" office:value-type="float" office:value="3" calcext:value-type="float">
            <text:p>3</text:p>
          </table:table-cell>
          <table:table-cell/>
          <table:table-cell table:formula="of:=([.D30]-[.$E$2])*([.D30]-[.$E$2])" office:value-type="float" office:value="3.34007134363853" calcext:value-type="float">
            <text:p>3.3400713436</text:p>
          </table:table-cell>
          <table:table-cell table:number-columns-repeated="2"/>
          <table:table-cell office:value-type="float" office:value="0.28" calcext:value-type="float">
            <text:p>0.28</text:p>
          </table:table-cell>
          <table:table-cell table:formula="of:=(1/([.$H$2]*SQRT(2*PI())))*EXP(-1*((([.I30]-[.$E$2])*([.I30]-[.$E$2]))/(2*[.$G$2])))" office:value-type="float" office:value="0.182214235678714" calcext:value-type="float">
            <text:p>0.182214235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29" calcext:value-type="float">
            <text:p>0.29</text:p>
          </table:table-cell>
          <table:table-cell table:formula="of:=(1/([.$H$2]*SQRT(2*PI())))*EXP(-1*((([.I31]-[.$E$2])*([.I31]-[.$E$2]))/(2*[.$G$2])))" office:value-type="float" office:value="0.188068570094982" calcext:value-type="float">
            <text:p>0.188068570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table:formula="of:=(1/([.$H$2]*SQRT(2*PI())))*EXP(-1*((([.I32]-[.$E$2])*([.I32]-[.$E$2]))/(2*[.$G$2])))" office:value-type="float" office:value="0.194041837279967" calcext:value-type="float">
            <text:p>0.194041837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1" calcext:value-type="float">
            <text:p>0.31</text:p>
          </table:table-cell>
          <table:table-cell table:formula="of:=(1/([.$H$2]*SQRT(2*PI())))*EXP(-1*((([.I33]-[.$E$2])*([.I33]-[.$E$2]))/(2*[.$G$2])))" office:value-type="float" office:value="0.20013349061593" calcext:value-type="float">
            <text:p>0.20013349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2" calcext:value-type="float">
            <text:p>0.32</text:p>
          </table:table-cell>
          <table:table-cell table:formula="of:=(1/([.$H$2]*SQRT(2*PI())))*EXP(-1*((([.I34]-[.$E$2])*([.I34]-[.$E$2]))/(2*[.$G$2])))" office:value-type="float" office:value="0.206342837702163" calcext:value-type="float">
            <text:p>0.206342837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3" calcext:value-type="float">
            <text:p>0.33</text:p>
          </table:table-cell>
          <table:table-cell table:formula="of:=(1/([.$H$2]*SQRT(2*PI())))*EXP(-1*((([.I35]-[.$E$2])*([.I35]-[.$E$2]))/(2*[.$G$2])))" office:value-type="float" office:value="0.212669036781001" calcext:value-type="float">
            <text:p>0.212669036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4" calcext:value-type="float">
            <text:p>0.34</text:p>
          </table:table-cell>
          <table:table-cell table:formula="of:=(1/([.$H$2]*SQRT(2*PI())))*EXP(-1*((([.I36]-[.$E$2])*([.I36]-[.$E$2]))/(2*[.$G$2])))" office:value-type="float" office:value="0.219111093322489" calcext:value-type="float">
            <text:p>0.219111093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5" calcext:value-type="float">
            <text:p>0.35</text:p>
          </table:table-cell>
          <table:table-cell table:formula="of:=(1/([.$H$2]*SQRT(2*PI())))*EXP(-1*((([.I37]-[.$E$2])*([.I37]-[.$E$2]))/(2*[.$G$2])))" office:value-type="float" office:value="0.225667856780004" calcext:value-type="float">
            <text:p>0.225667856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6" calcext:value-type="float">
            <text:p>0.36</text:p>
          </table:table-cell>
          <table:table-cell table:formula="of:=(1/([.$H$2]*SQRT(2*PI())))*EXP(-1*((([.I38]-[.$E$2])*([.I38]-[.$E$2]))/(2*[.$G$2])))" office:value-type="float" office:value="0.232338017529141" calcext:value-type="float">
            <text:p>0.232338017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7" calcext:value-type="float">
            <text:p>0.37</text:p>
          </table:table-cell>
          <table:table-cell table:formula="of:=(1/([.$H$2]*SQRT(2*PI())))*EXP(-1*((([.I39]-[.$E$2])*([.I39]-[.$E$2]))/(2*[.$G$2])))" office:value-type="float" office:value="0.239120104002031" calcext:value-type="float">
            <text:p>0.23912010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8" calcext:value-type="float">
            <text:p>0.38</text:p>
          </table:table-cell>
          <table:table-cell table:formula="of:=(1/([.$H$2]*SQRT(2*PI())))*EXP(-1*((([.I40]-[.$E$2])*([.I40]-[.$E$2]))/(2*[.$G$2])))" office:value-type="float" office:value="0.246012480029178" calcext:value-type="float">
            <text:p>0.2460124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39" calcext:value-type="float">
            <text:p>0.39</text:p>
          </table:table-cell>
          <table:table-cell table:formula="of:=(1/([.$H$2]*SQRT(2*PI())))*EXP(-1*((([.I41]-[.$E$2])*([.I41]-[.$E$2]))/(2*[.$G$2])))" office:value-type="float" office:value="0.253013342400686" calcext:value-type="float">
            <text:p>0.253013342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" calcext:value-type="float">
            <text:p>0.4</text:p>
          </table:table-cell>
          <table:table-cell table:formula="of:=(1/([.$H$2]*SQRT(2*PI())))*EXP(-1*((([.I42]-[.$E$2])*([.I42]-[.$E$2]))/(2*[.$G$2])))" office:value-type="float" office:value="0.260120718658592" calcext:value-type="float">
            <text:p>0.260120718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1" calcext:value-type="float">
            <text:p>0.41</text:p>
          </table:table-cell>
          <table:table-cell table:formula="of:=(1/([.$H$2]*SQRT(2*PI())))*EXP(-1*((([.I43]-[.$E$2])*([.I43]-[.$E$2]))/(2*[.$G$2])))" office:value-type="float" office:value="0.267332465131732" calcext:value-type="float">
            <text:p>0.267332465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2" calcext:value-type="float">
            <text:p>0.42</text:p>
          </table:table-cell>
          <table:table-cell table:formula="of:=(1/([.$H$2]*SQRT(2*PI())))*EXP(-1*((([.I44]-[.$E$2])*([.I44]-[.$E$2]))/(2*[.$G$2])))" office:value-type="float" office:value="0.274646265224311" calcext:value-type="float">
            <text:p>0.274646265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3" calcext:value-type="float">
            <text:p>0.43</text:p>
          </table:table-cell>
          <table:table-cell table:formula="of:=(1/([.$H$2]*SQRT(2*PI())))*EXP(-1*((([.I45]-[.$E$2])*([.I45]-[.$E$2]))/(2*[.$G$2])))" office:value-type="float" office:value="0.282059627969011" calcext:value-type="float">
            <text:p>0.28205962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4" calcext:value-type="float">
            <text:p>0.44</text:p>
          </table:table-cell>
          <table:table-cell table:formula="of:=(1/([.$H$2]*SQRT(2*PI())))*EXP(-1*((([.I46]-[.$E$2])*([.I46]-[.$E$2]))/(2*[.$G$2])))" office:value-type="float" office:value="0.289569886855099" calcext:value-type="float">
            <text:p>0.289569886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5" calcext:value-type="float">
            <text:p>0.45</text:p>
          </table:table-cell>
          <table:table-cell table:formula="of:=(1/([.$H$2]*SQRT(2*PI())))*EXP(-1*((([.I47]-[.$E$2])*([.I47]-[.$E$2]))/(2*[.$G$2])))" office:value-type="float" office:value="0.297174198941601" calcext:value-type="float">
            <text:p>0.297174198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6" calcext:value-type="float">
            <text:p>0.46</text:p>
          </table:table-cell>
          <table:table-cell table:formula="of:=(1/([.$H$2]*SQRT(2*PI())))*EXP(-1*((([.I48]-[.$E$2])*([.I48]-[.$E$2]))/(2*[.$G$2])))" office:value-type="float" office:value="0.304869544265155" calcext:value-type="float">
            <text:p>0.304869544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7" calcext:value-type="float">
            <text:p>0.47</text:p>
          </table:table-cell>
          <table:table-cell table:formula="of:=(1/([.$H$2]*SQRT(2*PI())))*EXP(-1*((([.I49]-[.$E$2])*([.I49]-[.$E$2]))/(2*[.$G$2])))" office:value-type="float" office:value="0.312652725551671" calcext:value-type="float">
            <text:p>0.312652725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8" calcext:value-type="float">
            <text:p>0.48</text:p>
          </table:table-cell>
          <table:table-cell table:formula="of:=(1/([.$H$2]*SQRT(2*PI())))*EXP(-1*((([.I50]-[.$E$2])*([.I50]-[.$E$2]))/(2*[.$G$2])))" office:value-type="float" office:value="0.320520368240395" calcext:value-type="float">
            <text:p>0.320520368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49" calcext:value-type="float">
            <text:p>0.49</text:p>
          </table:table-cell>
          <table:table-cell table:formula="of:=(1/([.$H$2]*SQRT(2*PI())))*EXP(-1*((([.I51]-[.$E$2])*([.I51]-[.$E$2]))/(2*[.$G$2])))" office:value-type="float" office:value="0.328468920828418" calcext:value-type="float">
            <text:p>0.32846892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5" calcext:value-type="float">
            <text:p>0.5</text:p>
          </table:table-cell>
          <table:table-cell table:formula="of:=(1/([.$H$2]*SQRT(2*PI())))*EXP(-1*((([.I52]-[.$E$2])*([.I52]-[.$E$2]))/(2*[.$G$2])))" office:value-type="float" office:value="0.336494655543063" calcext:value-type="float">
            <text:p>0.336494655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51" calcext:value-type="float">
            <text:p>0.51</text:p>
          </table:table-cell>
          <table:table-cell table:formula="of:=(1/([.$H$2]*SQRT(2*PI())))*EXP(-1*((([.I53]-[.$E$2])*([.I53]-[.$E$2]))/(2*[.$G$2])))" office:value-type="float" office:value="0.344593669348944" calcext:value-type="float">
            <text:p>0.344593669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52" calcext:value-type="float">
            <text:p>0.52</text:p>
          </table:table-cell>
          <table:table-cell table:formula="of:=(1/([.$H$2]*SQRT(2*PI())))*EXP(-1*((([.I54]-[.$E$2])*([.I54]-[.$E$2]))/(2*[.$G$2])))" office:value-type="float" office:value="0.352761885295809" calcext:value-type="float">
            <text:p>0.352761885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53" calcext:value-type="float">
            <text:p>0.53</text:p>
          </table:table-cell>
          <table:table-cell table:formula="of:=(1/([.$H$2]*SQRT(2*PI())))*EXP(-1*((([.I55]-[.$E$2])*([.I55]-[.$E$2]))/(2*[.$G$2])))" office:value-type="float" office:value="0.360995054212589" calcext:value-type="float">
            <text:p>0.360995054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54" calcext:value-type="float">
            <text:p>0.54</text:p>
          </table:table-cell>
          <table:table-cell table:formula="of:=(1/([.$H$2]*SQRT(2*PI())))*EXP(-1*((([.I56]-[.$E$2])*([.I56]-[.$E$2]))/(2*[.$G$2])))" office:value-type="float" office:value="0.36928875675231" calcext:value-type="float">
            <text:p>0.369288756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55" calcext:value-type="float">
            <text:p>0.55</text:p>
          </table:table-cell>
          <table:table-cell table:formula="of:=(1/([.$H$2]*SQRT(2*PI())))*EXP(-1*((([.I57]-[.$E$2])*([.I57]-[.$E$2]))/(2*[.$G$2])))" office:value-type="float" office:value="0.377638405791767" calcext:value-type="float">
            <text:p>0.377638405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56" calcext:value-type="float">
            <text:p>0.56</text:p>
          </table:table-cell>
          <table:table-cell table:formula="of:=(1/([.$H$2]*SQRT(2*PI())))*EXP(-1*((([.I58]-[.$E$2])*([.I58]-[.$E$2]))/(2*[.$G$2])))" office:value-type="float" office:value="0.386039249189046" calcext:value-type="float">
            <text:p>0.386039249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57" calcext:value-type="float">
            <text:p>0.57</text:p>
          </table:table-cell>
          <table:table-cell table:formula="of:=(1/([.$H$2]*SQRT(2*PI())))*EXP(-1*((([.I59]-[.$E$2])*([.I59]-[.$E$2]))/(2*[.$G$2])))" office:value-type="float" office:value="0.394486372901154" calcext:value-type="float">
            <text:p>0.394486372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58" calcext:value-type="float">
            <text:p>0.58</text:p>
          </table:table-cell>
          <table:table-cell table:formula="of:=(1/([.$H$2]*SQRT(2*PI())))*EXP(-1*((([.I60]-[.$E$2])*([.I60]-[.$E$2]))/(2*[.$G$2])))" office:value-type="float" office:value="0.402974704463162" calcext:value-type="float">
            <text:p>0.402974704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59" calcext:value-type="float">
            <text:p>0.59</text:p>
          </table:table-cell>
          <table:table-cell table:formula="of:=(1/([.$H$2]*SQRT(2*PI())))*EXP(-1*((([.I61]-[.$E$2])*([.I61]-[.$E$2]))/(2*[.$G$2])))" office:value-type="float" office:value="0.411499016829379" calcext:value-type="float">
            <text:p>0.411499016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6" calcext:value-type="float">
            <text:p>0.6</text:p>
          </table:table-cell>
          <table:table-cell table:formula="of:=(1/([.$H$2]*SQRT(2*PI())))*EXP(-1*((([.I62]-[.$E$2])*([.I62]-[.$E$2]))/(2*[.$G$2])))" office:value-type="float" office:value="0.420053932576177" calcext:value-type="float">
            <text:p>0.420053932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61" calcext:value-type="float">
            <text:p>0.61</text:p>
          </table:table-cell>
          <table:table-cell table:formula="of:=(1/([.$H$2]*SQRT(2*PI())))*EXP(-1*((([.I63]-[.$E$2])*([.I63]-[.$E$2]))/(2*[.$G$2])))" office:value-type="float" office:value="0.428633928465181" calcext:value-type="float">
            <text:p>0.428633928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62" calcext:value-type="float">
            <text:p>0.62</text:p>
          </table:table-cell>
          <table:table-cell table:formula="of:=(1/([.$H$2]*SQRT(2*PI())))*EXP(-1*((([.I64]-[.$E$2])*([.I64]-[.$E$2]))/(2*[.$G$2])))" office:value-type="float" office:value="0.437233340364567" calcext:value-type="float">
            <text:p>0.437233340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63" calcext:value-type="float">
            <text:p>0.63</text:p>
          </table:table-cell>
          <table:table-cell table:formula="of:=(1/([.$H$2]*SQRT(2*PI())))*EXP(-1*((([.I65]-[.$E$2])*([.I65]-[.$E$2]))/(2*[.$G$2])))" office:value-type="float" office:value="0.445846368525313" calcext:value-type="float">
            <text:p>0.445846368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64" calcext:value-type="float">
            <text:p>0.64</text:p>
          </table:table-cell>
          <table:table-cell table:formula="of:=(1/([.$H$2]*SQRT(2*PI())))*EXP(-1*((([.I66]-[.$E$2])*([.I66]-[.$E$2]))/(2*[.$G$2])))" office:value-type="float" office:value="0.454467083208227" calcext:value-type="float">
            <text:p>0.454467083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65" calcext:value-type="float">
            <text:p>0.65</text:p>
          </table:table-cell>
          <table:table-cell table:formula="of:=(1/([.$H$2]*SQRT(2*PI())))*EXP(-1*((([.I67]-[.$E$2])*([.I67]-[.$E$2]))/(2*[.$G$2])))" office:value-type="float" office:value="0.463089430656673" calcext:value-type="float">
            <text:p>0.46308943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66" calcext:value-type="float">
            <text:p>0.66</text:p>
          </table:table-cell>
          <table:table-cell table:formula="of:=(1/([.$H$2]*SQRT(2*PI())))*EXP(-1*((([.I68]-[.$E$2])*([.I68]-[.$E$2]))/(2*[.$G$2])))" office:value-type="float" office:value="0.471707239408896" calcext:value-type="float">
            <text:p>0.471707239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67" calcext:value-type="float">
            <text:p>0.67</text:p>
          </table:table-cell>
          <table:table-cell table:formula="of:=(1/([.$H$2]*SQRT(2*PI())))*EXP(-1*((([.I69]-[.$E$2])*([.I69]-[.$E$2]))/(2*[.$G$2])))" office:value-type="float" office:value="0.480314226942885" calcext:value-type="float">
            <text:p>0.480314226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68" calcext:value-type="float">
            <text:p>0.68</text:p>
          </table:table-cell>
          <table:table-cell table:formula="of:=(1/([.$H$2]*SQRT(2*PI())))*EXP(-1*((([.I70]-[.$E$2])*([.I70]-[.$E$2]))/(2*[.$G$2])))" office:value-type="float" office:value="0.488904006645766" calcext:value-type="float">
            <text:p>0.488904006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69" calcext:value-type="float">
            <text:p>0.69</text:p>
          </table:table-cell>
          <table:table-cell table:formula="of:=(1/([.$H$2]*SQRT(2*PI())))*EXP(-1*((([.I71]-[.$E$2])*([.I71]-[.$E$2]))/(2*[.$G$2])))" office:value-type="float" office:value="0.497470095098699" calcext:value-type="float">
            <text:p>0.497470095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7" calcext:value-type="float">
            <text:p>0.7</text:p>
          </table:table-cell>
          <table:table-cell table:formula="of:=(1/([.$H$2]*SQRT(2*PI())))*EXP(-1*((([.I72]-[.$E$2])*([.I72]-[.$E$2]))/(2*[.$G$2])))" office:value-type="float" office:value="0.506005919667361" calcext:value-type="float">
            <text:p>0.506005919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71" calcext:value-type="float">
            <text:p>0.71</text:p>
          </table:table-cell>
          <table:table-cell table:formula="of:=(1/([.$H$2]*SQRT(2*PI())))*EXP(-1*((([.I73]-[.$E$2])*([.I73]-[.$E$2]))/(2*[.$G$2])))" office:value-type="float" office:value="0.514504826387073" calcext:value-type="float">
            <text:p>0.514504826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72" calcext:value-type="float">
            <text:p>0.72</text:p>
          </table:table-cell>
          <table:table-cell table:formula="of:=(1/([.$H$2]*SQRT(2*PI())))*EXP(-1*((([.I74]-[.$E$2])*([.I74]-[.$E$2]))/(2*[.$G$2])))" office:value-type="float" office:value="0.522960088130759" calcext:value-type="float">
            <text:p>0.522960088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73" calcext:value-type="float">
            <text:p>0.73</text:p>
          </table:table-cell>
          <table:table-cell table:formula="of:=(1/([.$H$2]*SQRT(2*PI())))*EXP(-1*((([.I75]-[.$E$2])*([.I75]-[.$E$2]))/(2*[.$G$2])))" office:value-type="float" office:value="0.531364913046973" calcext:value-type="float">
            <text:p>0.53136491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74" calcext:value-type="float">
            <text:p>0.74</text:p>
          </table:table-cell>
          <table:table-cell table:formula="of:=(1/([.$H$2]*SQRT(2*PI())))*EXP(-1*((([.I76]-[.$E$2])*([.I76]-[.$E$2]))/(2*[.$G$2])))" office:value-type="float" office:value="0.539712453254339" calcext:value-type="float">
            <text:p>0.539712453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75" calcext:value-type="float">
            <text:p>0.75</text:p>
          </table:table-cell>
          <table:table-cell table:formula="of:=(1/([.$H$2]*SQRT(2*PI())))*EXP(-1*((([.I77]-[.$E$2])*([.I77]-[.$E$2]))/(2*[.$G$2])))" office:value-type="float" office:value="0.547995813777895" calcext:value-type="float">
            <text:p>0.547995813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76" calcext:value-type="float">
            <text:p>0.76</text:p>
          </table:table-cell>
          <table:table-cell table:formula="of:=(1/([.$H$2]*SQRT(2*PI())))*EXP(-1*((([.I78]-[.$E$2])*([.I78]-[.$E$2]))/(2*[.$G$2])))" office:value-type="float" office:value="0.556208061711959" calcext:value-type="float">
            <text:p>0.556208061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77" calcext:value-type="float">
            <text:p>0.77</text:p>
          </table:table-cell>
          <table:table-cell table:formula="of:=(1/([.$H$2]*SQRT(2*PI())))*EXP(-1*((([.I79]-[.$E$2])*([.I79]-[.$E$2]))/(2*[.$G$2])))" office:value-type="float" office:value="0.564342235593351" calcext:value-type="float">
            <text:p>0.564342235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78" calcext:value-type="float">
            <text:p>0.78</text:p>
          </table:table-cell>
          <table:table-cell table:formula="of:=(1/([.$H$2]*SQRT(2*PI())))*EXP(-1*((([.I80]-[.$E$2])*([.I80]-[.$E$2]))/(2*[.$G$2])))" office:value-type="float" office:value="0.572391354968006" calcext:value-type="float">
            <text:p>0.57239135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79" calcext:value-type="float">
            <text:p>0.79</text:p>
          </table:table-cell>
          <table:table-cell table:formula="of:=(1/([.$H$2]*SQRT(2*PI())))*EXP(-1*((([.I81]-[.$E$2])*([.I81]-[.$E$2]))/(2*[.$G$2])))" office:value-type="float" office:value="0.580348430133277" calcext:value-type="float">
            <text:p>0.580348430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8" calcext:value-type="float">
            <text:p>0.8</text:p>
          </table:table-cell>
          <table:table-cell table:formula="of:=(1/([.$H$2]*SQRT(2*PI())))*EXP(-1*((([.I82]-[.$E$2])*([.I82]-[.$E$2]))/(2*[.$G$2])))" office:value-type="float" office:value="0.588206472037523" calcext:value-type="float">
            <text:p>0.58820647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81" calcext:value-type="float">
            <text:p>0.81</text:p>
          </table:table-cell>
          <table:table-cell table:formula="of:=(1/([.$H$2]*SQRT(2*PI())))*EXP(-1*((([.I83]-[.$E$2])*([.I83]-[.$E$2]))/(2*[.$G$2])))" office:value-type="float" office:value="0.595958502317914" calcext:value-type="float">
            <text:p>0.595958502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82" calcext:value-type="float">
            <text:p>0.82</text:p>
          </table:table-cell>
          <table:table-cell table:formula="of:=(1/([.$H$2]*SQRT(2*PI())))*EXP(-1*((([.I84]-[.$E$2])*([.I84]-[.$E$2]))/(2*[.$G$2])))" office:value-type="float" office:value="0.603597563456777" calcext:value-type="float">
            <text:p>0.603597563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83" calcext:value-type="float">
            <text:p>0.83</text:p>
          </table:table-cell>
          <table:table-cell table:formula="of:=(1/([.$H$2]*SQRT(2*PI())))*EXP(-1*((([.I85]-[.$E$2])*([.I85]-[.$E$2]))/(2*[.$G$2])))" office:value-type="float" office:value="0.611116729036225" calcext:value-type="float">
            <text:p>0.61111672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84" calcext:value-type="float">
            <text:p>0.84</text:p>
          </table:table-cell>
          <table:table-cell table:formula="of:=(1/([.$H$2]*SQRT(2*PI())))*EXP(-1*((([.I86]-[.$E$2])*([.I86]-[.$E$2]))/(2*[.$G$2])))" office:value-type="float" office:value="0.618509114070312" calcext:value-type="float">
            <text:p>0.618509114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85" calcext:value-type="float">
            <text:p>0.85</text:p>
          </table:table-cell>
          <table:table-cell table:formula="of:=(1/([.$H$2]*SQRT(2*PI())))*EXP(-1*((([.I87]-[.$E$2])*([.I87]-[.$E$2]))/(2*[.$G$2])))" office:value-type="float" office:value="0.625767885393478" calcext:value-type="float">
            <text:p>0.625767885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86" calcext:value-type="float">
            <text:p>0.86</text:p>
          </table:table-cell>
          <table:table-cell table:formula="of:=(1/([.$H$2]*SQRT(2*PI())))*EXP(-1*((([.I88]-[.$E$2])*([.I88]-[.$E$2]))/(2*[.$G$2])))" office:value-type="float" office:value="0.632886272083643" calcext:value-type="float">
            <text:p>0.632886272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87" calcext:value-type="float">
            <text:p>0.87</text:p>
          </table:table-cell>
          <table:table-cell table:formula="of:=(1/([.$H$2]*SQRT(2*PI())))*EXP(-1*((([.I89]-[.$E$2])*([.I89]-[.$E$2]))/(2*[.$G$2])))" office:value-type="float" office:value="0.639857575897959" calcext:value-type="float">
            <text:p>0.639857575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88" calcext:value-type="float">
            <text:p>0.88</text:p>
          </table:table-cell>
          <table:table-cell table:formula="of:=(1/([.$H$2]*SQRT(2*PI())))*EXP(-1*((([.I90]-[.$E$2])*([.I90]-[.$E$2]))/(2*[.$G$2])))" office:value-type="float" office:value="0.64667518169894" calcext:value-type="float">
            <text:p>0.646675181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89" calcext:value-type="float">
            <text:p>0.89</text:p>
          </table:table-cell>
          <table:table-cell table:formula="of:=(1/([.$H$2]*SQRT(2*PI())))*EXP(-1*((([.I91]-[.$E$2])*([.I91]-[.$E$2]))/(2*[.$G$2])))" office:value-type="float" office:value="0.653332567848431" calcext:value-type="float">
            <text:p>0.653332567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9" calcext:value-type="float">
            <text:p>0.9</text:p>
          </table:table-cell>
          <table:table-cell table:formula="of:=(1/([.$H$2]*SQRT(2*PI())))*EXP(-1*((([.I92]-[.$E$2])*([.I92]-[.$E$2]))/(2*[.$G$2])))" office:value-type="float" office:value="0.65982331654675" calcext:value-type="float">
            <text:p>0.659823316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91" calcext:value-type="float">
            <text:p>0.91</text:p>
          </table:table-cell>
          <table:table-cell table:formula="of:=(1/([.$H$2]*SQRT(2*PI())))*EXP(-1*((([.I93]-[.$E$2])*([.I93]-[.$E$2]))/(2*[.$G$2])))" office:value-type="float" office:value="0.666141124094187" calcext:value-type="float">
            <text:p>0.666141124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92" calcext:value-type="float">
            <text:p>0.92</text:p>
          </table:table-cell>
          <table:table-cell table:formula="of:=(1/([.$H$2]*SQRT(2*PI())))*EXP(-1*((([.I94]-[.$E$2])*([.I94]-[.$E$2]))/(2*[.$G$2])))" office:value-type="float" office:value="0.67227981105201" calcext:value-type="float">
            <text:p>0.67227981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93" calcext:value-type="float">
            <text:p>0.93</text:p>
          </table:table-cell>
          <table:table-cell table:formula="of:=(1/([.$H$2]*SQRT(2*PI())))*EXP(-1*((([.I95]-[.$E$2])*([.I95]-[.$E$2]))/(2*[.$G$2])))" office:value-type="float" office:value="0.678233332280184" calcext:value-type="float">
            <text:p>0.678233332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94" calcext:value-type="float">
            <text:p>0.94</text:p>
          </table:table-cell>
          <table:table-cell table:formula="of:=(1/([.$H$2]*SQRT(2*PI())))*EXP(-1*((([.I96]-[.$E$2])*([.I96]-[.$E$2]))/(2*[.$G$2])))" office:value-type="float" office:value="0.683995786829029" calcext:value-type="float">
            <text:p>0.683995786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95" calcext:value-type="float">
            <text:p>0.95</text:p>
          </table:table-cell>
          <table:table-cell table:formula="of:=(1/([.$H$2]*SQRT(2*PI())))*EXP(-1*((([.I97]-[.$E$2])*([.I97]-[.$E$2]))/(2*[.$G$2])))" office:value-type="float" office:value="0.689561427662259" calcext:value-type="float">
            <text:p>0.689561427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96" calcext:value-type="float">
            <text:p>0.96</text:p>
          </table:table-cell>
          <table:table-cell table:formula="of:=(1/([.$H$2]*SQRT(2*PI())))*EXP(-1*((([.I98]-[.$E$2])*([.I98]-[.$E$2]))/(2*[.$G$2])))" office:value-type="float" office:value="0.694924671189033" calcext:value-type="float">
            <text:p>0.694924671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97" calcext:value-type="float">
            <text:p>0.97</text:p>
          </table:table-cell>
          <table:table-cell table:formula="of:=(1/([.$H$2]*SQRT(2*PI())))*EXP(-1*((([.I99]-[.$E$2])*([.I99]-[.$E$2]))/(2*[.$G$2])))" office:value-type="float" office:value="0.700080106582915" calcext:value-type="float">
            <text:p>0.700080106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98" calcext:value-type="float">
            <text:p>0.98</text:p>
          </table:table-cell>
          <table:table-cell table:formula="of:=(1/([.$H$2]*SQRT(2*PI())))*EXP(-1*((([.I100]-[.$E$2])*([.I100]-[.$E$2]))/(2*[.$G$2])))" office:value-type="float" office:value="0.705022504866048" calcext:value-type="float">
            <text:p>0.705022504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99" calcext:value-type="float">
            <text:p>0.99</text:p>
          </table:table-cell>
          <table:table-cell table:formula="of:=(1/([.$H$2]*SQRT(2*PI())))*EXP(-1*((([.I101]-[.$E$2])*([.I101]-[.$E$2]))/(2*[.$G$2])))" office:value-type="float" office:value="0.709746827737182" calcext:value-type="float">
            <text:p>0.709746827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(1/([.$H$2]*SQRT(2*PI())))*EXP(-1*((([.I102]-[.$E$2])*([.I102]-[.$E$2]))/(2*[.$G$2])))" office:value-type="float" office:value="0.714248236122759" calcext:value-type="float">
            <text:p>0.714248236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01" calcext:value-type="float">
            <text:p>1.01</text:p>
          </table:table-cell>
          <table:table-cell table:formula="of:=(1/([.$H$2]*SQRT(2*PI())))*EXP(-1*((([.I103]-[.$E$2])*([.I103]-[.$E$2]))/(2*[.$G$2])))" office:value-type="float" office:value="0.718522098430731" calcext:value-type="float">
            <text:p>0.718522098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02" calcext:value-type="float">
            <text:p>1.02</text:p>
          </table:table-cell>
          <table:table-cell table:formula="of:=(1/([.$H$2]*SQRT(2*PI())))*EXP(-1*((([.I104]-[.$E$2])*([.I104]-[.$E$2]))/(2*[.$G$2])))" office:value-type="float" office:value="0.722563998487427" calcext:value-type="float">
            <text:p>0.722563998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03" calcext:value-type="float">
            <text:p>1.03</text:p>
          </table:table-cell>
          <table:table-cell table:formula="of:=(1/([.$H$2]*SQRT(2*PI())))*EXP(-1*((([.I105]-[.$E$2])*([.I105]-[.$E$2]))/(2*[.$G$2])))" office:value-type="float" office:value="0.726369743138451" calcext:value-type="float">
            <text:p>0.726369743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04" calcext:value-type="float">
            <text:p>1.04</text:p>
          </table:table-cell>
          <table:table-cell table:formula="of:=(1/([.$H$2]*SQRT(2*PI())))*EXP(-1*((([.I106]-[.$E$2])*([.I106]-[.$E$2]))/(2*[.$G$2])))" office:value-type="float" office:value="0.729935369495292" calcext:value-type="float">
            <text:p>0.729935369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05" calcext:value-type="float">
            <text:p>1.05</text:p>
          </table:table-cell>
          <table:table-cell table:formula="of:=(1/([.$H$2]*SQRT(2*PI())))*EXP(-1*((([.I107]-[.$E$2])*([.I107]-[.$E$2]))/(2*[.$G$2])))" office:value-type="float" office:value="0.733257151810139" calcext:value-type="float">
            <text:p>0.733257151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06" calcext:value-type="float">
            <text:p>1.06</text:p>
          </table:table-cell>
          <table:table-cell table:formula="of:=(1/([.$H$2]*SQRT(2*PI())))*EXP(-1*((([.I108]-[.$E$2])*([.I108]-[.$E$2]))/(2*[.$G$2])))" office:value-type="float" office:value="0.736331607962189" calcext:value-type="float">
            <text:p>0.7363316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07" calcext:value-type="float">
            <text:p>1.07</text:p>
          </table:table-cell>
          <table:table-cell table:formula="of:=(1/([.$H$2]*SQRT(2*PI())))*EXP(-1*((([.I109]-[.$E$2])*([.I109]-[.$E$2]))/(2*[.$G$2])))" office:value-type="float" office:value="0.739155505539666" calcext:value-type="float">
            <text:p>0.739155505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08" calcext:value-type="float">
            <text:p>1.08</text:p>
          </table:table-cell>
          <table:table-cell table:formula="of:=(1/([.$H$2]*SQRT(2*PI())))*EXP(-1*((([.I110]-[.$E$2])*([.I110]-[.$E$2]))/(2*[.$G$2])))" office:value-type="float" office:value="0.74172586750267" calcext:value-type="float">
            <text:p>0.741725867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09" calcext:value-type="float">
            <text:p>1.09</text:p>
          </table:table-cell>
          <table:table-cell table:formula="of:=(1/([.$H$2]*SQRT(2*PI())))*EXP(-1*((([.I111]-[.$E$2])*([.I111]-[.$E$2]))/(2*[.$G$2])))" office:value-type="float" office:value="0.744039977412972" calcext:value-type="float">
            <text:p>0.744039977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1" calcext:value-type="float">
            <text:p>1.1</text:p>
          </table:table-cell>
          <table:table-cell table:formula="of:=(1/([.$H$2]*SQRT(2*PI())))*EXP(-1*((([.I112]-[.$E$2])*([.I112]-[.$E$2]))/(2*[.$G$2])))" office:value-type="float" office:value="0.746095384217894" calcext:value-type="float">
            <text:p>0.746095384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11" calcext:value-type="float">
            <text:p>1.11</text:p>
          </table:table-cell>
          <table:table-cell table:formula="of:=(1/([.$H$2]*SQRT(2*PI())))*EXP(-1*((([.I113]-[.$E$2])*([.I113]-[.$E$2]))/(2*[.$G$2])))" office:value-type="float" office:value="0.747889906576494" calcext:value-type="float">
            <text:p>0.747889906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12" calcext:value-type="float">
            <text:p>1.12</text:p>
          </table:table-cell>
          <table:table-cell table:formula="of:=(1/([.$H$2]*SQRT(2*PI())))*EXP(-1*((([.I114]-[.$E$2])*([.I114]-[.$E$2]))/(2*[.$G$2])))" office:value-type="float" office:value="0.749421636717342" calcext:value-type="float">
            <text:p>0.749421636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13" calcext:value-type="float">
            <text:p>1.13</text:p>
          </table:table-cell>
          <table:table-cell table:formula="of:=(1/([.$H$2]*SQRT(2*PI())))*EXP(-1*((([.I115]-[.$E$2])*([.I115]-[.$E$2]))/(2*[.$G$2])))" office:value-type="float" office:value="0.750688943818367" calcext:value-type="float">
            <text:p>0.750688943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14" calcext:value-type="float">
            <text:p>1.14</text:p>
          </table:table-cell>
          <table:table-cell table:formula="of:=(1/([.$H$2]*SQRT(2*PI())))*EXP(-1*((([.I116]-[.$E$2])*([.I116]-[.$E$2]))/(2*[.$G$2])))" office:value-type="float" office:value="0.751690476900365" calcext:value-type="float">
            <text:p>0.751690476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15" calcext:value-type="float">
            <text:p>1.15</text:p>
          </table:table-cell>
          <table:table-cell table:formula="of:=(1/([.$H$2]*SQRT(2*PI())))*EXP(-1*((([.I117]-[.$E$2])*([.I117]-[.$E$2]))/(2*[.$G$2])))" office:value-type="float" office:value="0.752425167227008" calcext:value-type="float">
            <text:p>0.752425167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16" calcext:value-type="float">
            <text:p>1.16</text:p>
          </table:table-cell>
          <table:table-cell table:formula="of:=(1/([.$H$2]*SQRT(2*PI())))*EXP(-1*((([.I118]-[.$E$2])*([.I118]-[.$E$2]))/(2*[.$G$2])))" office:value-type="float" office:value="0.752892230205354" calcext:value-type="float">
            <text:p>0.752892230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17" calcext:value-type="float">
            <text:p>1.17</text:p>
          </table:table-cell>
          <table:table-cell table:formula="of:=(1/([.$H$2]*SQRT(2*PI())))*EXP(-1*((([.I119]-[.$E$2])*([.I119]-[.$E$2]))/(2*[.$G$2])))" office:value-type="float" office:value="0.753091166782167" calcext:value-type="float">
            <text:p>0.753091166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18" calcext:value-type="float">
            <text:p>1.18</text:p>
          </table:table-cell>
          <table:table-cell table:formula="of:=(1/([.$H$2]*SQRT(2*PI())))*EXP(-1*((([.I120]-[.$E$2])*([.I120]-[.$E$2]))/(2*[.$G$2])))" office:value-type="float" office:value="0.753021764332531" calcext:value-type="float">
            <text:p>0.753021764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19" calcext:value-type="float">
            <text:p>1.19</text:p>
          </table:table-cell>
          <table:table-cell table:formula="of:=(1/([.$H$2]*SQRT(2*PI())))*EXP(-1*((([.I121]-[.$E$2])*([.I121]-[.$E$2]))/(2*[.$G$2])))" office:value-type="float" office:value="0.75268409703856" calcext:value-type="float">
            <text:p>0.75268409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2" calcext:value-type="float">
            <text:p>1.2</text:p>
          </table:table-cell>
          <table:table-cell table:formula="of:=(1/([.$H$2]*SQRT(2*PI())))*EXP(-1*((([.I122]-[.$E$2])*([.I122]-[.$E$2]))/(2*[.$G$2])))" office:value-type="float" office:value="0.752078525757268" calcext:value-type="float">
            <text:p>0.752078525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21" calcext:value-type="float">
            <text:p>1.21</text:p>
          </table:table-cell>
          <table:table-cell table:formula="of:=(1/([.$H$2]*SQRT(2*PI())))*EXP(-1*((([.I123]-[.$E$2])*([.I123]-[.$E$2]))/(2*[.$G$2])))" office:value-type="float" office:value="0.751205697377912" calcext:value-type="float">
            <text:p>0.751205697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22" calcext:value-type="float">
            <text:p>1.22</text:p>
          </table:table-cell>
          <table:table-cell table:formula="of:=(1/([.$H$2]*SQRT(2*PI())))*EXP(-1*((([.I124]-[.$E$2])*([.I124]-[.$E$2]))/(2*[.$G$2])))" office:value-type="float" office:value="0.750066543670415" calcext:value-type="float">
            <text:p>0.750066543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23" calcext:value-type="float">
            <text:p>1.23</text:p>
          </table:table-cell>
          <table:table-cell table:formula="of:=(1/([.$H$2]*SQRT(2*PI())))*EXP(-1*((([.I125]-[.$E$2])*([.I125]-[.$E$2]))/(2*[.$G$2])))" office:value-type="float" office:value="0.748662279627746" calcext:value-type="float">
            <text:p>0.748662279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24" calcext:value-type="float">
            <text:p>1.24</text:p>
          </table:table-cell>
          <table:table-cell table:formula="of:=(1/([.$H$2]*SQRT(2*PI())))*EXP(-1*((([.I126]-[.$E$2])*([.I126]-[.$E$2]))/(2*[.$G$2])))" office:value-type="float" office:value="0.74699440130638" calcext:value-type="float">
            <text:p>0.746994401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25" calcext:value-type="float">
            <text:p>1.25</text:p>
          </table:table-cell>
          <table:table-cell table:formula="of:=(1/([.$H$2]*SQRT(2*PI())))*EXP(-1*((([.I127]-[.$E$2])*([.I127]-[.$E$2]))/(2*[.$G$2])))" office:value-type="float" office:value="0.745064683170206" calcext:value-type="float">
            <text:p>0.745064683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26" calcext:value-type="float">
            <text:p>1.26</text:p>
          </table:table-cell>
          <table:table-cell table:formula="of:=(1/([.$H$2]*SQRT(2*PI())))*EXP(-1*((([.I128]-[.$E$2])*([.I128]-[.$E$2]))/(2*[.$G$2])))" office:value-type="float" office:value="0.742875174944492" calcext:value-type="float">
            <text:p>0.742875174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27" calcext:value-type="float">
            <text:p>1.27</text:p>
          </table:table-cell>
          <table:table-cell table:formula="of:=(1/([.$H$2]*SQRT(2*PI())))*EXP(-1*((([.I129]-[.$E$2])*([.I129]-[.$E$2]))/(2*[.$G$2])))" office:value-type="float" office:value="0.740428197987714" calcext:value-type="float">
            <text:p>0.74042819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28" calcext:value-type="float">
            <text:p>1.28</text:p>
          </table:table-cell>
          <table:table-cell table:formula="of:=(1/([.$H$2]*SQRT(2*PI())))*EXP(-1*((([.I130]-[.$E$2])*([.I130]-[.$E$2]))/(2*[.$G$2])))" office:value-type="float" office:value="0.73772634119023" calcext:value-type="float">
            <text:p>0.737726341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29" calcext:value-type="float">
            <text:p>1.29</text:p>
          </table:table-cell>
          <table:table-cell table:formula="of:=(1/([.$H$2]*SQRT(2*PI())))*EXP(-1*((([.I131]-[.$E$2])*([.I131]-[.$E$2]))/(2*[.$G$2])))" office:value-type="float" office:value="0.734772456409958" calcext:value-type="float">
            <text:p>0.734772456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3" calcext:value-type="float">
            <text:p>1.3</text:p>
          </table:table-cell>
          <table:table-cell table:formula="of:=(1/([.$H$2]*SQRT(2*PI())))*EXP(-1*((([.I132]-[.$E$2])*([.I132]-[.$E$2]))/(2*[.$G$2])))" office:value-type="float" office:value="0.731569653456304" calcext:value-type="float">
            <text:p>0.731569653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31" calcext:value-type="float">
            <text:p>1.31</text:p>
          </table:table-cell>
          <table:table-cell table:formula="of:=(1/([.$H$2]*SQRT(2*PI())))*EXP(-1*((([.I133]-[.$E$2])*([.I133]-[.$E$2]))/(2*[.$G$2])))" office:value-type="float" office:value="0.728121294634703" calcext:value-type="float">
            <text:p>0.728121294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32" calcext:value-type="float">
            <text:p>1.32</text:p>
          </table:table-cell>
          <table:table-cell table:formula="of:=(1/([.$H$2]*SQRT(2*PI())))*EXP(-1*((([.I134]-[.$E$2])*([.I134]-[.$E$2]))/(2*[.$G$2])))" office:value-type="float" office:value="0.724430988865166" calcext:value-type="float">
            <text:p>0.724430988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33" calcext:value-type="float">
            <text:p>1.33</text:p>
          </table:table-cell>
          <table:table-cell table:formula="of:=(1/([.$H$2]*SQRT(2*PI())))*EXP(-1*((([.I135]-[.$E$2])*([.I135]-[.$E$2]))/(2*[.$G$2])))" office:value-type="float" office:value="0.720502585389221" calcext:value-type="float">
            <text:p>0.720502585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34" calcext:value-type="float">
            <text:p>1.34</text:p>
          </table:table-cell>
          <table:table-cell table:formula="of:=(1/([.$H$2]*SQRT(2*PI())))*EXP(-1*((([.I136]-[.$E$2])*([.I136]-[.$E$2]))/(2*[.$G$2])))" office:value-type="float" office:value="0.716340167080632" calcext:value-type="float">
            <text:p>0.716340167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35" calcext:value-type="float">
            <text:p>1.35</text:p>
          </table:table-cell>
          <table:table-cell table:formula="of:=(1/([.$H$2]*SQRT(2*PI())))*EXP(-1*((([.I137]-[.$E$2])*([.I137]-[.$E$2]))/(2*[.$G$2])))" office:value-type="float" office:value="0.71194804337613" calcext:value-type="float">
            <text:p>0.711948043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36" calcext:value-type="float">
            <text:p>1.36</text:p>
          </table:table-cell>
          <table:table-cell table:formula="of:=(1/([.$H$2]*SQRT(2*PI())))*EXP(-1*((([.I138]-[.$E$2])*([.I138]-[.$E$2]))/(2*[.$G$2])))" office:value-type="float" office:value="0.707330742843319" calcext:value-type="float">
            <text:p>0.707330742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37" calcext:value-type="float">
            <text:p>1.37</text:p>
          </table:table-cell>
          <table:table-cell table:formula="of:=(1/([.$H$2]*SQRT(2*PI())))*EXP(-1*((([.I139]-[.$E$2])*([.I139]-[.$E$2]))/(2*[.$G$2])))" office:value-type="float" office:value="0.702493005403667" calcext:value-type="float">
            <text:p>0.702493005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38" calcext:value-type="float">
            <text:p>1.38</text:p>
          </table:table-cell>
          <table:table-cell table:formula="of:=(1/([.$H$2]*SQRT(2*PI())))*EXP(-1*((([.I140]-[.$E$2])*([.I140]-[.$E$2]))/(2*[.$G$2])))" office:value-type="float" office:value="0.697439774229276" calcext:value-type="float">
            <text:p>0.697439774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39" calcext:value-type="float">
            <text:p>1.39</text:p>
          </table:table-cell>
          <table:table-cell table:formula="of:=(1/([.$H$2]*SQRT(2*PI())))*EXP(-1*((([.I141]-[.$E$2])*([.I141]-[.$E$2]))/(2*[.$G$2])))" office:value-type="float" office:value="0.692176187332809" calcext:value-type="float">
            <text:p>0.692176187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4" calcext:value-type="float">
            <text:p>1.4</text:p>
          </table:table-cell>
          <table:table-cell table:formula="of:=(1/([.$H$2]*SQRT(2*PI())))*EXP(-1*((([.I142]-[.$E$2])*([.I142]-[.$E$2]))/(2*[.$G$2])))" office:value-type="float" office:value="0.686707568870594" calcext:value-type="float">
            <text:p>0.686707568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41" calcext:value-type="float">
            <text:p>1.41</text:p>
          </table:table-cell>
          <table:table-cell table:formula="of:=(1/([.$H$2]*SQRT(2*PI())))*EXP(-1*((([.I143]-[.$E$2])*([.I143]-[.$E$2]))/(2*[.$G$2])))" office:value-type="float" office:value="0.681039420179466" calcext:value-type="float">
            <text:p>0.681039420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42" calcext:value-type="float">
            <text:p>1.42</text:p>
          </table:table-cell>
          <table:table-cell table:formula="of:=(1/([.$H$2]*SQRT(2*PI())))*EXP(-1*((([.I144]-[.$E$2])*([.I144]-[.$E$2]))/(2*[.$G$2])))" office:value-type="float" office:value="0.675177410568467" calcext:value-type="float">
            <text:p>0.67517741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43" calcext:value-type="float">
            <text:p>1.43</text:p>
          </table:table-cell>
          <table:table-cell table:formula="of:=(1/([.$H$2]*SQRT(2*PI())))*EXP(-1*((([.I145]-[.$E$2])*([.I145]-[.$E$2]))/(2*[.$G$2])))" office:value-type="float" office:value="0.669127367886929" calcext:value-type="float">
            <text:p>0.669127367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44" calcext:value-type="float">
            <text:p>1.44</text:p>
          </table:table-cell>
          <table:table-cell table:formula="of:=(1/([.$H$2]*SQRT(2*PI())))*EXP(-1*((([.I146]-[.$E$2])*([.I146]-[.$E$2]))/(2*[.$G$2])))" office:value-type="float" office:value="0.662895268890858" calcext:value-type="float">
            <text:p>0.662895268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45" calcext:value-type="float">
            <text:p>1.45</text:p>
          </table:table-cell>
          <table:table-cell table:formula="of:=(1/([.$H$2]*SQRT(2*PI())))*EXP(-1*((([.I147]-[.$E$2])*([.I147]-[.$E$2]))/(2*[.$G$2])))" office:value-type="float" office:value="0.656487229429874" calcext:value-type="float">
            <text:p>0.656487229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46" calcext:value-type="float">
            <text:p>1.46</text:p>
          </table:table-cell>
          <table:table-cell table:formula="of:=(1/([.$H$2]*SQRT(2*PI())))*EXP(-1*((([.I148]-[.$E$2])*([.I148]-[.$E$2]))/(2*[.$G$2])))" office:value-type="float" office:value="0.649909494477167" calcext:value-type="float">
            <text:p>0.649909494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47" calcext:value-type="float">
            <text:p>1.47</text:p>
          </table:table-cell>
          <table:table-cell table:formula="of:=(1/([.$H$2]*SQRT(2*PI())))*EXP(-1*((([.I149]-[.$E$2])*([.I149]-[.$E$2]))/(2*[.$G$2])))" office:value-type="float" office:value="0.643168428025173" calcext:value-type="float">
            <text:p>0.64316842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48" calcext:value-type="float">
            <text:p>1.48</text:p>
          </table:table-cell>
          <table:table-cell table:formula="of:=(1/([.$H$2]*SQRT(2*PI())))*EXP(-1*((([.I150]-[.$E$2])*([.I150]-[.$E$2]))/(2*[.$G$2])))" office:value-type="float" office:value="0.636270502869727" calcext:value-type="float">
            <text:p>0.636270502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49" calcext:value-type="float">
            <text:p>1.49</text:p>
          </table:table-cell>
          <table:table-cell table:formula="of:=(1/([.$H$2]*SQRT(2*PI())))*EXP(-1*((([.I151]-[.$E$2])*([.I151]-[.$E$2]))/(2*[.$G$2])))" office:value-type="float" office:value="0.629222290305556" calcext:value-type="float">
            <text:p>0.629222290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5" calcext:value-type="float">
            <text:p>1.5</text:p>
          </table:table-cell>
          <table:table-cell table:formula="of:=(1/([.$H$2]*SQRT(2*PI())))*EXP(-1*((([.I152]-[.$E$2])*([.I152]-[.$E$2]))/(2*[.$G$2])))" office:value-type="float" office:value="0.622030449755942" calcext:value-type="float">
            <text:p>0.622030449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51" calcext:value-type="float">
            <text:p>1.51</text:p>
          </table:table-cell>
          <table:table-cell table:formula="of:=(1/([.$H$2]*SQRT(2*PI())))*EXP(-1*((([.I153]-[.$E$2])*([.I153]-[.$E$2]))/(2*[.$G$2])))" office:value-type="float" office:value="0.614701718359287" calcext:value-type="float">
            <text:p>0.614701718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52" calcext:value-type="float">
            <text:p>1.52</text:p>
          </table:table-cell>
          <table:table-cell table:formula="of:=(1/([.$H$2]*SQRT(2*PI())))*EXP(-1*((([.I154]-[.$E$2])*([.I154]-[.$E$2]))/(2*[.$G$2])))" office:value-type="float" office:value="0.60724290053521" calcext:value-type="float">
            <text:p>0.6072429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53" calcext:value-type="float">
            <text:p>1.53</text:p>
          </table:table-cell>
          <table:table-cell table:formula="of:=(1/([.$H$2]*SQRT(2*PI())))*EXP(-1*((([.I155]-[.$E$2])*([.I155]-[.$E$2]))/(2*[.$G$2])))" office:value-type="float" office:value="0.599660857552583" calcext:value-type="float">
            <text:p>0.599660857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54" calcext:value-type="float">
            <text:p>1.54</text:p>
          </table:table-cell>
          <table:table-cell table:formula="of:=(1/([.$H$2]*SQRT(2*PI())))*EXP(-1*((([.I156]-[.$E$2])*([.I156]-[.$E$2]))/(2*[.$G$2])))" office:value-type="float" office:value="0.591962497121622" calcext:value-type="float">
            <text:p>0.591962497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55" calcext:value-type="float">
            <text:p>1.55</text:p>
          </table:table-cell>
          <table:table-cell table:formula="of:=(1/([.$H$2]*SQRT(2*PI())))*EXP(-1*((([.I157]-[.$E$2])*([.I157]-[.$E$2]))/(2*[.$G$2])))" office:value-type="float" office:value="0.584154763031892" calcext:value-type="float">
            <text:p>0.58415476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56" calcext:value-type="float">
            <text:p>1.56</text:p>
          </table:table-cell>
          <table:table-cell table:formula="of:=(1/([.$H$2]*SQRT(2*PI())))*EXP(-1*((([.I158]-[.$E$2])*([.I158]-[.$E$2]))/(2*[.$G$2])))" office:value-type="float" office:value="0.576244624857623" calcext:value-type="float">
            <text:p>0.576244624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57" calcext:value-type="float">
            <text:p>1.57</text:p>
          </table:table-cell>
          <table:table-cell table:formula="of:=(1/([.$H$2]*SQRT(2*PI())))*EXP(-1*((([.I159]-[.$E$2])*([.I159]-[.$E$2]))/(2*[.$G$2])))" office:value-type="float" office:value="0.568239067751356" calcext:value-type="float">
            <text:p>0.568239067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58" calcext:value-type="float">
            <text:p>1.58</text:p>
          </table:table-cell>
          <table:table-cell table:formula="of:=(1/([.$H$2]*SQRT(2*PI())))*EXP(-1*((([.I160]-[.$E$2])*([.I160]-[.$E$2]))/(2*[.$G$2])))" office:value-type="float" office:value="0.560145082346418" calcext:value-type="float">
            <text:p>0.560145082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59" calcext:value-type="float">
            <text:p>1.59</text:p>
          </table:table-cell>
          <table:table-cell table:formula="of:=(1/([.$H$2]*SQRT(2*PI())))*EXP(-1*((([.I161]-[.$E$2])*([.I161]-[.$E$2]))/(2*[.$G$2])))" office:value-type="float" office:value="0.551969654788193" calcext:value-type="float">
            <text:p>0.551969654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6" calcext:value-type="float">
            <text:p>1.6</text:p>
          </table:table-cell>
          <table:table-cell table:formula="of:=(1/([.$H$2]*SQRT(2*PI())))*EXP(-1*((([.I162]-[.$E$2])*([.I162]-[.$E$2]))/(2*[.$G$2])))" office:value-type="float" office:value="0.543719756913542" calcext:value-type="float">
            <text:p>0.543719756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61" calcext:value-type="float">
            <text:p>1.61</text:p>
          </table:table-cell>
          <table:table-cell table:formula="of:=(1/([.$H$2]*SQRT(2*PI())))*EXP(-1*((([.I163]-[.$E$2])*([.I163]-[.$E$2]))/(2*[.$G$2])))" office:value-type="float" office:value="0.535402336597125" calcext:value-type="float">
            <text:p>0.535402336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62" calcext:value-type="float">
            <text:p>1.62</text:p>
          </table:table-cell>
          <table:table-cell table:formula="of:=(1/([.$H$2]*SQRT(2*PI())))*EXP(-1*((([.I164]-[.$E$2])*([.I164]-[.$E$2]))/(2*[.$G$2])))" office:value-type="float" office:value="0.527024308282651" calcext:value-type="float">
            <text:p>0.527024308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63" calcext:value-type="float">
            <text:p>1.63</text:p>
          </table:table-cell>
          <table:table-cell table:formula="of:=(1/([.$H$2]*SQRT(2*PI())))*EXP(-1*((([.I165]-[.$E$2])*([.I165]-[.$E$2]))/(2*[.$G$2])))" office:value-type="float" office:value="0.518592543716393" calcext:value-type="float">
            <text:p>0.518592543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64" calcext:value-type="float">
            <text:p>1.64</text:p>
          </table:table-cell>
          <table:table-cell table:formula="of:=(1/([.$H$2]*SQRT(2*PI())))*EXP(-1*((([.I166]-[.$E$2])*([.I166]-[.$E$2]))/(2*[.$G$2])))" office:value-type="float" office:value="0.510113862899518" calcext:value-type="float">
            <text:p>0.510113862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65" calcext:value-type="float">
            <text:p>1.65</text:p>
          </table:table-cell>
          <table:table-cell table:formula="of:=(1/([.$H$2]*SQRT(2*PI())))*EXP(-1*((([.I167]-[.$E$2])*([.I167]-[.$E$2]))/(2*[.$G$2])))" office:value-type="float" office:value="0.501595025275003" calcext:value-type="float">
            <text:p>0.501595025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66" calcext:value-type="float">
            <text:p>1.66</text:p>
          </table:table-cell>
          <table:table-cell table:formula="of:=(1/([.$H$2]*SQRT(2*PI())))*EXP(-1*((([.I168]-[.$E$2])*([.I168]-[.$E$2]))/(2*[.$G$2])))" office:value-type="float" office:value="0.493042721164057" calcext:value-type="float">
            <text:p>0.493042721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67" calcext:value-type="float">
            <text:p>1.67</text:p>
          </table:table-cell>
          <table:table-cell table:formula="of:=(1/([.$H$2]*SQRT(2*PI())))*EXP(-1*((([.I169]-[.$E$2])*([.I169]-[.$E$2]))/(2*[.$G$2])))" office:value-type="float" office:value="0.484463563466147" calcext:value-type="float">
            <text:p>0.484463563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68" calcext:value-type="float">
            <text:p>1.68</text:p>
          </table:table-cell>
          <table:table-cell table:formula="of:=(1/([.$H$2]*SQRT(2*PI())))*EXP(-1*((([.I170]-[.$E$2])*([.I170]-[.$E$2]))/(2*[.$G$2])))" office:value-type="float" office:value="0.475864079635785" calcext:value-type="float">
            <text:p>0.475864079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69" calcext:value-type="float">
            <text:p>1.69</text:p>
          </table:table-cell>
          <table:table-cell table:formula="of:=(1/([.$H$2]*SQRT(2*PI())))*EXP(-1*((([.I171]-[.$E$2])*([.I171]-[.$E$2]))/(2*[.$G$2])))" office:value-type="float" office:value="0.46725070394839" calcext:value-type="float">
            <text:p>0.467250703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7" calcext:value-type="float">
            <text:p>1.7</text:p>
          </table:table-cell>
          <table:table-cell table:formula="of:=(1/([.$H$2]*SQRT(2*PI())))*EXP(-1*((([.I172]-[.$E$2])*([.I172]-[.$E$2]))/(2*[.$G$2])))" office:value-type="float" office:value="0.458629770066564" calcext:value-type="float">
            <text:p>0.458629770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71" calcext:value-type="float">
            <text:p>1.71</text:p>
          </table:table-cell>
          <table:table-cell table:formula="of:=(1/([.$H$2]*SQRT(2*PI())))*EXP(-1*((([.I173]-[.$E$2])*([.I173]-[.$E$2]))/(2*[.$G$2])))" office:value-type="float" office:value="0.450007503917203" calcext:value-type="float">
            <text:p>0.450007503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72" calcext:value-type="float">
            <text:p>1.72</text:p>
          </table:table-cell>
          <table:table-cell table:formula="of:=(1/([.$H$2]*SQRT(2*PI())))*EXP(-1*((([.I174]-[.$E$2])*([.I174]-[.$E$2]))/(2*[.$G$2])))" office:value-type="float" office:value="0.441390016888905" calcext:value-type="float">
            <text:p>0.441390016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73" calcext:value-type="float">
            <text:p>1.73</text:p>
          </table:table-cell>
          <table:table-cell table:formula="of:=(1/([.$H$2]*SQRT(2*PI())))*EXP(-1*((([.I175]-[.$E$2])*([.I175]-[.$E$2]))/(2*[.$G$2])))" office:value-type="float" office:value="0.432783299358163" calcext:value-type="float">
            <text:p>0.432783299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74" calcext:value-type="float">
            <text:p>1.74</text:p>
          </table:table-cell>
          <table:table-cell table:formula="of:=(1/([.$H$2]*SQRT(2*PI())))*EXP(-1*((([.I176]-[.$E$2])*([.I176]-[.$E$2]))/(2*[.$G$2])))" office:value-type="float" office:value="0.424193214551879" calcext:value-type="float">
            <text:p>0.424193214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75" calcext:value-type="float">
            <text:p>1.75</text:p>
          </table:table-cell>
          <table:table-cell table:formula="of:=(1/([.$H$2]*SQRT(2*PI())))*EXP(-1*((([.I177]-[.$E$2])*([.I177]-[.$E$2]))/(2*[.$G$2])))" office:value-type="float" office:value="0.415625492752752" calcext:value-type="float">
            <text:p>0.415625492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76" calcext:value-type="float">
            <text:p>1.76</text:p>
          </table:table-cell>
          <table:table-cell table:formula="of:=(1/([.$H$2]*SQRT(2*PI())))*EXP(-1*((([.I178]-[.$E$2])*([.I178]-[.$E$2]))/(2*[.$G$2])))" office:value-type="float" office:value="0.407085725853103" calcext:value-type="float">
            <text:p>0.407085725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77" calcext:value-type="float">
            <text:p>1.77</text:p>
          </table:table-cell>
          <table:table-cell table:formula="of:=(1/([.$H$2]*SQRT(2*PI())))*EXP(-1*((([.I179]-[.$E$2])*([.I179]-[.$E$2]))/(2*[.$G$2])))" office:value-type="float" office:value="0.398579362261767" calcext:value-type="float">
            <text:p>0.398579362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78" calcext:value-type="float">
            <text:p>1.78</text:p>
          </table:table-cell>
          <table:table-cell table:formula="of:=(1/([.$H$2]*SQRT(2*PI())))*EXP(-1*((([.I180]-[.$E$2])*([.I180]-[.$E$2]))/(2*[.$G$2])))" office:value-type="float" office:value="0.390111702167689" calcext:value-type="float">
            <text:p>0.390111702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79" calcext:value-type="float">
            <text:p>1.79</text:p>
          </table:table-cell>
          <table:table-cell table:formula="of:=(1/([.$H$2]*SQRT(2*PI())))*EXP(-1*((([.I181]-[.$E$2])*([.I181]-[.$E$2]))/(2*[.$G$2])))" office:value-type="float" office:value="0.381687893162904" calcext:value-type="float">
            <text:p>0.381687893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8" calcext:value-type="float">
            <text:p>1.8</text:p>
          </table:table-cell>
          <table:table-cell table:formula="of:=(1/([.$H$2]*SQRT(2*PI())))*EXP(-1*((([.I182]-[.$E$2])*([.I182]-[.$E$2]))/(2*[.$G$2])))" office:value-type="float" office:value="0.373312926226676" calcext:value-type="float">
            <text:p>0.373312926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81" calcext:value-type="float">
            <text:p>1.81</text:p>
          </table:table-cell>
          <table:table-cell table:formula="of:=(1/([.$H$2]*SQRT(2*PI())))*EXP(-1*((([.I183]-[.$E$2])*([.I183]-[.$E$2]))/(2*[.$G$2])))" office:value-type="float" office:value="0.364991632071587" calcext:value-type="float">
            <text:p>0.364991632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82" calcext:value-type="float">
            <text:p>1.82</text:p>
          </table:table-cell>
          <table:table-cell table:formula="of:=(1/([.$H$2]*SQRT(2*PI())))*EXP(-1*((([.I184]-[.$E$2])*([.I184]-[.$E$2]))/(2*[.$G$2])))" office:value-type="float" office:value="0.356728677851503" calcext:value-type="float">
            <text:p>0.356728677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83" calcext:value-type="float">
            <text:p>1.83</text:p>
          </table:table-cell>
          <table:table-cell table:formula="of:=(1/([.$H$2]*SQRT(2*PI())))*EXP(-1*((([.I185]-[.$E$2])*([.I185]-[.$E$2]))/(2*[.$G$2])))" office:value-type="float" office:value="0.348528564230444" calcext:value-type="float">
            <text:p>0.348528564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84" calcext:value-type="float">
            <text:p>1.84</text:p>
          </table:table-cell>
          <table:table-cell table:formula="of:=(1/([.$H$2]*SQRT(2*PI())))*EXP(-1*((([.I186]-[.$E$2])*([.I186]-[.$E$2]))/(2*[.$G$2])))" office:value-type="float" office:value="0.340395622810483" calcext:value-type="float">
            <text:p>0.340395622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85" calcext:value-type="float">
            <text:p>1.85</text:p>
          </table:table-cell>
          <table:table-cell table:formula="of:=(1/([.$H$2]*SQRT(2*PI())))*EXP(-1*((([.I187]-[.$E$2])*([.I187]-[.$E$2]))/(2*[.$G$2])))" office:value-type="float" office:value="0.33233401391601" calcext:value-type="float">
            <text:p>0.332334013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86" calcext:value-type="float">
            <text:p>1.86</text:p>
          </table:table-cell>
          <table:table-cell table:formula="of:=(1/([.$H$2]*SQRT(2*PI())))*EXP(-1*((([.I188]-[.$E$2])*([.I188]-[.$E$2]))/(2*[.$G$2])))" office:value-type="float" office:value="0.324347724730839" calcext:value-type="float">
            <text:p>0.324347724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87" calcext:value-type="float">
            <text:p>1.87</text:p>
          </table:table-cell>
          <table:table-cell table:formula="of:=(1/([.$H$2]*SQRT(2*PI())))*EXP(-1*((([.I189]-[.$E$2])*([.I189]-[.$E$2]))/(2*[.$G$2])))" office:value-type="float" office:value="0.316440567783858" calcext:value-type="float">
            <text:p>0.316440567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88" calcext:value-type="float">
            <text:p>1.88</text:p>
          </table:table-cell>
          <table:table-cell table:formula="of:=(1/([.$H$2]*SQRT(2*PI())))*EXP(-1*((([.I190]-[.$E$2])*([.I190]-[.$E$2]))/(2*[.$G$2])))" office:value-type="float" office:value="0.308616179778174" calcext:value-type="float">
            <text:p>0.308616179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89" calcext:value-type="float">
            <text:p>1.89</text:p>
          </table:table-cell>
          <table:table-cell table:formula="of:=(1/([.$H$2]*SQRT(2*PI())))*EXP(-1*((([.I191]-[.$E$2])*([.I191]-[.$E$2]))/(2*[.$G$2])))" office:value-type="float" office:value="0.30087802075797" calcext:value-type="float">
            <text:p>0.30087802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9" calcext:value-type="float">
            <text:p>1.9</text:p>
          </table:table-cell>
          <table:table-cell table:formula="of:=(1/([.$H$2]*SQRT(2*PI())))*EXP(-1*((([.I192]-[.$E$2])*([.I192]-[.$E$2]))/(2*[.$G$2])))" office:value-type="float" office:value="0.293229373606598" calcext:value-type="float">
            <text:p>0.293229373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91" calcext:value-type="float">
            <text:p>1.91</text:p>
          </table:table-cell>
          <table:table-cell table:formula="of:=(1/([.$H$2]*SQRT(2*PI())))*EXP(-1*((([.I193]-[.$E$2])*([.I193]-[.$E$2]))/(2*[.$G$2])))" office:value-type="float" office:value="0.285673343868788" calcext:value-type="float">
            <text:p>0.285673343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92" calcext:value-type="float">
            <text:p>1.92</text:p>
          </table:table-cell>
          <table:table-cell table:formula="of:=(1/([.$H$2]*SQRT(2*PI())))*EXP(-1*((([.I194]-[.$E$2])*([.I194]-[.$E$2]))/(2*[.$G$2])))" office:value-type="float" office:value="0.278212859889205" calcext:value-type="float">
            <text:p>0.278212859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93" calcext:value-type="float">
            <text:p>1.93</text:p>
          </table:table-cell>
          <table:table-cell table:formula="of:=(1/([.$H$2]*SQRT(2*PI())))*EXP(-1*((([.I195]-[.$E$2])*([.I195]-[.$E$2]))/(2*[.$G$2])))" office:value-type="float" office:value="0.270850673259046" calcext:value-type="float">
            <text:p>0.270850673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94" calcext:value-type="float">
            <text:p>1.94</text:p>
          </table:table-cell>
          <table:table-cell table:formula="of:=(1/([.$H$2]*SQRT(2*PI())))*EXP(-1*((([.I196]-[.$E$2])*([.I196]-[.$E$2]))/(2*[.$G$2])))" office:value-type="float" office:value="0.263589359561773" calcext:value-type="float">
            <text:p>0.263589359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95" calcext:value-type="float">
            <text:p>1.95</text:p>
          </table:table-cell>
          <table:table-cell table:formula="of:=(1/([.$H$2]*SQRT(2*PI())))*EXP(-1*((([.I197]-[.$E$2])*([.I197]-[.$E$2]))/(2*[.$G$2])))" office:value-type="float" office:value="0.256431319408621" calcext:value-type="float">
            <text:p>0.256431319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96" calcext:value-type="float">
            <text:p>1.96</text:p>
          </table:table-cell>
          <table:table-cell table:formula="of:=(1/([.$H$2]*SQRT(2*PI())))*EXP(-1*((([.I198]-[.$E$2])*([.I198]-[.$E$2]))/(2*[.$G$2])))" office:value-type="float" office:value="0.24937877975401" calcext:value-type="float">
            <text:p>0.249378779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97" calcext:value-type="float">
            <text:p>1.97</text:p>
          </table:table-cell>
          <table:table-cell table:formula="of:=(1/([.$H$2]*SQRT(2*PI())))*EXP(-1*((([.I199]-[.$E$2])*([.I199]-[.$E$2]))/(2*[.$G$2])))" office:value-type="float" office:value="0.2424337954806" calcext:value-type="float">
            <text:p>0.242433795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98" calcext:value-type="float">
            <text:p>1.98</text:p>
          </table:table-cell>
          <table:table-cell table:formula="of:=(1/([.$H$2]*SQRT(2*PI())))*EXP(-1*((([.I200]-[.$E$2])*([.I200]-[.$E$2]))/(2*[.$G$2])))" office:value-type="float" office:value="0.235598251243321" calcext:value-type="float">
            <text:p>0.235598251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99" calcext:value-type="float">
            <text:p>1.99</text:p>
          </table:table-cell>
          <table:table-cell table:formula="of:=(1/([.$H$2]*SQRT(2*PI())))*EXP(-1*((([.I201]-[.$E$2])*([.I201]-[.$E$2]))/(2*[.$G$2])))" office:value-type="float" office:value="0.22887386356137" calcext:value-type="float">
            <text:p>0.228873863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(1/([.$H$2]*SQRT(2*PI())))*EXP(-1*((([.I202]-[.$E$2])*([.I202]-[.$E$2]))/(2*[.$G$2])))" office:value-type="float" office:value="0.222262183146855" calcext:value-type="float">
            <text:p>0.222262183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01" calcext:value-type="float">
            <text:p>2.01</text:p>
          </table:table-cell>
          <table:table-cell table:formula="of:=(1/([.$H$2]*SQRT(2*PI())))*EXP(-1*((([.I203]-[.$E$2])*([.I203]-[.$E$2]))/(2*[.$G$2])))" office:value-type="float" office:value="0.215764597458526" calcext:value-type="float">
            <text:p>0.215764597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02" calcext:value-type="float">
            <text:p>2.02</text:p>
          </table:table-cell>
          <table:table-cell table:formula="of:=(1/([.$H$2]*SQRT(2*PI())))*EXP(-1*((([.I204]-[.$E$2])*([.I204]-[.$E$2]))/(2*[.$G$2])))" office:value-type="float" office:value="0.209382333468767" calcext:value-type="float">
            <text:p>0.209382333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03" calcext:value-type="float">
            <text:p>2.03</text:p>
          </table:table-cell>
          <table:table-cell table:formula="of:=(1/([.$H$2]*SQRT(2*PI())))*EXP(-1*((([.I205]-[.$E$2])*([.I205]-[.$E$2]))/(2*[.$G$2])))" office:value-type="float" office:value="0.203116460631883" calcext:value-type="float">
            <text:p>0.20311646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04" calcext:value-type="float">
            <text:p>2.04</text:p>
          </table:table-cell>
          <table:table-cell table:formula="of:=(1/([.$H$2]*SQRT(2*PI())))*EXP(-1*((([.I206]-[.$E$2])*([.I206]-[.$E$2]))/(2*[.$G$2])))" office:value-type="float" office:value="0.196967894041531" calcext:value-type="float">
            <text:p>0.19696789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05" calcext:value-type="float">
            <text:p>2.05</text:p>
          </table:table-cell>
          <table:table-cell table:formula="of:=(1/([.$H$2]*SQRT(2*PI())))*EXP(-1*((([.I207]-[.$E$2])*([.I207]-[.$E$2]))/(2*[.$G$2])))" office:value-type="float" office:value="0.19093739776506" calcext:value-type="float">
            <text:p>0.190937397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06" calcext:value-type="float">
            <text:p>2.06</text:p>
          </table:table-cell>
          <table:table-cell table:formula="of:=(1/([.$H$2]*SQRT(2*PI())))*EXP(-1*((([.I208]-[.$E$2])*([.I208]-[.$E$2]))/(2*[.$G$2])))" office:value-type="float" office:value="0.185025588342454" calcext:value-type="float">
            <text:p>0.185025588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07" calcext:value-type="float">
            <text:p>2.07</text:p>
          </table:table-cell>
          <table:table-cell table:formula="of:=(1/([.$H$2]*SQRT(2*PI())))*EXP(-1*((([.I209]-[.$E$2])*([.I209]-[.$E$2]))/(2*[.$G$2])))" office:value-type="float" office:value="0.179232938437511" calcext:value-type="float">
            <text:p>0.179232938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08" calcext:value-type="float">
            <text:p>2.08</text:p>
          </table:table-cell>
          <table:table-cell table:formula="of:=(1/([.$H$2]*SQRT(2*PI())))*EXP(-1*((([.I210]-[.$E$2])*([.I210]-[.$E$2]))/(2*[.$G$2])))" office:value-type="float" office:value="0.173559780628941" calcext:value-type="float">
            <text:p>0.17355978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09" calcext:value-type="float">
            <text:p>2.09</text:p>
          </table:table-cell>
          <table:table-cell table:formula="of:=(1/([.$H$2]*SQRT(2*PI())))*EXP(-1*((([.I211]-[.$E$2])*([.I211]-[.$E$2]))/(2*[.$G$2])))" office:value-type="float" office:value="0.168006311329058" calcext:value-type="float">
            <text:p>0.168006311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1" calcext:value-type="float">
            <text:p>2.1</text:p>
          </table:table-cell>
          <table:table-cell table:formula="of:=(1/([.$H$2]*SQRT(2*PI())))*EXP(-1*((([.I212]-[.$E$2])*([.I212]-[.$E$2]))/(2*[.$G$2])))" office:value-type="float" office:value="0.162572594817823" calcext:value-type="float">
            <text:p>0.162572594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11" calcext:value-type="float">
            <text:p>2.11</text:p>
          </table:table-cell>
          <table:table-cell table:formula="of:=(1/([.$H$2]*SQRT(2*PI())))*EXP(-1*((([.I213]-[.$E$2])*([.I213]-[.$E$2]))/(2*[.$G$2])))" office:value-type="float" office:value="0.157258567380128" calcext:value-type="float">
            <text:p>0.157258567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12" calcext:value-type="float">
            <text:p>2.12</text:p>
          </table:table-cell>
          <table:table-cell table:formula="of:=(1/([.$H$2]*SQRT(2*PI())))*EXP(-1*((([.I214]-[.$E$2])*([.I214]-[.$E$2]))/(2*[.$G$2])))" office:value-type="float" office:value="0.152064041534284" calcext:value-type="float">
            <text:p>0.152064041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13" calcext:value-type="float">
            <text:p>2.13</text:p>
          </table:table-cell>
          <table:table-cell table:formula="of:=(1/([.$H$2]*SQRT(2*PI())))*EXP(-1*((([.I215]-[.$E$2])*([.I215]-[.$E$2]))/(2*[.$G$2])))" office:value-type="float" office:value="0.146988710339905" calcext:value-type="float">
            <text:p>0.146988710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14" calcext:value-type="float">
            <text:p>2.14</text:p>
          </table:table-cell>
          <table:table-cell table:formula="of:=(1/([.$H$2]*SQRT(2*PI())))*EXP(-1*((([.I216]-[.$E$2])*([.I216]-[.$E$2]))/(2*[.$G$2])))" office:value-type="float" office:value="0.142032151773514" calcext:value-type="float">
            <text:p>0.142032151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15" calcext:value-type="float">
            <text:p>2.15</text:p>
          </table:table-cell>
          <table:table-cell table:formula="of:=(1/([.$H$2]*SQRT(2*PI())))*EXP(-1*((([.I217]-[.$E$2])*([.I217]-[.$E$2]))/(2*[.$G$2])))" office:value-type="float" office:value="0.13719383316045" calcext:value-type="float">
            <text:p>0.137193833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16" calcext:value-type="float">
            <text:p>2.16</text:p>
          </table:table-cell>
          <table:table-cell table:formula="of:=(1/([.$H$2]*SQRT(2*PI())))*EXP(-1*((([.I218]-[.$E$2])*([.I218]-[.$E$2]))/(2*[.$G$2])))" office:value-type="float" office:value="0.132473115651878" calcext:value-type="float">
            <text:p>0.132473115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17" calcext:value-type="float">
            <text:p>2.17</text:p>
          </table:table-cell>
          <table:table-cell table:formula="of:=(1/([.$H$2]*SQRT(2*PI())))*EXP(-1*((([.I219]-[.$E$2])*([.I219]-[.$E$2]))/(2*[.$G$2])))" office:value-type="float" office:value="0.127869258735977" calcext:value-type="float">
            <text:p>0.127869258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18" calcext:value-type="float">
            <text:p>2.18</text:p>
          </table:table-cell>
          <table:table-cell table:formula="of:=(1/([.$H$2]*SQRT(2*PI())))*EXP(-1*((([.I220]-[.$E$2])*([.I220]-[.$E$2]))/(2*[.$G$2])))" office:value-type="float" office:value="0.123381424772672" calcext:value-type="float">
            <text:p>0.123381424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19" calcext:value-type="float">
            <text:p>2.19</text:p>
          </table:table-cell>
          <table:table-cell table:formula="of:=(1/([.$H$2]*SQRT(2*PI())))*EXP(-1*((([.I221]-[.$E$2])*([.I221]-[.$E$2]))/(2*[.$G$2])))" office:value-type="float" office:value="0.119008683541556" calcext:value-type="float">
            <text:p>0.119008683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2" calcext:value-type="float">
            <text:p>2.2</text:p>
          </table:table-cell>
          <table:table-cell table:formula="of:=(1/([.$H$2]*SQRT(2*PI())))*EXP(-1*((([.I222]-[.$E$2])*([.I222]-[.$E$2]))/(2*[.$G$2])))" office:value-type="float" office:value="0.114750016793018" calcext:value-type="float">
            <text:p>0.114750016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21" calcext:value-type="float">
            <text:p>2.21</text:p>
          </table:table-cell>
          <table:table-cell table:formula="of:=(1/([.$H$2]*SQRT(2*PI())))*EXP(-1*((([.I223]-[.$E$2])*([.I223]-[.$E$2]))/(2*[.$G$2])))" office:value-type="float" office:value="0.110604322792892" calcext:value-type="float">
            <text:p>0.110604322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22" calcext:value-type="float">
            <text:p>2.22</text:p>
          </table:table-cell>
          <table:table-cell table:formula="of:=(1/([.$H$2]*SQRT(2*PI())))*EXP(-1*((([.I224]-[.$E$2])*([.I224]-[.$E$2]))/(2*[.$G$2])))" office:value-type="float" office:value="0.10657042085132" calcext:value-type="float">
            <text:p>0.10657042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23" calcext:value-type="float">
            <text:p>2.23</text:p>
          </table:table-cell>
          <table:table-cell table:formula="of:=(1/([.$H$2]*SQRT(2*PI())))*EXP(-1*((([.I225]-[.$E$2])*([.I225]-[.$E$2]))/(2*[.$G$2])))" office:value-type="float" office:value="0.102647055826894" calcext:value-type="float">
            <text:p>0.102647055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24" calcext:value-type="float">
            <text:p>2.24</text:p>
          </table:table-cell>
          <table:table-cell table:formula="of:=(1/([.$H$2]*SQRT(2*PI())))*EXP(-1*((([.I226]-[.$E$2])*([.I226]-[.$E$2]))/(2*[.$G$2])))" office:value-type="float" office:value="0.0988329025975089" calcext:value-type="float">
            <text:p>0.098832902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25" calcext:value-type="float">
            <text:p>2.25</text:p>
          </table:table-cell>
          <table:table-cell table:formula="of:=(1/([.$H$2]*SQRT(2*PI())))*EXP(-1*((([.I227]-[.$E$2])*([.I227]-[.$E$2]))/(2*[.$G$2])))" office:value-type="float" office:value="0.0951265704897728" calcext:value-type="float">
            <text:p>0.09512657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26" calcext:value-type="float">
            <text:p>2.26</text:p>
          </table:table-cell>
          <table:table-cell table:formula="of:=(1/([.$H$2]*SQRT(2*PI())))*EXP(-1*((([.I228]-[.$E$2])*([.I228]-[.$E$2]))/(2*[.$G$2])))" office:value-type="float" office:value="0.0915266076591911" calcext:value-type="float">
            <text:p>0.091526607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27" calcext:value-type="float">
            <text:p>2.27</text:p>
          </table:table-cell>
          <table:table-cell table:formula="of:=(1/([.$H$2]*SQRT(2*PI())))*EXP(-1*((([.I229]-[.$E$2])*([.I229]-[.$E$2]))/(2*[.$G$2])))" office:value-type="float" office:value="0.0880315054137837" calcext:value-type="float">
            <text:p>0.088031505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28" calcext:value-type="float">
            <text:p>2.28</text:p>
          </table:table-cell>
          <table:table-cell table:formula="of:=(1/([.$H$2]*SQRT(2*PI())))*EXP(-1*((([.I230]-[.$E$2])*([.I230]-[.$E$2]))/(2*[.$G$2])))" office:value-type="float" office:value="0.0846397024741776" calcext:value-type="float">
            <text:p>0.084639702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29" calcext:value-type="float">
            <text:p>2.29</text:p>
          </table:table-cell>
          <table:table-cell table:formula="of:=(1/([.$H$2]*SQRT(2*PI())))*EXP(-1*((([.I231]-[.$E$2])*([.I231]-[.$E$2]))/(2*[.$G$2])))" office:value-type="float" office:value="0.0813495891636536" calcext:value-type="float">
            <text:p>0.081349589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3" calcext:value-type="float">
            <text:p>2.3</text:p>
          </table:table-cell>
          <table:table-cell table:formula="of:=(1/([.$H$2]*SQRT(2*PI())))*EXP(-1*((([.I232]-[.$E$2])*([.I232]-[.$E$2]))/(2*[.$G$2])))" office:value-type="float" office:value="0.078159511522033" calcext:value-type="float">
            <text:p>0.078159511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31" calcext:value-type="float">
            <text:p>2.31</text:p>
          </table:table-cell>
          <table:table-cell table:formula="of:=(1/([.$H$2]*SQRT(2*PI())))*EXP(-1*((([.I233]-[.$E$2])*([.I233]-[.$E$2]))/(2*[.$G$2])))" office:value-type="float" office:value="0.0750677753377218" calcext:value-type="float">
            <text:p>0.075067775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32" calcext:value-type="float">
            <text:p>2.32</text:p>
          </table:table-cell>
          <table:table-cell table:formula="of:=(1/([.$H$2]*SQRT(2*PI())))*EXP(-1*((([.I234]-[.$E$2])*([.I234]-[.$E$2]))/(2*[.$G$2])))" office:value-type="float" office:value="0.0720726500926378" calcext:value-type="float">
            <text:p>0.072072650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33" calcext:value-type="float">
            <text:p>2.33</text:p>
          </table:table-cell>
          <table:table-cell table:formula="of:=(1/([.$H$2]*SQRT(2*PI())))*EXP(-1*((([.I235]-[.$E$2])*([.I235]-[.$E$2]))/(2*[.$G$2])))" office:value-type="float" office:value="0.0691723728151758" calcext:value-type="float">
            <text:p>0.069172372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34" calcext:value-type="float">
            <text:p>2.34</text:p>
          </table:table-cell>
          <table:table-cell table:formula="of:=(1/([.$H$2]*SQRT(2*PI())))*EXP(-1*((([.I236]-[.$E$2])*([.I236]-[.$E$2]))/(2*[.$G$2])))" office:value-type="float" office:value="0.0663651518367754" calcext:value-type="float">
            <text:p>0.066365151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35" calcext:value-type="float">
            <text:p>2.35</text:p>
          </table:table-cell>
          <table:table-cell table:formula="of:=(1/([.$H$2]*SQRT(2*PI())))*EXP(-1*((([.I237]-[.$E$2])*([.I237]-[.$E$2]))/(2*[.$G$2])))" office:value-type="float" office:value="0.0636491704480679" calcext:value-type="float">
            <text:p>0.063649170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36" calcext:value-type="float">
            <text:p>2.36</text:p>
          </table:table-cell>
          <table:table-cell table:formula="of:=(1/([.$H$2]*SQRT(2*PI())))*EXP(-1*((([.I238]-[.$E$2])*([.I238]-[.$E$2]))/(2*[.$G$2])))" office:value-type="float" office:value="0.0610225904509892" calcext:value-type="float">
            <text:p>0.06102259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37" calcext:value-type="float">
            <text:p>2.37</text:p>
          </table:table-cell>
          <table:table-cell table:formula="of:=(1/([.$H$2]*SQRT(2*PI())))*EXP(-1*((([.I239]-[.$E$2])*([.I239]-[.$E$2]))/(2*[.$G$2])))" office:value-type="float" office:value="0.0584835556036399" calcext:value-type="float">
            <text:p>0.058483555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38" calcext:value-type="float">
            <text:p>2.38</text:p>
          </table:table-cell>
          <table:table-cell table:formula="of:=(1/([.$H$2]*SQRT(2*PI())))*EXP(-1*((([.I240]-[.$E$2])*([.I240]-[.$E$2]))/(2*[.$G$2])))" office:value-type="float" office:value="0.0560301949550741" calcext:value-type="float">
            <text:p>0.05603019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39" calcext:value-type="float">
            <text:p>2.39</text:p>
          </table:table-cell>
          <table:table-cell table:formula="of:=(1/([.$H$2]*SQRT(2*PI())))*EXP(-1*((([.I241]-[.$E$2])*([.I241]-[.$E$2]))/(2*[.$G$2])))" office:value-type="float" office:value="0.0536606260675738" calcext:value-type="float">
            <text:p>0.053660626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4" calcext:value-type="float">
            <text:p>2.4</text:p>
          </table:table-cell>
          <table:table-cell table:formula="of:=(1/([.$H$2]*SQRT(2*PI())))*EXP(-1*((([.I242]-[.$E$2])*([.I242]-[.$E$2]))/(2*[.$G$2])))" office:value-type="float" office:value="0.0513729581243529" calcext:value-type="float">
            <text:p>0.051372958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41" calcext:value-type="float">
            <text:p>2.41</text:p>
          </table:table-cell>
          <table:table-cell table:formula="of:=(1/([.$H$2]*SQRT(2*PI())))*EXP(-1*((([.I243]-[.$E$2])*([.I243]-[.$E$2]))/(2*[.$G$2])))" office:value-type="float" office:value="0.0491652949209883" calcext:value-type="float">
            <text:p>0.049165294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42" calcext:value-type="float">
            <text:p>2.42</text:p>
          </table:table-cell>
          <table:table-cell table:formula="of:=(1/([.$H$2]*SQRT(2*PI())))*EXP(-1*((([.I244]-[.$E$2])*([.I244]-[.$E$2]))/(2*[.$G$2])))" office:value-type="float" office:value="0.0470357377392422" calcext:value-type="float">
            <text:p>0.047035737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43" calcext:value-type="float">
            <text:p>2.43</text:p>
          </table:table-cell>
          <table:table-cell table:formula="of:=(1/([.$H$2]*SQRT(2*PI())))*EXP(-1*((([.I245]-[.$E$2])*([.I245]-[.$E$2]))/(2*[.$G$2])))" office:value-type="float" office:value="0.0449823881022738" calcext:value-type="float">
            <text:p>0.044982388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44" calcext:value-type="float">
            <text:p>2.44</text:p>
          </table:table-cell>
          <table:table-cell table:formula="of:=(1/([.$H$2]*SQRT(2*PI())))*EXP(-1*((([.I246]-[.$E$2])*([.I246]-[.$E$2]))/(2*[.$G$2])))" office:value-type="float" office:value="0.0430033504105796" calcext:value-type="float">
            <text:p>0.043003350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45" calcext:value-type="float">
            <text:p>2.45</text:p>
          </table:table-cell>
          <table:table-cell table:formula="of:=(1/([.$H$2]*SQRT(2*PI())))*EXP(-1*((([.I247]-[.$E$2])*([.I247]-[.$E$2]))/(2*[.$G$2])))" office:value-type="float" office:value="0.0410967344583128" calcext:value-type="float">
            <text:p>0.041096734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46" calcext:value-type="float">
            <text:p>2.46</text:p>
          </table:table-cell>
          <table:table-cell table:formula="of:=(1/([.$H$2]*SQRT(2*PI())))*EXP(-1*((([.I248]-[.$E$2])*([.I248]-[.$E$2]))/(2*[.$G$2])))" office:value-type="float" office:value="0.0392606578299454" calcext:value-type="float">
            <text:p>0.039260657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47" calcext:value-type="float">
            <text:p>2.47</text:p>
          </table:table-cell>
          <table:table-cell table:formula="of:=(1/([.$H$2]*SQRT(2*PI())))*EXP(-1*((([.I249]-[.$E$2])*([.I249]-[.$E$2]))/(2*[.$G$2])))" office:value-type="float" office:value="0.0374932481775268" calcext:value-type="float">
            <text:p>0.037493248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48" calcext:value-type="float">
            <text:p>2.48</text:p>
          </table:table-cell>
          <table:table-cell table:formula="of:=(1/([.$H$2]*SQRT(2*PI())))*EXP(-1*((([.I250]-[.$E$2])*([.I250]-[.$E$2]))/(2*[.$G$2])))" office:value-type="float" office:value="0.0357926453790737" calcext:value-type="float">
            <text:p>0.035792645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49" calcext:value-type="float">
            <text:p>2.49</text:p>
          </table:table-cell>
          <table:table-cell table:formula="of:=(1/([.$H$2]*SQRT(2*PI())))*EXP(-1*((([.I251]-[.$E$2])*([.I251]-[.$E$2]))/(2*[.$G$2])))" office:value-type="float" office:value="0.0341570035788908" calcext:value-type="float">
            <text:p>0.034157003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5" calcext:value-type="float">
            <text:p>2.5</text:p>
          </table:table-cell>
          <table:table-cell table:formula="of:=(1/([.$H$2]*SQRT(2*PI())))*EXP(-1*((([.I252]-[.$E$2])*([.I252]-[.$E$2]))/(2*[.$G$2])))" office:value-type="float" office:value="0.0325844931108765" calcext:value-type="float">
            <text:p>0.032584493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51" calcext:value-type="float">
            <text:p>2.51</text:p>
          </table:table-cell>
          <table:table-cell table:formula="of:=(1/([.$H$2]*SQRT(2*PI())))*EXP(-1*((([.I253]-[.$E$2])*([.I253]-[.$E$2]))/(2*[.$G$2])))" office:value-type="float" office:value="0.031073302306101" calcext:value-type="float">
            <text:p>0.031073302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52" calcext:value-type="float">
            <text:p>2.52</text:p>
          </table:table-cell>
          <table:table-cell table:formula="of:=(1/([.$H$2]*SQRT(2*PI())))*EXP(-1*((([.I254]-[.$E$2])*([.I254]-[.$E$2]))/(2*[.$G$2])))" office:value-type="float" office:value="0.0296216391861722" calcext:value-type="float">
            <text:p>0.029621639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53" calcext:value-type="float">
            <text:p>2.53</text:p>
          </table:table-cell>
          <table:table-cell table:formula="of:=(1/([.$H$2]*SQRT(2*PI())))*EXP(-1*((([.I255]-[.$E$2])*([.I255]-[.$E$2]))/(2*[.$G$2])))" office:value-type="float" office:value="0.0282277330441098" calcext:value-type="float">
            <text:p>0.02822773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54" calcext:value-type="float">
            <text:p>2.54</text:p>
          </table:table-cell>
          <table:table-cell table:formula="of:=(1/([.$H$2]*SQRT(2*PI())))*EXP(-1*((([.I256]-[.$E$2])*([.I256]-[.$E$2]))/(2*[.$G$2])))" office:value-type="float" office:value="0.0268898359146448" calcext:value-type="float">
            <text:p>0.026889835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55" calcext:value-type="float">
            <text:p>2.55</text:p>
          </table:table-cell>
          <table:table-cell table:formula="of:=(1/([.$H$2]*SQRT(2*PI())))*EXP(-1*((([.I257]-[.$E$2])*([.I257]-[.$E$2]))/(2*[.$G$2])))" office:value-type="float" office:value="0.0256062239360394" calcext:value-type="float">
            <text:p>0.025606223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56" calcext:value-type="float">
            <text:p>2.56</text:p>
          </table:table-cell>
          <table:table-cell table:formula="of:=(1/([.$H$2]*SQRT(2*PI())))*EXP(-1*((([.I258]-[.$E$2])*([.I258]-[.$E$2]))/(2*[.$G$2])))" office:value-type="float" office:value="0.0243751986056923" calcext:value-type="float">
            <text:p>0.024375198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57" calcext:value-type="float">
            <text:p>2.57</text:p>
          </table:table-cell>
          <table:table-cell table:formula="of:=(1/([.$H$2]*SQRT(2*PI())))*EXP(-1*((([.I259]-[.$E$2])*([.I259]-[.$E$2]))/(2*[.$G$2])))" office:value-type="float" office:value="0.0231950879319392" calcext:value-type="float">
            <text:p>0.023195087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58" calcext:value-type="float">
            <text:p>2.58</text:p>
          </table:table-cell>
          <table:table-cell table:formula="of:=(1/([.$H$2]*SQRT(2*PI())))*EXP(-1*((([.I260]-[.$E$2])*([.I260]-[.$E$2]))/(2*[.$G$2])))" office:value-type="float" office:value="0.022064247484604" calcext:value-type="float">
            <text:p>0.022064247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59" calcext:value-type="float">
            <text:p>2.59</text:p>
          </table:table-cell>
          <table:table-cell table:formula="of:=(1/([.$H$2]*SQRT(2*PI())))*EXP(-1*((([.I261]-[.$E$2])*([.I261]-[.$E$2]))/(2*[.$G$2])))" office:value-type="float" office:value="0.0209810613469752" calcext:value-type="float">
            <text:p>0.020981061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6" calcext:value-type="float">
            <text:p>2.6</text:p>
          </table:table-cell>
          <table:table-cell table:formula="of:=(1/([.$H$2]*SQRT(2*PI())))*EXP(-1*((([.I262]-[.$E$2])*([.I262]-[.$E$2]))/(2*[.$G$2])))" office:value-type="float" office:value="0.0199439429719925" calcext:value-type="float">
            <text:p>0.01994394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61" calcext:value-type="float">
            <text:p>2.61</text:p>
          </table:table-cell>
          <table:table-cell table:formula="of:=(1/([.$H$2]*SQRT(2*PI())))*EXP(-1*((([.I263]-[.$E$2])*([.I263]-[.$E$2]))/(2*[.$G$2])))" office:value-type="float" office:value="0.0189513359455305" calcext:value-type="float">
            <text:p>0.018951335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62" calcext:value-type="float">
            <text:p>2.62</text:p>
          </table:table-cell>
          <table:table-cell table:formula="of:=(1/([.$H$2]*SQRT(2*PI())))*EXP(-1*((([.I264]-[.$E$2])*([.I264]-[.$E$2]))/(2*[.$G$2])))" office:value-type="float" office:value="0.0180017146597474" calcext:value-type="float">
            <text:p>0.018001714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63" calcext:value-type="float">
            <text:p>2.63</text:p>
          </table:table-cell>
          <table:table-cell table:formula="of:=(1/([.$H$2]*SQRT(2*PI())))*EXP(-1*((([.I265]-[.$E$2])*([.I265]-[.$E$2]))/(2*[.$G$2])))" office:value-type="float" office:value="0.0170935848995392" calcext:value-type="float">
            <text:p>0.017093584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64" calcext:value-type="float">
            <text:p>2.64</text:p>
          </table:table-cell>
          <table:table-cell table:formula="of:=(1/([.$H$2]*SQRT(2*PI())))*EXP(-1*((([.I266]-[.$E$2])*([.I266]-[.$E$2]))/(2*[.$G$2])))" office:value-type="float" office:value="0.0162254843452035" calcext:value-type="float">
            <text:p>0.016225484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65" calcext:value-type="float">
            <text:p>2.65</text:p>
          </table:table-cell>
          <table:table-cell table:formula="of:=(1/([.$H$2]*SQRT(2*PI())))*EXP(-1*((([.I267]-[.$E$2])*([.I267]-[.$E$2]))/(2*[.$G$2])))" office:value-type="float" office:value="0.0153959829944615" calcext:value-type="float">
            <text:p>0.01539598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66" calcext:value-type="float">
            <text:p>2.66</text:p>
          </table:table-cell>
          <table:table-cell table:formula="of:=(1/([.$H$2]*SQRT(2*PI())))*EXP(-1*((([.I268]-[.$E$2])*([.I268]-[.$E$2]))/(2*[.$G$2])))" office:value-type="float" office:value="0.0146036835070283" calcext:value-type="float">
            <text:p>0.014603683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67" calcext:value-type="float">
            <text:p>2.67</text:p>
          </table:table-cell>
          <table:table-cell table:formula="of:=(1/([.$H$2]*SQRT(2*PI())))*EXP(-1*((([.I269]-[.$E$2])*([.I269]-[.$E$2]))/(2*[.$G$2])))" office:value-type="float" office:value="0.0138472214749453" calcext:value-type="float">
            <text:p>0.013847221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68" calcext:value-type="float">
            <text:p>2.68</text:p>
          </table:table-cell>
          <table:table-cell table:formula="of:=(1/([.$H$2]*SQRT(2*PI())))*EXP(-1*((([.I270]-[.$E$2])*([.I270]-[.$E$2]))/(2*[.$G$2])))" office:value-type="float" office:value="0.013125265621907" calcext:value-type="float">
            <text:p>0.013125265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69" calcext:value-type="float">
            <text:p>2.69</text:p>
          </table:table-cell>
          <table:table-cell table:formula="of:=(1/([.$H$2]*SQRT(2*PI())))*EXP(-1*((([.I271]-[.$E$2])*([.I271]-[.$E$2]))/(2*[.$G$2])))" office:value-type="float" office:value="0.0124365179348212" calcext:value-type="float">
            <text:p>0.012436517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7" calcext:value-type="float">
            <text:p>2.7</text:p>
          </table:table-cell>
          <table:table-cell table:formula="of:=(1/([.$H$2]*SQRT(2*PI())))*EXP(-1*((([.I272]-[.$E$2])*([.I272]-[.$E$2]))/(2*[.$G$2])))" office:value-type="float" office:value="0.0117797137308368" calcext:value-type="float">
            <text:p>0.011779713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71" calcext:value-type="float">
            <text:p>2.71</text:p>
          </table:table-cell>
          <table:table-cell table:formula="of:=(1/([.$H$2]*SQRT(2*PI())))*EXP(-1*((([.I273]-[.$E$2])*([.I273]-[.$E$2]))/(2*[.$G$2])))" office:value-type="float" office:value="0.011153621663066" calcext:value-type="float">
            <text:p>0.011153621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72" calcext:value-type="float">
            <text:p>2.72</text:p>
          </table:table-cell>
          <table:table-cell table:formula="of:=(1/([.$H$2]*SQRT(2*PI())))*EXP(-1*((([.I274]-[.$E$2])*([.I274]-[.$E$2]))/(2*[.$G$2])))" office:value-type="float" office:value="0.010557043668203" calcext:value-type="float">
            <text:p>0.010557043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73" calcext:value-type="float">
            <text:p>2.73</text:p>
          </table:table-cell>
          <table:table-cell table:formula="of:=(1/([.$H$2]*SQRT(2*PI())))*EXP(-1*((([.I275]-[.$E$2])*([.I275]-[.$E$2]))/(2*[.$G$2])))" office:value-type="float" office:value="0.00998881485921814" calcext:value-type="float">
            <text:p>0.009988814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74" calcext:value-type="float">
            <text:p>2.74</text:p>
          </table:table-cell>
          <table:table-cell table:formula="of:=(1/([.$H$2]*SQRT(2*PI())))*EXP(-1*((([.I276]-[.$E$2])*([.I276]-[.$E$2]))/(2*[.$G$2])))" office:value-type="float" office:value="0.00944780336626812" calcext:value-type="float">
            <text:p>0.009447803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75" calcext:value-type="float">
            <text:p>2.75</text:p>
          </table:table-cell>
          <table:table-cell table:formula="of:=(1/([.$H$2]*SQRT(2*PI())))*EXP(-1*((([.I277]-[.$E$2])*([.I277]-[.$E$2]))/(2*[.$G$2])))" office:value-type="float" office:value="0.00893291012892368" calcext:value-type="float">
            <text:p>0.008932910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76" calcext:value-type="float">
            <text:p>2.76</text:p>
          </table:table-cell>
          <table:table-cell table:formula="of:=(1/([.$H$2]*SQRT(2*PI())))*EXP(-1*((([.I278]-[.$E$2])*([.I278]-[.$E$2]))/(2*[.$G$2])))" office:value-type="float" office:value="0.00844306864276517" calcext:value-type="float">
            <text:p>0.008443068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77" calcext:value-type="float">
            <text:p>2.77</text:p>
          </table:table-cell>
          <table:table-cell table:formula="of:=(1/([.$H$2]*SQRT(2*PI())))*EXP(-1*((([.I279]-[.$E$2])*([.I279]-[.$E$2]))/(2*[.$G$2])))" office:value-type="float" office:value="0.00797724466334533" calcext:value-type="float">
            <text:p>0.007977244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78" calcext:value-type="float">
            <text:p>2.78</text:p>
          </table:table-cell>
          <table:table-cell table:formula="of:=(1/([.$H$2]*SQRT(2*PI())))*EXP(-1*((([.I280]-[.$E$2])*([.I280]-[.$E$2]))/(2*[.$G$2])))" office:value-type="float" office:value="0.00753443587045642" calcext:value-type="float">
            <text:p>0.007534435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79" calcext:value-type="float">
            <text:p>2.79</text:p>
          </table:table-cell>
          <table:table-cell table:formula="of:=(1/([.$H$2]*SQRT(2*PI())))*EXP(-1*((([.I281]-[.$E$2])*([.I281]-[.$E$2]))/(2*[.$G$2])))" office:value-type="float" office:value="0.00711367149557679" calcext:value-type="float">
            <text:p>0.007113671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8" calcext:value-type="float">
            <text:p>2.8</text:p>
          </table:table-cell>
          <table:table-cell table:formula="of:=(1/([.$H$2]*SQRT(2*PI())))*EXP(-1*((([.I282]-[.$E$2])*([.I282]-[.$E$2]))/(2*[.$G$2])))" office:value-type="float" office:value="0.0067140119153013" calcext:value-type="float">
            <text:p>0.006714011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81" calcext:value-type="float">
            <text:p>2.81</text:p>
          </table:table-cell>
          <table:table-cell table:formula="of:=(1/([.$H$2]*SQRT(2*PI())))*EXP(-1*((([.I283]-[.$E$2])*([.I283]-[.$E$2]))/(2*[.$G$2])))" office:value-type="float" office:value="0.00633454821348861" calcext:value-type="float">
            <text:p>0.006334548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82" calcext:value-type="float">
            <text:p>2.82</text:p>
          </table:table-cell>
          <table:table-cell table:formula="of:=(1/([.$H$2]*SQRT(2*PI())))*EXP(-1*((([.I284]-[.$E$2])*([.I284]-[.$E$2]))/(2*[.$G$2])))" office:value-type="float" office:value="0.00597440171478125" calcext:value-type="float">
            <text:p>0.005974401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83" calcext:value-type="float">
            <text:p>2.83</text:p>
          </table:table-cell>
          <table:table-cell table:formula="of:=(1/([.$H$2]*SQRT(2*PI())))*EXP(-1*((([.I285]-[.$E$2])*([.I285]-[.$E$2]))/(2*[.$G$2])))" office:value-type="float" office:value="0.00563272349207533" calcext:value-type="float">
            <text:p>0.005632723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84" calcext:value-type="float">
            <text:p>2.84</text:p>
          </table:table-cell>
          <table:table-cell table:formula="of:=(1/([.$H$2]*SQRT(2*PI())))*EXP(-1*((([.I286]-[.$E$2])*([.I286]-[.$E$2]))/(2*[.$G$2])))" office:value-type="float" office:value="0.00530869385043474" calcext:value-type="float">
            <text:p>0.005308693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85" calcext:value-type="float">
            <text:p>2.85</text:p>
          </table:table-cell>
          <table:table-cell table:formula="of:=(1/([.$H$2]*SQRT(2*PI())))*EXP(-1*((([.I287]-[.$E$2])*([.I287]-[.$E$2]))/(2*[.$G$2])))" office:value-type="float" office:value="0.0050015217898599" calcext:value-type="float">
            <text:p>0.005001521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86" calcext:value-type="float">
            <text:p>2.86</text:p>
          </table:table-cell>
          <table:table-cell table:formula="of:=(1/([.$H$2]*SQRT(2*PI())))*EXP(-1*((([.I288]-[.$E$2])*([.I288]-[.$E$2]))/(2*[.$G$2])))" office:value-type="float" office:value="0.00471044444923565" calcext:value-type="float">
            <text:p>0.004710444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87" calcext:value-type="float">
            <text:p>2.87</text:p>
          </table:table-cell>
          <table:table-cell table:formula="of:=(1/([.$H$2]*SQRT(2*PI())))*EXP(-1*((([.I289]-[.$E$2])*([.I289]-[.$E$2]))/(2*[.$G$2])))" office:value-type="float" office:value="0.00443472653369438" calcext:value-type="float">
            <text:p>0.004434726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88" calcext:value-type="float">
            <text:p>2.88</text:p>
          </table:table-cell>
          <table:table-cell table:formula="of:=(1/([.$H$2]*SQRT(2*PI())))*EXP(-1*((([.I290]-[.$E$2])*([.I290]-[.$E$2]))/(2*[.$G$2])))" office:value-type="float" office:value="0.00417365972754226" calcext:value-type="float">
            <text:p>0.004173659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89" calcext:value-type="float">
            <text:p>2.89</text:p>
          </table:table-cell>
          <table:table-cell table:formula="of:=(1/([.$H$2]*SQRT(2*PI())))*EXP(-1*((([.I291]-[.$E$2])*([.I291]-[.$E$2]))/(2*[.$G$2])))" office:value-type="float" office:value="0.00392656209480633" calcext:value-type="float">
            <text:p>0.003926562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9" calcext:value-type="float">
            <text:p>2.9</text:p>
          </table:table-cell>
          <table:table-cell table:formula="of:=(1/([.$H$2]*SQRT(2*PI())))*EXP(-1*((([.I292]-[.$E$2])*([.I292]-[.$E$2]))/(2*[.$G$2])))" office:value-type="float" office:value="0.00369277746937042" calcext:value-type="float">
            <text:p>0.003692777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91" calcext:value-type="float">
            <text:p>2.91</text:p>
          </table:table-cell>
          <table:table-cell table:formula="of:=(1/([.$H$2]*SQRT(2*PI())))*EXP(-1*((([.I293]-[.$E$2])*([.I293]-[.$E$2]))/(2*[.$G$2])))" office:value-type="float" office:value="0.00347167483657722" calcext:value-type="float">
            <text:p>0.003471674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92" calcext:value-type="float">
            <text:p>2.92</text:p>
          </table:table-cell>
          <table:table-cell table:formula="of:=(1/([.$H$2]*SQRT(2*PI())))*EXP(-1*((([.I294]-[.$E$2])*([.I294]-[.$E$2]))/(2*[.$G$2])))" office:value-type="float" office:value="0.0032626477080841" calcext:value-type="float">
            <text:p>0.003262647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93" calcext:value-type="float">
            <text:p>2.93</text:p>
          </table:table-cell>
          <table:table-cell table:formula="of:=(1/([.$H$2]*SQRT(2*PI())))*EXP(-1*((([.I295]-[.$E$2])*([.I295]-[.$E$2]))/(2*[.$G$2])))" office:value-type="float" office:value="0.00306511349166992" calcext:value-type="float">
            <text:p>0.003065113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94" calcext:value-type="float">
            <text:p>2.94</text:p>
          </table:table-cell>
          <table:table-cell table:formula="of:=(1/([.$H$2]*SQRT(2*PI())))*EXP(-1*((([.I296]-[.$E$2])*([.I296]-[.$E$2]))/(2*[.$G$2])))" office:value-type="float" office:value="0.00287851285760161" calcext:value-type="float">
            <text:p>0.002878512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95" calcext:value-type="float">
            <text:p>2.95</text:p>
          </table:table-cell>
          <table:table-cell table:formula="of:=(1/([.$H$2]*SQRT(2*PI())))*EXP(-1*((([.I297]-[.$E$2])*([.I297]-[.$E$2]))/(2*[.$G$2])))" office:value-type="float" office:value="0.00270230910308035" calcext:value-type="float">
            <text:p>0.002702309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96" calcext:value-type="float">
            <text:p>2.96</text:p>
          </table:table-cell>
          <table:table-cell table:formula="of:=(1/([.$H$2]*SQRT(2*PI())))*EXP(-1*((([.I298]-[.$E$2])*([.I298]-[.$E$2]))/(2*[.$G$2])))" office:value-type="float" office:value="0.00253598751620077" calcext:value-type="float">
            <text:p>0.002535987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97" calcext:value-type="float">
            <text:p>2.97</text:p>
          </table:table-cell>
          <table:table-cell table:formula="of:=(1/([.$H$2]*SQRT(2*PI())))*EXP(-1*((([.I299]-[.$E$2])*([.I299]-[.$E$2]))/(2*[.$G$2])))" office:value-type="float" office:value="0.00237905474077012" calcext:value-type="float">
            <text:p>0.002379054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98" calcext:value-type="float">
            <text:p>2.98</text:p>
          </table:table-cell>
          <table:table-cell table:formula="of:=(1/([.$H$2]*SQRT(2*PI())))*EXP(-1*((([.I300]-[.$E$2])*([.I300]-[.$E$2]))/(2*[.$G$2])))" office:value-type="float" office:value="0.00223103814325069" calcext:value-type="float">
            <text:p>0.002231038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.99" calcext:value-type="float">
            <text:p>2.99</text:p>
          </table:table-cell>
          <table:table-cell table:formula="of:=(1/([.$H$2]*SQRT(2*PI())))*EXP(-1*((([.I301]-[.$E$2])*([.I301]-[.$E$2]))/(2*[.$G$2])))" office:value-type="float" office:value="0.00209148518300542" calcext:value-type="float">
            <text:p>0.002091485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(1/([.$H$2]*SQRT(2*PI())))*EXP(-1*((([.I302]-[.$E$2])*([.I302]-[.$E$2]))/(2*[.$G$2])))" office:value-type="float" office:value="0.0019599627869466" calcext:value-type="float">
            <text:p>0.001959962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01" calcext:value-type="float">
            <text:p>3.01</text:p>
          </table:table-cell>
          <table:table-cell table:formula="of:=(1/([.$H$2]*SQRT(2*PI())))*EXP(-1*((([.I303]-[.$E$2])*([.I303]-[.$E$2]))/(2*[.$G$2])))" office:value-type="float" office:value="0.00183605672960805" calcext:value-type="float">
            <text:p>0.001836056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02" calcext:value-type="float">
            <text:p>3.02</text:p>
          </table:table-cell>
          <table:table-cell table:formula="of:=(1/([.$H$2]*SQRT(2*PI())))*EXP(-1*((([.I304]-[.$E$2])*([.I304]-[.$E$2]))/(2*[.$G$2])))" office:value-type="float" office:value="0.00171937101958479" calcext:value-type="float">
            <text:p>0.00171937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03" calcext:value-type="float">
            <text:p>3.03</text:p>
          </table:table-cell>
          <table:table-cell table:formula="of:=(1/([.$H$2]*SQRT(2*PI())))*EXP(-1*((([.I305]-[.$E$2])*([.I305]-[.$E$2]))/(2*[.$G$2])))" office:value-type="float" office:value="0.00160952729320953" calcext:value-type="float">
            <text:p>0.001609527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04" calcext:value-type="float">
            <text:p>3.04</text:p>
          </table:table-cell>
          <table:table-cell table:formula="of:=(1/([.$H$2]*SQRT(2*PI())))*EXP(-1*((([.I306]-[.$E$2])*([.I306]-[.$E$2]))/(2*[.$G$2])))" office:value-type="float" office:value="0.0015061642162632" calcext:value-type="float">
            <text:p>0.001506164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05" calcext:value-type="float">
            <text:p>3.05</text:p>
          </table:table-cell>
          <table:table-cell table:formula="of:=(1/([.$H$2]*SQRT(2*PI())))*EXP(-1*((([.I307]-[.$E$2])*([.I307]-[.$E$2]))/(2*[.$G$2])))" office:value-type="float" office:value="0.00140893689444634" calcext:value-type="float">
            <text:p>0.001408936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06" calcext:value-type="float">
            <text:p>3.06</text:p>
          </table:table-cell>
          <table:table-cell table:formula="of:=(1/([.$H$2]*SQRT(2*PI())))*EXP(-1*((([.I308]-[.$E$2])*([.I308]-[.$E$2]))/(2*[.$G$2])))" office:value-type="float" office:value="0.00131751629327148" calcext:value-type="float">
            <text:p>0.001317516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07" calcext:value-type="float">
            <text:p>3.07</text:p>
          </table:table-cell>
          <table:table-cell table:formula="of:=(1/([.$H$2]*SQRT(2*PI())))*EXP(-1*((([.I309]-[.$E$2])*([.I309]-[.$E$2]))/(2*[.$G$2])))" office:value-type="float" office:value="0.00123158866797095" calcext:value-type="float">
            <text:p>0.001231588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08" calcext:value-type="float">
            <text:p>3.08</text:p>
          </table:table-cell>
          <table:table-cell table:formula="of:=(1/([.$H$2]*SQRT(2*PI())))*EXP(-1*((([.I310]-[.$E$2])*([.I310]-[.$E$2]))/(2*[.$G$2])))" office:value-type="float" office:value="0.00115085500395252" calcext:value-type="float">
            <text:p>0.00115085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09" calcext:value-type="float">
            <text:p>3.09</text:p>
          </table:table-cell>
          <table:table-cell table:formula="of:=(1/([.$H$2]*SQRT(2*PI())))*EXP(-1*((([.I311]-[.$E$2])*([.I311]-[.$E$2]))/(2*[.$G$2])))" office:value-type="float" office:value="0.00107503046827525" calcext:value-type="float">
            <text:p>0.00107503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1" calcext:value-type="float">
            <text:p>3.1</text:p>
          </table:table-cell>
          <table:table-cell table:formula="of:=(1/([.$H$2]*SQRT(2*PI())))*EXP(-1*((([.I312]-[.$E$2])*([.I312]-[.$E$2]))/(2*[.$G$2])))" office:value-type="float" office:value="0.00100384387256062" calcext:value-type="float">
            <text:p>0.001003843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11" calcext:value-type="float">
            <text:p>3.11</text:p>
          </table:table-cell>
          <table:table-cell table:formula="of:=(1/([.$H$2]*SQRT(2*PI())))*EXP(-1*((([.I313]-[.$E$2])*([.I313]-[.$E$2]))/(2*[.$G$2])))" office:value-type="float" office:value="0.000937037147699484" calcext:value-type="float">
            <text:p>0.000937037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12" calcext:value-type="float">
            <text:p>3.12</text:p>
          </table:table-cell>
          <table:table-cell table:formula="of:=(1/([.$H$2]*SQRT(2*PI())))*EXP(-1*((([.I314]-[.$E$2])*([.I314]-[.$E$2]))/(2*[.$G$2])))" office:value-type="float" office:value="0.000874364830662896" calcext:value-type="float">
            <text:p>0.000874364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13" calcext:value-type="float">
            <text:p>3.13</text:p>
          </table:table-cell>
          <table:table-cell table:formula="of:=(1/([.$H$2]*SQRT(2*PI())))*EXP(-1*((([.I315]-[.$E$2])*([.I315]-[.$E$2]))/(2*[.$G$2])))" office:value-type="float" office:value="0.000815593563675767" calcext:value-type="float">
            <text:p>0.000815593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14" calcext:value-type="float">
            <text:p>3.14</text:p>
          </table:table-cell>
          <table:table-cell table:formula="of:=(1/([.$H$2]*SQRT(2*PI())))*EXP(-1*((([.I316]-[.$E$2])*([.I316]-[.$E$2]))/(2*[.$G$2])))" office:value-type="float" office:value="0.000760501605965029" calcext:value-type="float">
            <text:p>0.000760501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15" calcext:value-type="float">
            <text:p>3.15</text:p>
          </table:table-cell>
          <table:table-cell table:formula="of:=(1/([.$H$2]*SQRT(2*PI())))*EXP(-1*((([.I317]-[.$E$2])*([.I317]-[.$E$2]))/(2*[.$G$2])))" office:value-type="float" office:value="0.000708878358249747" calcext:value-type="float">
            <text:p>0.000708878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16" calcext:value-type="float">
            <text:p>3.16</text:p>
          </table:table-cell>
          <table:table-cell table:formula="of:=(1/([.$H$2]*SQRT(2*PI())))*EXP(-1*((([.I318]-[.$E$2])*([.I318]-[.$E$2]))/(2*[.$G$2])))" office:value-type="float" office:value="0.000660523900098541" calcext:value-type="float">
            <text:p>0.000660523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17" calcext:value-type="float">
            <text:p>3.17</text:p>
          </table:table-cell>
          <table:table-cell table:formula="of:=(1/([.$H$2]*SQRT(2*PI())))*EXP(-1*((([.I319]-[.$E$2])*([.I319]-[.$E$2]))/(2*[.$G$2])))" office:value-type="float" office:value="0.000615248540240437" calcext:value-type="float">
            <text:p>0.000615248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18" calcext:value-type="float">
            <text:p>3.18</text:p>
          </table:table-cell>
          <table:table-cell table:formula="of:=(1/([.$H$2]*SQRT(2*PI())))*EXP(-1*((([.I320]-[.$E$2])*([.I320]-[.$E$2]))/(2*[.$G$2])))" office:value-type="float" office:value="0.000572872379878041" calcext:value-type="float">
            <text:p>0.000572872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19" calcext:value-type="float">
            <text:p>3.19</text:p>
          </table:table-cell>
          <table:table-cell table:formula="of:=(1/([.$H$2]*SQRT(2*PI())))*EXP(-1*((([.I321]-[.$E$2])*([.I321]-[.$E$2]))/(2*[.$G$2])))" office:value-type="float" office:value="0.000533224889017493" calcext:value-type="float">
            <text:p>0.000533224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2" calcext:value-type="float">
            <text:p>3.2</text:p>
          </table:table-cell>
          <table:table-cell table:formula="of:=(1/([.$H$2]*SQRT(2*PI())))*EXP(-1*((([.I322]-[.$E$2])*([.I322]-[.$E$2]))/(2*[.$G$2])))" office:value-type="float" office:value="0.00049614449579716" calcext:value-type="float">
            <text:p>0.000496144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21" calcext:value-type="float">
            <text:p>3.21</text:p>
          </table:table-cell>
          <table:table-cell table:formula="of:=(1/([.$H$2]*SQRT(2*PI())))*EXP(-1*((([.I323]-[.$E$2])*([.I323]-[.$E$2]))/(2*[.$G$2])))" office:value-type="float" office:value="0.000461478188767113" calcext:value-type="float">
            <text:p>0.000461478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22" calcext:value-type="float">
            <text:p>3.22</text:p>
          </table:table-cell>
          <table:table-cell table:formula="of:=(1/([.$H$2]*SQRT(2*PI())))*EXP(-1*((([.I324]-[.$E$2])*([.I324]-[.$E$2]))/(2*[.$G$2])))" office:value-type="float" office:value="0.000429081132043534" calcext:value-type="float">
            <text:p>0.00042908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23" calcext:value-type="float">
            <text:p>3.23</text:p>
          </table:table-cell>
          <table:table-cell table:formula="of:=(1/([.$H$2]*SQRT(2*PI())))*EXP(-1*((([.I325]-[.$E$2])*([.I325]-[.$E$2]))/(2*[.$G$2])))" office:value-type="float" office:value="0.000398816293236457" calcext:value-type="float">
            <text:p>0.000398816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24" calcext:value-type="float">
            <text:p>3.24</text:p>
          </table:table-cell>
          <table:table-cell table:formula="of:=(1/([.$H$2]*SQRT(2*PI())))*EXP(-1*((([.I326]-[.$E$2])*([.I326]-[.$E$2]))/(2*[.$G$2])))" office:value-type="float" office:value="0.000370554084025627" calcext:value-type="float">
            <text:p>0.000370554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25" calcext:value-type="float">
            <text:p>3.25</text:p>
          </table:table-cell>
          <table:table-cell table:formula="of:=(1/([.$H$2]*SQRT(2*PI())))*EXP(-1*((([.I327]-[.$E$2])*([.I327]-[.$E$2]))/(2*[.$G$2])))" office:value-type="float" office:value="0.000344172013237642" calcext:value-type="float">
            <text:p>0.00034417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26" calcext:value-type="float">
            <text:p>3.26</text:p>
          </table:table-cell>
          <table:table-cell table:formula="of:=(1/([.$H$2]*SQRT(2*PI())))*EXP(-1*((([.I328]-[.$E$2])*([.I328]-[.$E$2]))/(2*[.$G$2])))" office:value-type="float" office:value="0.00031955435225775" calcext:value-type="float">
            <text:p>0.000319554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27" calcext:value-type="float">
            <text:p>3.27</text:p>
          </table:table-cell>
          <table:table-cell table:formula="of:=(1/([.$H$2]*SQRT(2*PI())))*EXP(-1*((([.I329]-[.$E$2])*([.I329]-[.$E$2]))/(2*[.$G$2])))" office:value-type="float" office:value="0.000296591812591845" calcext:value-type="float">
            <text:p>0.000296591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28" calcext:value-type="float">
            <text:p>3.28</text:p>
          </table:table-cell>
          <table:table-cell table:formula="of:=(1/([.$H$2]*SQRT(2*PI())))*EXP(-1*((([.I330]-[.$E$2])*([.I330]-[.$E$2]))/(2*[.$G$2])))" office:value-type="float" office:value="0.000275181235378058" calcext:value-type="float">
            <text:p>0.000275181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29" calcext:value-type="float">
            <text:p>3.29</text:p>
          </table:table-cell>
          <table:table-cell table:formula="of:=(1/([.$H$2]*SQRT(2*PI())))*EXP(-1*((([.I331]-[.$E$2])*([.I331]-[.$E$2]))/(2*[.$G$2])))" office:value-type="float" office:value="0.00025522529263299" calcext:value-type="float">
            <text:p>0.000255225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3" calcext:value-type="float">
            <text:p>3.3</text:p>
          </table:table-cell>
          <table:table-cell table:formula="of:=(1/([.$H$2]*SQRT(2*PI())))*EXP(-1*((([.I332]-[.$E$2])*([.I332]-[.$E$2]))/(2*[.$G$2])))" office:value-type="float" office:value="0.000236632200004785" calcext:value-type="float">
            <text:p>0.000236632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31" calcext:value-type="float">
            <text:p>3.31</text:p>
          </table:table-cell>
          <table:table-cell table:formula="of:=(1/([.$H$2]*SQRT(2*PI())))*EXP(-1*((([.I333]-[.$E$2])*([.I333]-[.$E$2]))/(2*[.$G$2])))" office:value-type="float" office:value="0.000219315440794039" calcext:value-type="float">
            <text:p>0.000219315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32" calcext:value-type="float">
            <text:p>3.32</text:p>
          </table:table-cell>
          <table:table-cell table:formula="of:=(1/([.$H$2]*SQRT(2*PI())))*EXP(-1*((([.I334]-[.$E$2])*([.I334]-[.$E$2]))/(2*[.$G$2])))" office:value-type="float" office:value="0.000203193500993731" calcext:value-type="float">
            <text:p>0.000203193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33" calcext:value-type="float">
            <text:p>3.33</text:p>
          </table:table-cell>
          <table:table-cell table:formula="of:=(1/([.$H$2]*SQRT(2*PI())))*EXP(-1*((([.I335]-[.$E$2])*([.I335]-[.$E$2]))/(2*[.$G$2])))" office:value-type="float" office:value="0.000188189615091029" calcext:value-type="float">
            <text:p>0.000188189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34" calcext:value-type="float">
            <text:p>3.34</text:p>
          </table:table-cell>
          <table:table-cell table:formula="of:=(1/([.$H$2]*SQRT(2*PI())))*EXP(-1*((([.I336]-[.$E$2])*([.I336]-[.$E$2]))/(2*[.$G$2])))" office:value-type="float" office:value="0.000174231522366698" calcext:value-type="float">
            <text:p>0.000174231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35" calcext:value-type="float">
            <text:p>3.35</text:p>
          </table:table-cell>
          <table:table-cell table:formula="of:=(1/([.$H$2]*SQRT(2*PI())))*EXP(-1*((([.I337]-[.$E$2])*([.I337]-[.$E$2]))/(2*[.$G$2])))" office:value-type="float" office:value="0.000161251233422053" calcext:value-type="float">
            <text:p>0.000161251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36" calcext:value-type="float">
            <text:p>3.36</text:p>
          </table:table-cell>
          <table:table-cell table:formula="of:=(1/([.$H$2]*SQRT(2*PI())))*EXP(-1*((([.I338]-[.$E$2])*([.I338]-[.$E$2]))/(2*[.$G$2])))" office:value-type="float" office:value="0.000149184806658726" calcext:value-type="float">
            <text:p>0.000149184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37" calcext:value-type="float">
            <text:p>3.37</text:p>
          </table:table-cell>
          <table:table-cell table:formula="of:=(1/([.$H$2]*SQRT(2*PI())))*EXP(-1*((([.I339]-[.$E$2])*([.I339]-[.$E$2]))/(2*[.$G$2])))" office:value-type="float" office:value="0.000137972134432956" calcext:value-type="float">
            <text:p>0.000137972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38" calcext:value-type="float">
            <text:p>3.38</text:p>
          </table:table-cell>
          <table:table-cell table:formula="of:=(1/([.$H$2]*SQRT(2*PI())))*EXP(-1*((([.I340]-[.$E$2])*([.I340]-[.$E$2]))/(2*[.$G$2])))" office:value-type="float" office:value="0.000127556738603598" calcext:value-type="float">
            <text:p>0.000127556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39" calcext:value-type="float">
            <text:p>3.39</text:p>
          </table:table-cell>
          <table:table-cell table:formula="of:=(1/([.$H$2]*SQRT(2*PI())))*EXP(-1*((([.I341]-[.$E$2])*([.I341]-[.$E$2]))/(2*[.$G$2])))" office:value-type="float" office:value="0.000117885575191438" calcext:value-type="float">
            <text:p>0.000117885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4" calcext:value-type="float">
            <text:p>3.4</text:p>
          </table:table-cell>
          <table:table-cell table:formula="of:=(1/([.$H$2]*SQRT(2*PI())))*EXP(-1*((([.I342]-[.$E$2])*([.I342]-[.$E$2]))/(2*[.$G$2])))" office:value-type="float" office:value="0.000108908847866761" calcext:value-type="float">
            <text:p>0.000108908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41" calcext:value-type="float">
            <text:p>3.41</text:p>
          </table:table-cell>
          <table:table-cell table:formula="of:=(1/([.$H$2]*SQRT(2*PI())))*EXP(-1*((([.I343]-[.$E$2])*([.I343]-[.$E$2]))/(2*[.$G$2])))" office:value-type="float" office:value="0.00010057982998223" calcext:value-type="float">
            <text:p>0.000100579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42" calcext:value-type="float">
            <text:p>3.42</text:p>
          </table:table-cell>
          <table:table-cell table:formula="of:=(1/([.$H$2]*SQRT(2*PI())))*EXP(-1*((([.I344]-[.$E$2])*([.I344]-[.$E$2]))/(2*[.$G$2])))" office:value-type="float" office:value="0.0000928546948690671" calcext:value-type="float">
            <text:p>9.28546948690671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43" calcext:value-type="float">
            <text:p>3.43</text:p>
          </table:table-cell>
          <table:table-cell table:formula="of:=(1/([.$H$2]*SQRT(2*PI())))*EXP(-1*((([.I345]-[.$E$2])*([.I345]-[.$E$2]))/(2*[.$G$2])))" office:value-type="float" office:value="0.0000856923541161231" calcext:value-type="float">
            <text:p>8.56923541161231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44" calcext:value-type="float">
            <text:p>3.44</text:p>
          </table:table-cell>
          <table:table-cell table:formula="of:=(1/([.$H$2]*SQRT(2*PI())))*EXP(-1*((([.I346]-[.$E$2])*([.I346]-[.$E$2]))/(2*[.$G$2])))" office:value-type="float" office:value="0.0000790543035537057" calcext:value-type="float">
            <text:p>7.90543035537057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45" calcext:value-type="float">
            <text:p>3.45</text:p>
          </table:table-cell>
          <table:table-cell table:formula="of:=(1/([.$H$2]*SQRT(2*PI())))*EXP(-1*((([.I347]-[.$E$2])*([.I347]-[.$E$2]))/(2*[.$G$2])))" office:value-type="float" office:value="0.0000729044766668493" calcext:value-type="float">
            <text:p>7.29044766668493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46" calcext:value-type="float">
            <text:p>3.46</text:p>
          </table:table-cell>
          <table:table-cell table:formula="of:=(1/([.$H$2]*SQRT(2*PI())))*EXP(-1*((([.I348]-[.$E$2])*([.I348]-[.$E$2]))/(2*[.$G$2])))" office:value-type="float" office:value="0.0000672091051661301" calcext:value-type="float">
            <text:p>6.72091051661301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47" calcext:value-type="float">
            <text:p>3.47</text:p>
          </table:table-cell>
          <table:table-cell table:formula="of:=(1/([.$H$2]*SQRT(2*PI())))*EXP(-1*((([.I349]-[.$E$2])*([.I349]-[.$E$2]))/(2*[.$G$2])))" office:value-type="float" office:value="0.0000619365864479707" calcext:value-type="float">
            <text:p>6.19365864479707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48" calcext:value-type="float">
            <text:p>3.48</text:p>
          </table:table-cell>
          <table:table-cell table:formula="of:=(1/([.$H$2]*SQRT(2*PI())))*EXP(-1*((([.I350]-[.$E$2])*([.I350]-[.$E$2]))/(2*[.$G$2])))" office:value-type="float" office:value="0.0000570573576806927" calcext:value-type="float">
            <text:p>5.70573576806927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49" calcext:value-type="float">
            <text:p>3.49</text:p>
          </table:table-cell>
          <table:table-cell table:formula="of:=(1/([.$H$2]*SQRT(2*PI())))*EXP(-1*((([.I351]-[.$E$2])*([.I351]-[.$E$2]))/(2*[.$G$2])))" office:value-type="float" office:value="0.0000525437762572548" calcext:value-type="float">
            <text:p>5.25437762572548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5" calcext:value-type="float">
            <text:p>3.5</text:p>
          </table:table-cell>
          <table:table-cell table:formula="of:=(1/([.$H$2]*SQRT(2*PI())))*EXP(-1*((([.I352]-[.$E$2])*([.I352]-[.$E$2]))/(2*[.$G$2])))" office:value-type="float" office:value="0.0000483700063606588" calcext:value-type="float">
            <text:p>0.0000483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51" calcext:value-type="float">
            <text:p>3.51</text:p>
          </table:table-cell>
          <table:table-cell table:formula="of:=(1/([.$H$2]*SQRT(2*PI())))*EXP(-1*((([.I353]-[.$E$2])*([.I353]-[.$E$2]))/(2*[.$G$2])))" office:value-type="float" office:value="0.0000445119113933253" calcext:value-type="float">
            <text:p>4.45119113933253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52" calcext:value-type="float">
            <text:p>3.52</text:p>
          </table:table-cell>
          <table:table-cell table:formula="of:=(1/([.$H$2]*SQRT(2*PI())))*EXP(-1*((([.I354]-[.$E$2])*([.I354]-[.$E$2]))/(2*[.$G$2])))" office:value-type="float" office:value="0.0000409469520273381" calcext:value-type="float">
            <text:p>0.00004094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53" calcext:value-type="float">
            <text:p>3.53</text:p>
          </table:table-cell>
          <table:table-cell table:formula="of:=(1/([.$H$2]*SQRT(2*PI())))*EXP(-1*((([.I355]-[.$E$2])*([.I355]-[.$E$2]))/(2*[.$G$2])))" office:value-type="float" office:value="0.0000376540896382707" calcext:value-type="float">
            <text:p>3.76540896382707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54" calcext:value-type="float">
            <text:p>3.54</text:p>
          </table:table-cell>
          <table:table-cell table:formula="of:=(1/([.$H$2]*SQRT(2*PI())))*EXP(-1*((([.I356]-[.$E$2])*([.I356]-[.$E$2]))/(2*[.$G$2])))" office:value-type="float" office:value="0.0000346136948913119" calcext:value-type="float">
            <text:p>3.46136948913119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55" calcext:value-type="float">
            <text:p>3.55</text:p>
          </table:table-cell>
          <table:table-cell table:formula="of:=(1/([.$H$2]*SQRT(2*PI())))*EXP(-1*((([.I357]-[.$E$2])*([.I357]-[.$E$2]))/(2*[.$G$2])))" office:value-type="float" office:value="0.0000318074612545607" calcext:value-type="float">
            <text:p>3.18074612545607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56" calcext:value-type="float">
            <text:p>3.56</text:p>
          </table:table-cell>
          <table:table-cell table:formula="of:=(1/([.$H$2]*SQRT(2*PI())))*EXP(-1*((([.I358]-[.$E$2])*([.I358]-[.$E$2]))/(2*[.$G$2])))" office:value-type="float" office:value="0.0000292183232206404" calcext:value-type="float">
            <text:p>2.92183232206404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57" calcext:value-type="float">
            <text:p>3.57</text:p>
          </table:table-cell>
          <table:table-cell table:formula="of:=(1/([.$H$2]*SQRT(2*PI())))*EXP(-1*((([.I359]-[.$E$2])*([.I359]-[.$E$2]))/(2*[.$G$2])))" office:value-type="float" office:value="0.000026830379024152" calcext:value-type="float">
            <text:p>2.6830379024152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58" calcext:value-type="float">
            <text:p>3.58</text:p>
          </table:table-cell>
          <table:table-cell table:formula="of:=(1/([.$H$2]*SQRT(2*PI())))*EXP(-1*((([.I360]-[.$E$2])*([.I360]-[.$E$2]))/(2*[.$G$2])))" office:value-type="float" office:value="0.0000246288176489276" calcext:value-type="float">
            <text:p>2.46288176489276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59" calcext:value-type="float">
            <text:p>3.59</text:p>
          </table:table-cell>
          <table:table-cell table:formula="of:=(1/([.$H$2]*SQRT(2*PI())))*EXP(-1*((([.I361]-[.$E$2])*([.I361]-[.$E$2]))/(2*[.$G$2])))" office:value-type="float" office:value="0.0000225998499255226" calcext:value-type="float">
            <text:p>2.25998499255226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6" calcext:value-type="float">
            <text:p>3.6</text:p>
          </table:table-cell>
          <table:table-cell table:formula="of:=(1/([.$H$2]*SQRT(2*PI())))*EXP(-1*((([.I362]-[.$E$2])*([.I362]-[.$E$2]))/(2*[.$G$2])))" office:value-type="float" office:value="0.0000207306435258793" calcext:value-type="float">
            <text:p>2.07306435258793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61" calcext:value-type="float">
            <text:p>3.61</text:p>
          </table:table-cell>
          <table:table-cell table:formula="of:=(1/([.$H$2]*SQRT(2*PI())))*EXP(-1*((([.I363]-[.$E$2])*([.I363]-[.$E$2]))/(2*[.$G$2])))" office:value-type="float" office:value="0.0000190092616685943" calcext:value-type="float">
            <text:p>1.90092616685943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62" calcext:value-type="float">
            <text:p>3.62</text:p>
          </table:table-cell>
          <table:table-cell table:formula="of:=(1/([.$H$2]*SQRT(2*PI())))*EXP(-1*((([.I364]-[.$E$2])*([.I364]-[.$E$2]))/(2*[.$G$2])))" office:value-type="float" office:value="0.0000174246053546856" calcext:value-type="float">
            <text:p>1.74246053546856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63" calcext:value-type="float">
            <text:p>3.63</text:p>
          </table:table-cell>
          <table:table-cell table:formula="of:=(1/([.$H$2]*SQRT(2*PI())))*EXP(-1*((([.I365]-[.$E$2])*([.I365]-[.$E$2]))/(2*[.$G$2])))" office:value-type="float" office:value="0.0000159663589601903" calcext:value-type="float">
            <text:p>1.59663589601903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64" calcext:value-type="float">
            <text:p>3.64</text:p>
          </table:table-cell>
          <table:table-cell table:formula="of:=(1/([.$H$2]*SQRT(2*PI())))*EXP(-1*((([.I366]-[.$E$2])*([.I366]-[.$E$2]))/(2*[.$G$2])))" office:value-type="float" office:value="0.0000146249390182907" calcext:value-type="float">
            <text:p>1.46249390182907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65" calcext:value-type="float">
            <text:p>3.65</text:p>
          </table:table-cell>
          <table:table-cell table:formula="of:=(1/([.$H$2]*SQRT(2*PI())))*EXP(-1*((([.I367]-[.$E$2])*([.I367]-[.$E$2]))/(2*[.$G$2])))" office:value-type="float" office:value="0.0000133914460299695" calcext:value-type="float">
            <text:p>1.33914460299695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66" calcext:value-type="float">
            <text:p>3.66</text:p>
          </table:table-cell>
          <table:table-cell table:formula="of:=(1/([.$H$2]*SQRT(2*PI())))*EXP(-1*((([.I368]-[.$E$2])*([.I368]-[.$E$2]))/(2*[.$G$2])))" office:value-type="float" office:value="0.0000122576191484051" calcext:value-type="float">
            <text:p>1.22576191484051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67" calcext:value-type="float">
            <text:p>3.67</text:p>
          </table:table-cell>
          <table:table-cell table:formula="of:=(1/([.$H$2]*SQRT(2*PI())))*EXP(-1*((([.I369]-[.$E$2])*([.I369]-[.$E$2]))/(2*[.$G$2])))" office:value-type="float" office:value="0.0000112157935884374" calcext:value-type="float">
            <text:p>1.12157935884374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68" calcext:value-type="float">
            <text:p>3.68</text:p>
          </table:table-cell>
          <table:table-cell table:formula="of:=(1/([.$H$2]*SQRT(2*PI())))*EXP(-1*((([.I370]-[.$E$2])*([.I370]-[.$E$2]))/(2*[.$G$2])))" office:value-type="float" office:value="0.0000102588606184402" calcext:value-type="float">
            <text:p>1.02588606184402E-0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69" calcext:value-type="float">
            <text:p>3.69</text:p>
          </table:table-cell>
          <table:table-cell table:formula="of:=(1/([.$H$2]*SQRT(2*PI())))*EXP(-1*((([.I371]-[.$E$2])*([.I371]-[.$E$2]))/(2*[.$G$2])))" office:value-type="float" office:value="0.00000938022999782714" calcext:value-type="float">
            <text:p>9.38022999782714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7" calcext:value-type="float">
            <text:p>3.7</text:p>
          </table:table-cell>
          <table:table-cell table:formula="of:=(1/([.$H$2]*SQRT(2*PI())))*EXP(-1*((([.I372]-[.$E$2])*([.I372]-[.$E$2]))/(2*[.$G$2])))" office:value-type="float" office:value="0.00000857379472918302" calcext:value-type="float">
            <text:p>8.57379472918302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71" calcext:value-type="float">
            <text:p>3.71</text:p>
          </table:table-cell>
          <table:table-cell table:formula="of:=(1/([.$H$2]*SQRT(2*PI())))*EXP(-1*((([.I373]-[.$E$2])*([.I373]-[.$E$2]))/(2*[.$G$2])))" office:value-type="float" office:value="0.00000783389799964553" calcext:value-type="float">
            <text:p>7.83389799964553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72" calcext:value-type="float">
            <text:p>3.72</text:p>
          </table:table-cell>
          <table:table-cell table:formula="of:=(1/([.$H$2]*SQRT(2*PI())))*EXP(-1*((([.I374]-[.$E$2])*([.I374]-[.$E$2]))/(2*[.$G$2])))" office:value-type="float" office:value="0.00000715530219165378" calcext:value-type="float">
            <text:p>7.15530219165378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73" calcext:value-type="float">
            <text:p>3.73</text:p>
          </table:table-cell>
          <table:table-cell table:formula="of:=(1/([.$H$2]*SQRT(2*PI())))*EXP(-1*((([.I375]-[.$E$2])*([.I375]-[.$E$2]))/(2*[.$G$2])))" office:value-type="float" office:value="0.00000653315984853215" calcext:value-type="float">
            <text:p>6.53315984853215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74" calcext:value-type="float">
            <text:p>3.74</text:p>
          </table:table-cell>
          <table:table-cell table:formula="of:=(1/([.$H$2]*SQRT(2*PI())))*EXP(-1*((([.I376]-[.$E$2])*([.I376]-[.$E$2]))/(2*[.$G$2])))" office:value-type="float" office:value="0.00000596298648557778" calcext:value-type="float">
            <text:p>0.00000596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75" calcext:value-type="float">
            <text:p>3.75</text:p>
          </table:table-cell>
          <table:table-cell table:formula="of:=(1/([.$H$2]*SQRT(2*PI())))*EXP(-1*((([.I377]-[.$E$2])*([.I377]-[.$E$2]))/(2*[.$G$2])))" office:value-type="float" office:value="0.00000544063514237391" calcext:value-type="float">
            <text:p>5.44063514237391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76" calcext:value-type="float">
            <text:p>3.76</text:p>
          </table:table-cell>
          <table:table-cell table:formula="of:=(1/([.$H$2]*SQRT(2*PI())))*EXP(-1*((([.I378]-[.$E$2])*([.I378]-[.$E$2]))/(2*[.$G$2])))" office:value-type="float" office:value="0.00000496227257694652" calcext:value-type="float">
            <text:p>4.96227257694652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77" calcext:value-type="float">
            <text:p>3.77</text:p>
          </table:table-cell>
          <table:table-cell table:formula="of:=(1/([.$H$2]*SQRT(2*PI())))*EXP(-1*((([.I379]-[.$E$2])*([.I379]-[.$E$2]))/(2*[.$G$2])))" office:value-type="float" office:value="0.00000452435700712641" calcext:value-type="float">
            <text:p>4.52435700712641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78" calcext:value-type="float">
            <text:p>3.78</text:p>
          </table:table-cell>
          <table:table-cell table:formula="of:=(1/([.$H$2]*SQRT(2*PI())))*EXP(-1*((([.I380]-[.$E$2])*([.I380]-[.$E$2]))/(2*[.$G$2])))" office:value-type="float" office:value="0.00000412361730906379" calcext:value-type="float">
            <text:p>4.12361730906379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79" calcext:value-type="float">
            <text:p>3.79</text:p>
          </table:table-cell>
          <table:table-cell table:formula="of:=(1/([.$H$2]*SQRT(2*PI())))*EXP(-1*((([.I381]-[.$E$2])*([.I381]-[.$E$2]))/(2*[.$G$2])))" office:value-type="float" office:value="0.00000375703358727449" calcext:value-type="float">
            <text:p>0.00000375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8" calcext:value-type="float">
            <text:p>3.8</text:p>
          </table:table-cell>
          <table:table-cell table:formula="of:=(1/([.$H$2]*SQRT(2*PI())))*EXP(-1*((([.I382]-[.$E$2])*([.I382]-[.$E$2]))/(2*[.$G$2])))" office:value-type="float" office:value="0.00000342181903486901" calcext:value-type="float">
            <text:p>3.42181903486901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81" calcext:value-type="float">
            <text:p>3.81</text:p>
          </table:table-cell>
          <table:table-cell table:formula="of:=(1/([.$H$2]*SQRT(2*PI())))*EXP(-1*((([.I383]-[.$E$2])*([.I383]-[.$E$2]))/(2*[.$G$2])))" office:value-type="float" office:value="0.00000311540300673475" calcext:value-type="float">
            <text:p>3.11540300673475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82" calcext:value-type="float">
            <text:p>3.82</text:p>
          </table:table-cell>
          <table:table-cell table:formula="of:=(1/([.$H$2]*SQRT(2*PI())))*EXP(-1*((([.I384]-[.$E$2])*([.I384]-[.$E$2]))/(2*[.$G$2])))" office:value-type="float" office:value="0.00000283541523240469" calcext:value-type="float">
            <text:p>2.83541523240469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83" calcext:value-type="float">
            <text:p>3.83</text:p>
          </table:table-cell>
          <table:table-cell table:formula="of:=(1/([.$H$2]*SQRT(2*PI())))*EXP(-1*((([.I385]-[.$E$2])*([.I385]-[.$E$2]))/(2*[.$G$2])))" office:value-type="float" office:value="0.00000257967109915738" calcext:value-type="float">
            <text:p>2.57967109915738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84" calcext:value-type="float">
            <text:p>3.84</text:p>
          </table:table-cell>
          <table:table-cell table:formula="of:=(1/([.$H$2]*SQRT(2*PI())))*EXP(-1*((([.I386]-[.$E$2])*([.I386]-[.$E$2]))/(2*[.$G$2])))" office:value-type="float" office:value="0.00000234615793955187" calcext:value-type="float">
            <text:p>2.34615793955187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85" calcext:value-type="float">
            <text:p>3.85</text:p>
          </table:table-cell>
          <table:table-cell table:formula="of:=(1/([.$H$2]*SQRT(2*PI())))*EXP(-1*((([.I387]-[.$E$2])*([.I387]-[.$E$2]))/(2*[.$G$2])))" office:value-type="float" office:value="0.00000213302226111278" calcext:value-type="float">
            <text:p>0.00000213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86" calcext:value-type="float">
            <text:p>3.86</text:p>
          </table:table-cell>
          <table:table-cell table:formula="of:=(1/([.$H$2]*SQRT(2*PI())))*EXP(-1*((([.I388]-[.$E$2])*([.I388]-[.$E$2]))/(2*[.$G$2])))" office:value-type="float" office:value="0.00000193855785924538" calcext:value-type="float">
            <text:p>1.93855785924538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87" calcext:value-type="float">
            <text:p>3.87</text:p>
          </table:table-cell>
          <table:table-cell table:formula="of:=(1/([.$H$2]*SQRT(2*PI())))*EXP(-1*((([.I389]-[.$E$2])*([.I389]-[.$E$2]))/(2*[.$G$2])))" office:value-type="float" office:value="0.0000017611947576824" calcext:value-type="float">
            <text:p>1.7611947576824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88" calcext:value-type="float">
            <text:p>3.88</text:p>
          </table:table-cell>
          <table:table-cell table:formula="of:=(1/([.$H$2]*SQRT(2*PI())))*EXP(-1*((([.I390]-[.$E$2])*([.I390]-[.$E$2]))/(2*[.$G$2])))" office:value-type="float" office:value="0.0000015994889238458" calcext:value-type="float">
            <text:p>1.5994889238458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89" calcext:value-type="float">
            <text:p>3.89</text:p>
          </table:table-cell>
          <table:table-cell table:formula="of:=(1/([.$H$2]*SQRT(2*PI())))*EXP(-1*((([.I391]-[.$E$2])*([.I391]-[.$E$2]))/(2*[.$G$2])))" office:value-type="float" office:value="0.00000145211270945119" calcext:value-type="float">
            <text:p>1.45211270945119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9" calcext:value-type="float">
            <text:p>3.9</text:p>
          </table:table-cell>
          <table:table-cell table:formula="of:=(1/([.$H$2]*SQRT(2*PI())))*EXP(-1*((([.I392]-[.$E$2])*([.I392]-[.$E$2]))/(2*[.$G$2])))" office:value-type="float" office:value="0.00000131784596949421" calcext:value-type="float">
            <text:p>1.31784596949421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91" calcext:value-type="float">
            <text:p>3.91</text:p>
          </table:table-cell>
          <table:table-cell table:formula="of:=(1/([.$H$2]*SQRT(2*PI())))*EXP(-1*((([.I393]-[.$E$2])*([.I393]-[.$E$2]))/(2*[.$G$2])))" office:value-type="float" office:value="0.00000119556781543911" calcext:value-type="float">
            <text:p>1.19556781543911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92" calcext:value-type="float">
            <text:p>3.92</text:p>
          </table:table-cell>
          <table:table-cell table:formula="of:=(1/([.$H$2]*SQRT(2*PI())))*EXP(-1*((([.I394]-[.$E$2])*([.I394]-[.$E$2]))/(2*[.$G$2])))" office:value-type="float" office:value="0.0000010842489609857" calcext:value-type="float">
            <text:p>1.0842489609857E-0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93" calcext:value-type="float">
            <text:p>3.93</text:p>
          </table:table-cell>
          <table:table-cell table:formula="of:=(1/([.$H$2]*SQRT(2*PI())))*EXP(-1*((([.I395]-[.$E$2])*([.I395]-[.$E$2]))/(2*[.$G$2])))" office:value-type="float" office:value="0.000000982944621223103" calcext:value-type="float">
            <text:p>9.82944621223103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94" calcext:value-type="float">
            <text:p>3.94</text:p>
          </table:table-cell>
          <table:table-cell table:formula="of:=(1/([.$H$2]*SQRT(2*PI())))*EXP(-1*((([.I396]-[.$E$2])*([.I396]-[.$E$2]))/(2*[.$G$2])))" office:value-type="float" office:value="0.000000890787928293854" calcext:value-type="float">
            <text:p>8.90787928293854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95" calcext:value-type="float">
            <text:p>3.95</text:p>
          </table:table-cell>
          <table:table-cell table:formula="of:=(1/([.$H$2]*SQRT(2*PI())))*EXP(-1*((([.I397]-[.$E$2])*([.I397]-[.$E$2]))/(2*[.$G$2])))" office:value-type="float" office:value="0.00000080698382889121" calcext:value-type="float">
            <text:p>0.0000008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96" calcext:value-type="float">
            <text:p>3.96</text:p>
          </table:table-cell>
          <table:table-cell table:formula="of:=(1/([.$H$2]*SQRT(2*PI())))*EXP(-1*((([.I398]-[.$E$2])*([.I398]-[.$E$2]))/(2*[.$G$2])))" office:value-type="float" office:value="0.000000730803431002348" calcext:value-type="float">
            <text:p>7.30803431002348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97" calcext:value-type="float">
            <text:p>3.97</text:p>
          </table:table-cell>
          <table:table-cell table:formula="of:=(1/([.$H$2]*SQRT(2*PI())))*EXP(-1*((([.I399]-[.$E$2])*([.I399]-[.$E$2]))/(2*[.$G$2])))" office:value-type="float" office:value="0.000000661578769292194" calcext:value-type="float">
            <text:p>6.61578769292194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98" calcext:value-type="float">
            <text:p>3.98</text:p>
          </table:table-cell>
          <table:table-cell table:formula="of:=(1/([.$H$2]*SQRT(2*PI())))*EXP(-1*((([.I400]-[.$E$2])*([.I400]-[.$E$2]))/(2*[.$G$2])))" office:value-type="float" office:value="0.00000059869796040266" calcext:value-type="float">
            <text:p>5.9869796040266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.99" calcext:value-type="float">
            <text:p>3.99</text:p>
          </table:table-cell>
          <table:table-cell table:formula="of:=(1/([.$H$2]*SQRT(2*PI())))*EXP(-1*((([.I401]-[.$E$2])*([.I401]-[.$E$2]))/(2*[.$G$2])))" office:value-type="float" office:value="0.000000541600721222788" calcext:value-type="float">
            <text:p>5.41600721222788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(1/([.$H$2]*SQRT(2*PI())))*EXP(-1*((([.I402]-[.$E$2])*([.I402]-[.$E$2]))/(2*[.$G$2])))" office:value-type="float" office:value="0.000000489774224871385" calcext:value-type="float">
            <text:p>4.89774224871385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01" calcext:value-type="float">
            <text:p>4.01</text:p>
          </table:table-cell>
          <table:table-cell table:formula="of:=(1/([.$H$2]*SQRT(2*PI())))*EXP(-1*((([.I403]-[.$E$2])*([.I403]-[.$E$2]))/(2*[.$G$2])))" office:value-type="float" office:value="0.00000044274927072828" calcext:value-type="float">
            <text:p>4.4274927072828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02" calcext:value-type="float">
            <text:p>4.02</text:p>
          </table:table-cell>
          <table:table-cell table:formula="of:=(1/([.$H$2]*SQRT(2*PI())))*EXP(-1*((([.I404]-[.$E$2])*([.I404]-[.$E$2]))/(2*[.$G$2])))" office:value-type="float" office:value="0.000000400096746357852" calcext:value-type="float">
            <text:p>4.00096746357852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03" calcext:value-type="float">
            <text:p>4.03</text:p>
          </table:table-cell>
          <table:table-cell table:formula="of:=(1/([.$H$2]*SQRT(2*PI())))*EXP(-1*((([.I405]-[.$E$2])*([.I405]-[.$E$2]))/(2*[.$G$2])))" office:value-type="float" office:value="0.00000036142436059216" calcext:value-type="float">
            <text:p>3.6142436059216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04" calcext:value-type="float">
            <text:p>4.04</text:p>
          </table:table-cell>
          <table:table-cell table:formula="of:=(1/([.$H$2]*SQRT(2*PI())))*EXP(-1*((([.I406]-[.$E$2])*([.I406]-[.$E$2]))/(2*[.$G$2])))" office:value-type="float" office:value="0.000000326373628384675" calcext:value-type="float">
            <text:p>3.26373628384675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05" calcext:value-type="float">
            <text:p>4.05</text:p>
          </table:table-cell>
          <table:table-cell table:formula="of:=(1/([.$H$2]*SQRT(2*PI())))*EXP(-1*((([.I407]-[.$E$2])*([.I407]-[.$E$2]))/(2*[.$G$2])))" office:value-type="float" office:value="0.000000294617089313033" calcext:value-type="float">
            <text:p>2.94617089313033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06" calcext:value-type="float">
            <text:p>4.06</text:p>
          </table:table-cell>
          <table:table-cell table:formula="of:=(1/([.$H$2]*SQRT(2*PI())))*EXP(-1*((([.I408]-[.$E$2])*([.I408]-[.$E$2]))/(2*[.$G$2])))" office:value-type="float" office:value="0.000000265855742803399" calcext:value-type="float">
            <text:p>2.65855742803399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07" calcext:value-type="float">
            <text:p>4.07</text:p>
          </table:table-cell>
          <table:table-cell table:formula="of:=(1/([.$H$2]*SQRT(2*PI())))*EXP(-1*((([.I409]-[.$E$2])*([.I409]-[.$E$2]))/(2*[.$G$2])))" office:value-type="float" office:value="0.00000023981668427397" calcext:value-type="float">
            <text:p>2.3981668427397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08" calcext:value-type="float">
            <text:p>4.08</text:p>
          </table:table-cell>
          <table:table-cell table:formula="of:=(1/([.$H$2]*SQRT(2*PI())))*EXP(-1*((([.I410]-[.$E$2])*([.I410]-[.$E$2]))/(2*[.$G$2])))" office:value-type="float" office:value="0.000000216250927453527" calcext:value-type="float">
            <text:p>2.16250927453527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09" calcext:value-type="float">
            <text:p>4.09</text:p>
          </table:table-cell>
          <table:table-cell table:formula="of:=(1/([.$H$2]*SQRT(2*PI())))*EXP(-1*((([.I411]-[.$E$2])*([.I411]-[.$E$2]))/(2*[.$G$2])))" office:value-type="float" office:value="0.000000194931399126606" calcext:value-type="float">
            <text:p>1.94931399126606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1" calcext:value-type="float">
            <text:p>4.1</text:p>
          </table:table-cell>
          <table:table-cell table:formula="of:=(1/([.$H$2]*SQRT(2*PI())))*EXP(-1*((([.I412]-[.$E$2])*([.I412]-[.$E$2]))/(2*[.$G$2])))" office:value-type="float" office:value="0.000000175651093492266" calcext:value-type="float">
            <text:p>1.75651093492266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11" calcext:value-type="float">
            <text:p>4.11</text:p>
          </table:table-cell>
          <table:table-cell table:formula="of:=(1/([.$H$2]*SQRT(2*PI())))*EXP(-1*((([.I413]-[.$E$2])*([.I413]-[.$E$2]))/(2*[.$G$2])))" office:value-type="float" office:value="0.000000158221374202197" calcext:value-type="float">
            <text:p>1.58221374202197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12" calcext:value-type="float">
            <text:p>4.12</text:p>
          </table:table-cell>
          <table:table-cell table:formula="of:=(1/([.$H$2]*SQRT(2*PI())))*EXP(-1*((([.I414]-[.$E$2])*([.I414]-[.$E$2]))/(2*[.$G$2])))" office:value-type="float" office:value="0.000000142470412968461" calcext:value-type="float">
            <text:p>1.42470412968461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13" calcext:value-type="float">
            <text:p>4.13</text:p>
          </table:table-cell>
          <table:table-cell table:formula="of:=(1/([.$H$2]*SQRT(2*PI())))*EXP(-1*((([.I415]-[.$E$2])*([.I415]-[.$E$2]))/(2*[.$G$2])))" office:value-type="float" office:value="0.000000128241754404607" calcext:value-type="float">
            <text:p>1.28241754404607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14" calcext:value-type="float">
            <text:p>4.14</text:p>
          </table:table-cell>
          <table:table-cell table:formula="of:=(1/([.$H$2]*SQRT(2*PI())))*EXP(-1*((([.I416]-[.$E$2])*([.I416]-[.$E$2]))/(2*[.$G$2])))" office:value-type="float" office:value="0.000000115392997488822" calcext:value-type="float">
            <text:p>1.15392997488822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15" calcext:value-type="float">
            <text:p>4.15</text:p>
          </table:table-cell>
          <table:table-cell table:formula="of:=(1/([.$H$2]*SQRT(2*PI())))*EXP(-1*((([.I417]-[.$E$2])*([.I417]-[.$E$2]))/(2*[.$G$2])))" office:value-type="float" office:value="0.00000010379458471675" calcext:value-type="float">
            <text:p>1.0379458471675E-00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16" calcext:value-type="float">
            <text:p>4.16</text:p>
          </table:table-cell>
          <table:table-cell table:formula="of:=(1/([.$H$2]*SQRT(2*PI())))*EXP(-1*((([.I418]-[.$E$2])*([.I418]-[.$E$2]))/(2*[.$G$2])))" office:value-type="float" office:value="0.0000000933286906472237" calcext:value-type="float">
            <text:p>9.33286906472237E-0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17" calcext:value-type="float">
            <text:p>4.17</text:p>
          </table:table-cell>
          <table:table-cell table:formula="of:=(1/([.$H$2]*SQRT(2*PI())))*EXP(-1*((([.I419]-[.$E$2])*([.I419]-[.$E$2]))/(2*[.$G$2])))" office:value-type="float" office:value="0.0000000838882021386571" calcext:value-type="float">
            <text:p>8.38882021386571E-0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18" calcext:value-type="float">
            <text:p>4.18</text:p>
          </table:table-cell>
          <table:table-cell table:formula="of:=(1/([.$H$2]*SQRT(2*PI())))*EXP(-1*((([.I420]-[.$E$2])*([.I420]-[.$E$2]))/(2*[.$G$2])))" office:value-type="float" office:value="0.0000000753757831297693" calcext:value-type="float">
            <text:p>7.53757831297693E-0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19" calcext:value-type="float">
            <text:p>4.19</text:p>
          </table:table-cell>
          <table:table-cell table:formula="of:=(1/([.$H$2]*SQRT(2*PI())))*EXP(-1*((([.I421]-[.$E$2])*([.I421]-[.$E$2]))/(2*[.$G$2])))" office:value-type="float" office:value="0.0000000677030173375142" calcext:value-type="float">
            <text:p>6.77030173375142E-0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2" calcext:value-type="float">
            <text:p>4.2</text:p>
          </table:table-cell>
          <table:table-cell table:formula="of:=(1/([.$H$2]*SQRT(2*PI())))*EXP(-1*((([.I422]-[.$E$2])*([.I422]-[.$E$2]))/(2*[.$G$2])))" office:value-type="float" office:value="0.0000000607896227300143" calcext:value-type="float">
            <text:p>6.07896227300143E-0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21" calcext:value-type="float">
            <text:p>4.21</text:p>
          </table:table-cell>
          <table:table-cell table:formula="of:=(1/([.$H$2]*SQRT(2*PI())))*EXP(-1*((([.I423]-[.$E$2])*([.I423]-[.$E$2]))/(2*[.$G$2])))" office:value-type="float" office:value="0.0000000545627320846946" calcext:value-type="float">
            <text:p>5.45627320846946E-0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22" calcext:value-type="float">
            <text:p>4.22</text:p>
          </table:table-cell>
          <table:table-cell table:formula="of:=(1/([.$H$2]*SQRT(2*PI())))*EXP(-1*((([.I424]-[.$E$2])*([.I424]-[.$E$2]))/(2*[.$G$2])))" office:value-type="float" office:value="0.0000000489562343637394" calcext:value-type="float">
            <text:p>0.00000004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23" calcext:value-type="float">
            <text:p>4.23</text:p>
          </table:table-cell>
          <table:table-cell table:formula="of:=(1/([.$H$2]*SQRT(2*PI())))*EXP(-1*((([.I425]-[.$E$2])*([.I425]-[.$E$2]))/(2*[.$G$2])))" office:value-type="float" office:value="0.0000000439101720321738" calcext:value-type="float">
            <text:p>4.39101720321738E-0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24" calcext:value-type="float">
            <text:p>4.24</text:p>
          </table:table-cell>
          <table:table-cell table:formula="of:=(1/([.$H$2]*SQRT(2*PI())))*EXP(-1*((([.I426]-[.$E$2])*([.I426]-[.$E$2]))/(2*[.$G$2])))" office:value-type="float" office:value="0.0000000393701898101175" calcext:value-type="float">
            <text:p>3.93701898101175E-0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25" calcext:value-type="float">
            <text:p>4.25</text:p>
          </table:table-cell>
          <table:table-cell table:formula="of:=(1/([.$H$2]*SQRT(2*PI())))*EXP(-1*((([.I427]-[.$E$2])*([.I427]-[.$E$2]))/(2*[.$G$2])))" office:value-type="float" office:value="0.0000000352870306916388" calcext:value-type="float">
            <text:p>3.52870306916388E-0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26" calcext:value-type="float">
            <text:p>4.26</text:p>
          </table:table-cell>
          <table:table-cell table:formula="of:=(1/([.$H$2]*SQRT(2*PI())))*EXP(-1*((([.I428]-[.$E$2])*([.I428]-[.$E$2]))/(2*[.$G$2])))" office:value-type="float" office:value="0.0000000316160753797859" calcext:value-type="float">
            <text:p>3.16160753797859E-0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27" calcext:value-type="float">
            <text:p>4.27</text:p>
          </table:table-cell>
          <table:table-cell table:formula="of:=(1/([.$H$2]*SQRT(2*PI())))*EXP(-1*((([.I429]-[.$E$2])*([.I429]-[.$E$2]))/(2*[.$G$2])))" office:value-type="float" office:value="0.0000000283169215822073" calcext:value-type="float">
            <text:p>2.83169215822073E-0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28" calcext:value-type="float">
            <text:p>4.28</text:p>
          </table:table-cell>
          <table:table-cell table:formula="of:=(1/([.$H$2]*SQRT(2*PI())))*EXP(-1*((([.I430]-[.$E$2])*([.I430]-[.$E$2]))/(2*[.$G$2])))" office:value-type="float" office:value="0.0000000253529998857447" calcext:value-type="float">
            <text:p>2.53529998857447E-0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29" calcext:value-type="float">
            <text:p>4.29</text:p>
          </table:table-cell>
          <table:table-cell table:formula="of:=(1/([.$H$2]*SQRT(2*PI())))*EXP(-1*((([.I431]-[.$E$2])*([.I431]-[.$E$2]))/(2*[.$G$2])))" office:value-type="float" office:value="0.000000022691223182797" calcext:value-type="float">
            <text:p>2.2691223182797E-0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3" calcext:value-type="float">
            <text:p>4.3</text:p>
          </table:table-cell>
          <table:table-cell table:formula="of:=(1/([.$H$2]*SQRT(2*PI())))*EXP(-1*((([.I432]-[.$E$2])*([.I432]-[.$E$2]))/(2*[.$G$2])))" office:value-type="float" office:value="0.0000000203016668583845" calcext:value-type="float">
            <text:p>2.03016668583845E-0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31" calcext:value-type="float">
            <text:p>4.31</text:p>
          </table:table-cell>
          <table:table-cell table:formula="of:=(1/([.$H$2]*SQRT(2*PI())))*EXP(-1*((([.I433]-[.$E$2])*([.I433]-[.$E$2]))/(2*[.$G$2])))" office:value-type="float" office:value="0.0000000181572771658538" calcext:value-type="float">
            <text:p>1.81572771658538E-0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32" calcext:value-type="float">
            <text:p>4.32</text:p>
          </table:table-cell>
          <table:table-cell table:formula="of:=(1/([.$H$2]*SQRT(2*PI())))*EXP(-1*((([.I434]-[.$E$2])*([.I434]-[.$E$2]))/(2*[.$G$2])))" office:value-type="float" office:value="0.0000000162336054222117" calcext:value-type="float">
            <text:p>1.62336054222117E-0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33" calcext:value-type="float">
            <text:p>4.33</text:p>
          </table:table-cell>
          <table:table-cell table:formula="of:=(1/([.$H$2]*SQRT(2*PI())))*EXP(-1*((([.I435]-[.$E$2])*([.I435]-[.$E$2]))/(2*[.$G$2])))" office:value-type="float" office:value="0.0000000145085658421872" calcext:value-type="float">
            <text:p>1.45085658421872E-0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34" calcext:value-type="float">
            <text:p>4.34</text:p>
          </table:table-cell>
          <table:table-cell table:formula="of:=(1/([.$H$2]*SQRT(2*PI())))*EXP(-1*((([.I436]-[.$E$2])*([.I436]-[.$E$2]))/(2*[.$G$2])))" office:value-type="float" office:value="0.0000000129622150043188" calcext:value-type="float">
            <text:p>0.00000001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35" calcext:value-type="float">
            <text:p>4.35</text:p>
          </table:table-cell>
          <table:table-cell table:formula="of:=(1/([.$H$2]*SQRT(2*PI())))*EXP(-1*((([.I437]-[.$E$2])*([.I437]-[.$E$2]))/(2*[.$G$2])))" office:value-type="float" office:value="0.0000000115765511035656" calcext:value-type="float">
            <text:p>1.15765511035656E-0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36" calcext:value-type="float">
            <text:p>4.36</text:p>
          </table:table-cell>
          <table:table-cell table:formula="of:=(1/([.$H$2]*SQRT(2*PI())))*EXP(-1*((([.I438]-[.$E$2])*([.I438]-[.$E$2]))/(2*[.$G$2])))" office:value-type="float" office:value="0.0000000103353312940533" calcext:value-type="float">
            <text:p>1.03353312940533E-0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37" calcext:value-type="float">
            <text:p>4.37</text:p>
          </table:table-cell>
          <table:table-cell table:formula="of:=(1/([.$H$2]*SQRT(2*PI())))*EXP(-1*((([.I439]-[.$E$2])*([.I439]-[.$E$2]))/(2*[.$G$2])))" office:value-type="float" office:value="0.00000000922390556340008" calcext:value-type="float">
            <text:p>9.22390556340008E-0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38" calcext:value-type="float">
            <text:p>4.38</text:p>
          </table:table-cell>
          <table:table-cell table:formula="of:=(1/([.$H$2]*SQRT(2*PI())))*EXP(-1*((([.I440]-[.$E$2])*([.I440]-[.$E$2]))/(2*[.$G$2])))" office:value-type="float" office:value="0.00000000822906570742113" calcext:value-type="float">
            <text:p>8.22906570742113E-0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39" calcext:value-type="float">
            <text:p>4.39</text:p>
          </table:table-cell>
          <table:table-cell table:formula="of:=(1/([.$H$2]*SQRT(2*PI())))*EXP(-1*((([.I441]-[.$E$2])*([.I441]-[.$E$2]))/(2*[.$G$2])))" office:value-type="float" office:value="0.00000000733890809160368" calcext:value-type="float">
            <text:p>7.33890809160368E-0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4" calcext:value-type="float">
            <text:p>4.4</text:p>
          </table:table-cell>
          <table:table-cell table:formula="of:=(1/([.$H$2]*SQRT(2*PI())))*EXP(-1*((([.I442]-[.$E$2])*([.I442]-[.$E$2]))/(2*[.$G$2])))" office:value-type="float" office:value="0.00000000654270899427456" calcext:value-type="float">
            <text:p>6.54270899427456E-0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41" calcext:value-type="float">
            <text:p>4.41</text:p>
          </table:table-cell>
          <table:table-cell table:formula="of:=(1/([.$H$2]*SQRT(2*PI())))*EXP(-1*((([.I443]-[.$E$2])*([.I443]-[.$E$2]))/(2*[.$G$2])))" office:value-type="float" office:value="0.00000000583081142648796" calcext:value-type="float">
            <text:p>5.83081142648796E-0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42" calcext:value-type="float">
            <text:p>4.42</text:p>
          </table:table-cell>
          <table:table-cell table:formula="of:=(1/([.$H$2]*SQRT(2*PI())))*EXP(-1*((([.I444]-[.$E$2])*([.I444]-[.$E$2]))/(2*[.$G$2])))" office:value-type="float" office:value="0.00000000519452241594731" calcext:value-type="float">
            <text:p>5.19452241594731E-0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43" calcext:value-type="float">
            <text:p>4.43</text:p>
          </table:table-cell>
          <table:table-cell table:formula="of:=(1/([.$H$2]*SQRT(2*PI())))*EXP(-1*((([.I445]-[.$E$2])*([.I445]-[.$E$2]))/(2*[.$G$2])))" office:value-type="float" office:value="0.00000000462601982731083" calcext:value-type="float">
            <text:p>4.62601982731083E-0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44" calcext:value-type="float">
            <text:p>4.44</text:p>
          </table:table-cell>
          <table:table-cell table:formula="of:=(1/([.$H$2]*SQRT(2*PI())))*EXP(-1*((([.I446]-[.$E$2])*([.I446]-[.$E$2]))/(2*[.$G$2])))" office:value-type="float" office:value="0.00000000411826786953428" calcext:value-type="float">
            <text:p>4.11826786953428E-0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45" calcext:value-type="float">
            <text:p>4.45</text:p>
          </table:table-cell>
          <table:table-cell table:formula="of:=(1/([.$H$2]*SQRT(2*PI())))*EXP(-1*((([.I447]-[.$E$2])*([.I447]-[.$E$2]))/(2*[.$G$2])))" office:value-type="float" office:value="0.00000000366494051298136" calcext:value-type="float">
            <text:p>3.66494051298136E-0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46" calcext:value-type="float">
            <text:p>4.46</text:p>
          </table:table-cell>
          <table:table-cell table:formula="of:=(1/([.$H$2]*SQRT(2*PI())))*EXP(-1*((([.I448]-[.$E$2])*([.I448]-[.$E$2]))/(2*[.$G$2])))" office:value-type="float" office:value="0.00000000326035210533313" calcext:value-type="float">
            <text:p>3.26035210533313E-0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47" calcext:value-type="float">
            <text:p>4.47</text:p>
          </table:table-cell>
          <table:table-cell table:formula="of:=(1/([.$H$2]*SQRT(2*PI())))*EXP(-1*((([.I449]-[.$E$2])*([.I449]-[.$E$2]))/(2*[.$G$2])))" office:value-type="float" office:value="0.00000000289939453629047" calcext:value-type="float">
            <text:p>2.89939453629047E-0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48" calcext:value-type="float">
            <text:p>4.48</text:p>
          </table:table-cell>
          <table:table-cell table:formula="of:=(1/([.$H$2]*SQRT(2*PI())))*EXP(-1*((([.I450]-[.$E$2])*([.I450]-[.$E$2]))/(2*[.$G$2])))" office:value-type="float" office:value="0.00000000257748035708185" calcext:value-type="float">
            <text:p>2.57748035708185E-0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49" calcext:value-type="float">
            <text:p>4.49</text:p>
          </table:table-cell>
          <table:table-cell table:formula="of:=(1/([.$H$2]*SQRT(2*PI())))*EXP(-1*((([.I451]-[.$E$2])*([.I451]-[.$E$2]))/(2*[.$G$2])))" office:value-type="float" office:value="0.00000000229049131224213" calcext:value-type="float">
            <text:p>2.29049131224213E-0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5" calcext:value-type="float">
            <text:p>4.5</text:p>
          </table:table-cell>
          <table:table-cell table:formula="of:=(1/([.$H$2]*SQRT(2*PI())))*EXP(-1*((([.I452]-[.$E$2])*([.I452]-[.$E$2]))/(2*[.$G$2])))" office:value-type="float" office:value="0.00000000203473178835969" calcext:value-type="float">
            <text:p>0.00000000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51" calcext:value-type="float">
            <text:p>4.51</text:p>
          </table:table-cell>
          <table:table-cell table:formula="of:=(1/([.$H$2]*SQRT(2*PI())))*EXP(-1*((([.I453]-[.$E$2])*([.I453]-[.$E$2]))/(2*[.$G$2])))" office:value-type="float" office:value="0.00000000180688672782635" calcext:value-type="float">
            <text:p>1.80688672782635E-0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52" calcext:value-type="float">
            <text:p>4.52</text:p>
          </table:table-cell>
          <table:table-cell table:formula="of:=(1/([.$H$2]*SQRT(2*PI())))*EXP(-1*((([.I454]-[.$E$2])*([.I454]-[.$E$2]))/(2*[.$G$2])))" office:value-type="float" office:value="0.00000000160398359536401" calcext:value-type="float">
            <text:p>1.60398359536401E-0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53" calcext:value-type="float">
            <text:p>4.53</text:p>
          </table:table-cell>
          <table:table-cell table:formula="of:=(1/([.$H$2]*SQRT(2*PI())))*EXP(-1*((([.I455]-[.$E$2])*([.I455]-[.$E$2]))/(2*[.$G$2])))" office:value-type="float" office:value="0.00000000142335802152792" calcext:value-type="float">
            <text:p>1.42335802152792E-0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54" calcext:value-type="float">
            <text:p>4.54</text:p>
          </table:table-cell>
          <table:table-cell table:formula="of:=(1/([.$H$2]*SQRT(2*PI())))*EXP(-1*((([.I456]-[.$E$2])*([.I456]-[.$E$2]))/(2*[.$G$2])))" office:value-type="float" office:value="0.00000000126262278075325" calcext:value-type="float">
            <text:p>1.26262278075325E-0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55" calcext:value-type="float">
            <text:p>4.55</text:p>
          </table:table-cell>
          <table:table-cell table:formula="of:=(1/([.$H$2]*SQRT(2*PI())))*EXP(-1*((([.I457]-[.$E$2])*([.I457]-[.$E$2]))/(2*[.$G$2])))" office:value-type="float" office:value="0.00000000111963979206569" calcext:value-type="float">
            <text:p>1.11963979206569E-0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56" calcext:value-type="float">
            <text:p>4.56</text:p>
          </table:table-cell>
          <table:table-cell table:formula="of:=(1/([.$H$2]*SQRT(2*PI())))*EXP(-1*((([.I458]-[.$E$2])*([.I458]-[.$E$2]))/(2*[.$G$2])))" office:value-type="float" office:value="0.000000000992494858535877" calcext:value-type="float">
            <text:p>0.00000000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57" calcext:value-type="float">
            <text:p>4.57</text:p>
          </table:table-cell>
          <table:table-cell table:formula="of:=(1/([.$H$2]*SQRT(2*PI())))*EXP(-1*((([.I459]-[.$E$2])*([.I459]-[.$E$2]))/(2*[.$G$2])))" office:value-type="float" office:value="0.00000000087947488713306" calcext:value-type="float">
            <text:p>8.7947488713306E-0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58" calcext:value-type="float">
            <text:p>4.58</text:p>
          </table:table-cell>
          <table:table-cell table:formula="of:=(1/([.$H$2]*SQRT(2*PI())))*EXP(-1*((([.I460]-[.$E$2])*([.I460]-[.$E$2]))/(2*[.$G$2])))" office:value-type="float" office:value="0.0000000007790473540142" calcext:value-type="float">
            <text:p>7.790473540142E-0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59" calcext:value-type="float">
            <text:p>4.59</text:p>
          </table:table-cell>
          <table:table-cell table:formula="of:=(1/([.$H$2]*SQRT(2*PI())))*EXP(-1*((([.I461]-[.$E$2])*([.I461]-[.$E$2]))/(2*[.$G$2])))" office:value-type="float" office:value="0.000000000689841801649938" calcext:value-type="float">
            <text:p>6.89841801649938E-0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6" calcext:value-type="float">
            <text:p>4.6</text:p>
          </table:table-cell>
          <table:table-cell table:formula="of:=(1/([.$H$2]*SQRT(2*PI())))*EXP(-1*((([.I462]-[.$E$2])*([.I462]-[.$E$2]))/(2*[.$G$2])))" office:value-type="float" office:value="0.000000000610633173701167" calcext:value-type="float">
            <text:p>6.10633173701167E-0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61" calcext:value-type="float">
            <text:p>4.61</text:p>
          </table:table-cell>
          <table:table-cell table:formula="of:=(1/([.$H$2]*SQRT(2*PI())))*EXP(-1*((([.I463]-[.$E$2])*([.I463]-[.$E$2]))/(2*[.$G$2])))" office:value-type="float" office:value="0.000000000540326811372314" calcext:value-type="float">
            <text:p>5.40326811372314E-0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62" calcext:value-type="float">
            <text:p>4.62</text:p>
          </table:table-cell>
          <table:table-cell table:formula="of:=(1/([.$H$2]*SQRT(2*PI())))*EXP(-1*((([.I464]-[.$E$2])*([.I464]-[.$E$2]))/(2*[.$G$2])))" office:value-type="float" office:value="0.000000000477944951218675" calcext:value-type="float">
            <text:p>4.77944951218675E-0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63" calcext:value-type="float">
            <text:p>4.63</text:p>
          </table:table-cell>
          <table:table-cell table:formula="of:=(1/([.$H$2]*SQRT(2*PI())))*EXP(-1*((([.I465]-[.$E$2])*([.I465]-[.$E$2]))/(2*[.$G$2])))" office:value-type="float" office:value="0.000000000422614579205977" calcext:value-type="float">
            <text:p>4.22614579205977E-0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64" calcext:value-type="float">
            <text:p>4.64</text:p>
          </table:table-cell>
          <table:table-cell table:formula="of:=(1/([.$H$2]*SQRT(2*PI())))*EXP(-1*((([.I466]-[.$E$2])*([.I466]-[.$E$2]))/(2*[.$G$2])))" office:value-type="float" office:value="0.000000000373556509328612" calcext:value-type="float">
            <text:p>3.73556509328612E-0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65" calcext:value-type="float">
            <text:p>4.65</text:p>
          </table:table-cell>
          <table:table-cell table:formula="of:=(1/([.$H$2]*SQRT(2*PI())))*EXP(-1*((([.I467]-[.$E$2])*([.I467]-[.$E$2]))/(2*[.$G$2])))" office:value-type="float" office:value="0.000000000330075567399993" calcext:value-type="float">
            <text:p>3.30075567399993E-0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66" calcext:value-type="float">
            <text:p>4.66</text:p>
          </table:table-cell>
          <table:table-cell table:formula="of:=(1/([.$H$2]*SQRT(2*PI())))*EXP(-1*((([.I468]-[.$E$2])*([.I468]-[.$E$2]))/(2*[.$G$2])))" office:value-type="float" office:value="0.000000000291551771834949" calcext:value-type="float">
            <text:p>2.91551771834949E-0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67" calcext:value-type="float">
            <text:p>4.67</text:p>
          </table:table-cell>
          <table:table-cell table:formula="of:=(1/([.$H$2]*SQRT(2*PI())))*EXP(-1*((([.I469]-[.$E$2])*([.I469]-[.$E$2]))/(2*[.$G$2])))" office:value-type="float" office:value="0.000000000257432413443365" calcext:value-type="float">
            <text:p>2.57432413443365E-0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68" calcext:value-type="float">
            <text:p>4.68</text:p>
          </table:table-cell>
          <table:table-cell table:formula="of:=(1/([.$H$2]*SQRT(2*PI())))*EXP(-1*((([.I470]-[.$E$2])*([.I470]-[.$E$2]))/(2*[.$G$2])))" office:value-type="float" office:value="0.000000000227224945532902" calcext:value-type="float">
            <text:p>2.27224945532902E-0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69" calcext:value-type="float">
            <text:p>4.69</text:p>
          </table:table-cell>
          <table:table-cell table:formula="of:=(1/([.$H$2]*SQRT(2*PI())))*EXP(-1*((([.I471]-[.$E$2])*([.I471]-[.$E$2]))/(2*[.$G$2])))" office:value-type="float" office:value="0.000000000200490604054785" calcext:value-type="float">
            <text:p>2.00490604054785E-0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7" calcext:value-type="float">
            <text:p>4.7</text:p>
          </table:table-cell>
          <table:table-cell table:formula="of:=(1/([.$H$2]*SQRT(2*PI())))*EXP(-1*((([.I472]-[.$E$2])*([.I472]-[.$E$2]))/(2*[.$G$2])))" office:value-type="float" office:value="0.000000000176838685193883" calcext:value-type="float">
            <text:p>1.76838685193883E-0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71" calcext:value-type="float">
            <text:p>4.71</text:p>
          </table:table-cell>
          <table:table-cell table:formula="of:=(1/([.$H$2]*SQRT(2*PI())))*EXP(-1*((([.I473]-[.$E$2])*([.I473]-[.$E$2]))/(2*[.$G$2])))" office:value-type="float" office:value="0.000000000155921414768726" calcext:value-type="float">
            <text:p>1.55921414768726E-0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72" calcext:value-type="float">
            <text:p>4.72</text:p>
          </table:table-cell>
          <table:table-cell table:formula="of:=(1/([.$H$2]*SQRT(2*PI())))*EXP(-1*((([.I474]-[.$E$2])*([.I474]-[.$E$2]))/(2*[.$G$2])))" office:value-type="float" office:value="0.00000000013742935013051" calcext:value-type="float">
            <text:p>1.3742935013051E-0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73" calcext:value-type="float">
            <text:p>4.73</text:p>
          </table:table-cell>
          <table:table-cell table:formula="of:=(1/([.$H$2]*SQRT(2*PI())))*EXP(-1*((([.I475]-[.$E$2])*([.I475]-[.$E$2]))/(2*[.$G$2])))" office:value-type="float" office:value="0.000000000121087260988404" calcext:value-type="float">
            <text:p>1.21087260988404E-0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74" calcext:value-type="float">
            <text:p>4.74</text:p>
          </table:table-cell>
          <table:table-cell table:formula="of:=(1/([.$H$2]*SQRT(2*PI())))*EXP(-1*((([.I476]-[.$E$2])*([.I476]-[.$E$2]))/(2*[.$G$2])))" office:value-type="float" office:value="0.00000000010665044079355" calcext:value-type="float">
            <text:p>1.0665044079355E-0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75" calcext:value-type="float">
            <text:p>4.75</text:p>
          </table:table-cell>
          <table:table-cell table:formula="of:=(1/([.$H$2]*SQRT(2*PI())))*EXP(-1*((([.I477]-[.$E$2])*([.I477]-[.$E$2]))/(2*[.$G$2])))" office:value-type="float" office:value="0.0000000000939014050330538" calcext:value-type="float">
            <text:p>9.39014050330538E-0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76" calcext:value-type="float">
            <text:p>4.76</text:p>
          </table:table-cell>
          <table:table-cell table:formula="of:=(1/([.$H$2]*SQRT(2*PI())))*EXP(-1*((([.I478]-[.$E$2])*([.I478]-[.$E$2]))/(2*[.$G$2])))" office:value-type="float" office:value="0.0000000000826469370616246" calcext:value-type="float">
            <text:p>8.26469370616246E-0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77" calcext:value-type="float">
            <text:p>4.77</text:p>
          </table:table-cell>
          <table:table-cell table:formula="of:=(1/([.$H$2]*SQRT(2*PI())))*EXP(-1*((([.I479]-[.$E$2])*([.I479]-[.$E$2]))/(2*[.$G$2])))" office:value-type="float" office:value="0.0000000000727154459717103" calcext:value-type="float">
            <text:p>7.27154459717103E-0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78" calcext:value-type="float">
            <text:p>4.78</text:p>
          </table:table-cell>
          <table:table-cell table:formula="of:=(1/([.$H$2]*SQRT(2*PI())))*EXP(-1*((([.I480]-[.$E$2])*([.I480]-[.$E$2]))/(2*[.$G$2])))" office:value-type="float" office:value="0.0000000000639546045095997" calcext:value-type="float">
            <text:p>6.39546045095997E-0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79" calcext:value-type="float">
            <text:p>4.79</text:p>
          </table:table-cell>
          <table:table-cell table:formula="of:=(1/([.$H$2]*SQRT(2*PI())))*EXP(-1*((([.I481]-[.$E$2])*([.I481]-[.$E$2]))/(2*[.$G$2])))" office:value-type="float" office:value="0.0000000000562292382180009" calcext:value-type="float">
            <text:p>5.62292382180009E-0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8" calcext:value-type="float">
            <text:p>4.8</text:p>
          </table:table-cell>
          <table:table-cell table:formula="of:=(1/([.$H$2]*SQRT(2*PI())))*EXP(-1*((([.I482]-[.$E$2])*([.I482]-[.$E$2]))/(2*[.$G$2])))" office:value-type="float" office:value="0.0000000000494194398556083" calcext:value-type="float">
            <text:p>4.94194398556083E-0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81" calcext:value-type="float">
            <text:p>4.81</text:p>
          </table:table-cell>
          <table:table-cell table:formula="of:=(1/([.$H$2]*SQRT(2*PI())))*EXP(-1*((([.I483]-[.$E$2])*([.I483]-[.$E$2]))/(2*[.$G$2])))" office:value-type="float" office:value="0.0000000000434188857386829" calcext:value-type="float">
            <text:p>4.34188857386829E-0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82" calcext:value-type="float">
            <text:p>4.82</text:p>
          </table:table-cell>
          <table:table-cell table:formula="of:=(1/([.$H$2]*SQRT(2*PI())))*EXP(-1*((([.I484]-[.$E$2])*([.I484]-[.$E$2]))/(2*[.$G$2])))" office:value-type="float" office:value="0.0000000000381333329941902" calcext:value-type="float">
            <text:p>3.81333329941902E-0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83" calcext:value-type="float">
            <text:p>4.83</text:p>
          </table:table-cell>
          <table:table-cell table:formula="of:=(1/([.$H$2]*SQRT(2*PI())))*EXP(-1*((([.I485]-[.$E$2])*([.I485]-[.$E$2]))/(2*[.$G$2])))" office:value-type="float" office:value="0.0000000000334792788315432" calcext:value-type="float">
            <text:p>3.34792788315432E-0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84" calcext:value-type="float">
            <text:p>4.84</text:p>
          </table:table-cell>
          <table:table-cell table:formula="of:=(1/([.$H$2]*SQRT(2*PI())))*EXP(-1*((([.I486]-[.$E$2])*([.I486]-[.$E$2]))/(2*[.$G$2])))" office:value-type="float" office:value="0.0000000000293827648516559" calcext:value-type="float">
            <text:p>2.93827648516559E-0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85" calcext:value-type="float">
            <text:p>4.85</text:p>
          </table:table-cell>
          <table:table-cell table:formula="of:=(1/([.$H$2]*SQRT(2*PI())))*EXP(-1*((([.I487]-[.$E$2])*([.I487]-[.$E$2]))/(2*[.$G$2])))" office:value-type="float" office:value="0.0000000000257783111369556" calcext:value-type="float">
            <text:p>2.57783111369556E-0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86" calcext:value-type="float">
            <text:p>4.86</text:p>
          </table:table-cell>
          <table:table-cell table:formula="of:=(1/([.$H$2]*SQRT(2*PI())))*EXP(-1*((([.I488]-[.$E$2])*([.I488]-[.$E$2]))/(2*[.$G$2])))" office:value-type="float" office:value="0.0000000000226079664218057" calcext:value-type="float">
            <text:p>2.26079664218057E-0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87" calcext:value-type="float">
            <text:p>4.87</text:p>
          </table:table-cell>
          <table:table-cell table:formula="of:=(1/([.$H$2]*SQRT(2*PI())))*EXP(-1*((([.I489]-[.$E$2])*([.I489]-[.$E$2]))/(2*[.$G$2])))" office:value-type="float" office:value="0.0000000000198204620453442" calcext:value-type="float">
            <text:p>1.98204620453442E-0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88" calcext:value-type="float">
            <text:p>4.88</text:p>
          </table:table-cell>
          <table:table-cell table:formula="of:=(1/([.$H$2]*SQRT(2*PI())))*EXP(-1*((([.I490]-[.$E$2])*([.I490]-[.$E$2]))/(2*[.$G$2])))" office:value-type="float" office:value="0.0000000000173704586525815" calcext:value-type="float">
            <text:p>1.73704586525815E-0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89" calcext:value-type="float">
            <text:p>4.89</text:p>
          </table:table-cell>
          <table:table-cell table:formula="of:=(1/([.$H$2]*SQRT(2*PI())))*EXP(-1*((([.I491]-[.$E$2])*([.I491]-[.$E$2]))/(2*[.$G$2])))" office:value-type="float" office:value="0.0000000000152178757478971" calcext:value-type="float">
            <text:p>1.52178757478971E-0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9" calcext:value-type="float">
            <text:p>4.9</text:p>
          </table:table-cell>
          <table:table-cell table:formula="of:=(1/([.$H$2]*SQRT(2*PI())))*EXP(-1*((([.I492]-[.$E$2])*([.I492]-[.$E$2]))/(2*[.$G$2])))" office:value-type="float" office:value="0.0000000000133272952298401" calcext:value-type="float">
            <text:p>1.33272952298401E-0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91" calcext:value-type="float">
            <text:p>4.91</text:p>
          </table:table-cell>
          <table:table-cell table:formula="of:=(1/([.$H$2]*SQRT(2*PI())))*EXP(-1*((([.I493]-[.$E$2])*([.I493]-[.$E$2]))/(2*[.$G$2])))" office:value-type="float" office:value="0.0000000000116674309582647" calcext:value-type="float">
            <text:p>1.16674309582647E-0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92" calcext:value-type="float">
            <text:p>4.92</text:p>
          </table:table-cell>
          <table:table-cell table:formula="of:=(1/([.$H$2]*SQRT(2*PI())))*EXP(-1*((([.I494]-[.$E$2])*([.I494]-[.$E$2]))/(2*[.$G$2])))" office:value-type="float" office:value="0.0000000000102106572342213" calcext:value-type="float">
            <text:p>1.02106572342213E-01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93" calcext:value-type="float">
            <text:p>4.93</text:p>
          </table:table-cell>
          <table:table-cell table:formula="of:=(1/([.$H$2]*SQRT(2*PI())))*EXP(-1*((([.I495]-[.$E$2])*([.I495]-[.$E$2]))/(2*[.$G$2])))" office:value-type="float" office:value="0.00000000000893258981865345" calcext:value-type="float">
            <text:p>8.93258981865345E-01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94" calcext:value-type="float">
            <text:p>4.94</text:p>
          </table:table-cell>
          <table:table-cell table:formula="of:=(1/([.$H$2]*SQRT(2*PI())))*EXP(-1*((([.I496]-[.$E$2])*([.I496]-[.$E$2]))/(2*[.$G$2])))" office:value-type="float" office:value="0.00000000000781171378598337" calcext:value-type="float">
            <text:p>7.81171378598337E-01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95" calcext:value-type="float">
            <text:p>4.95</text:p>
          </table:table-cell>
          <table:table-cell table:formula="of:=(1/([.$H$2]*SQRT(2*PI())))*EXP(-1*((([.I497]-[.$E$2])*([.I497]-[.$E$2]))/(2*[.$G$2])))" office:value-type="float" office:value="0.00000000000682905311048497" calcext:value-type="float">
            <text:p>6.82905311048497E-01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96" calcext:value-type="float">
            <text:p>4.96</text:p>
          </table:table-cell>
          <table:table-cell table:formula="of:=(1/([.$H$2]*SQRT(2*PI())))*EXP(-1*((([.I498]-[.$E$2])*([.I498]-[.$E$2]))/(2*[.$G$2])))" office:value-type="float" office:value="0.00000000000596787742364384" calcext:value-type="float">
            <text:p>5.96787742364384E-01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97" calcext:value-type="float">
            <text:p>4.97</text:p>
          </table:table-cell>
          <table:table-cell table:formula="of:=(1/([.$H$2]*SQRT(2*PI())))*EXP(-1*((([.I499]-[.$E$2])*([.I499]-[.$E$2]))/(2*[.$G$2])))" office:value-type="float" office:value="0.00000000000521344186556219" calcext:value-type="float">
            <text:p>5.21344186556219E-01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98" calcext:value-type="float">
            <text:p>4.98</text:p>
          </table:table-cell>
          <table:table-cell table:formula="of:=(1/([.$H$2]*SQRT(2*PI())))*EXP(-1*((([.I500]-[.$E$2])*([.I500]-[.$E$2]))/(2*[.$G$2])))" office:value-type="float" office:value="0.00000000000455275638836313" calcext:value-type="float">
            <text:p>4.55275638836313E-01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.99" calcext:value-type="float">
            <text:p>4.99</text:p>
          </table:table-cell>
          <table:table-cell table:formula="of:=(1/([.$H$2]*SQRT(2*PI())))*EXP(-1*((([.I501]-[.$E$2])*([.I501]-[.$E$2]))/(2*[.$G$2])))" office:value-type="float" office:value="0.00000000000397438125946515" calcext:value-type="float">
            <text:p>3.97438125946515E-01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(1/([.$H$2]*SQRT(2*PI())))*EXP(-1*((([.I502]-[.$E$2])*([.I502]-[.$E$2]))/(2*[.$G$2])))" office:value-type="float" office:value="0.0000000000034682458620223" calcext:value-type="float">
            <text:p>3.4682458620223E-0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2T16:33:01.063630755</dc:date>
    <meta:editing-duration>PT33M59S</meta:editing-duration>
    <meta:editing-cycles>5</meta:editing-cycles>
    <meta:generator>LibreOffice/4.4.2.2$Linux_X86_64 LibreOffice_project/40m0$Build-2</meta:generator>
    <meta:document-statistic meta:table-count="1" meta:cell-count="1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5cm" chart:symbol-height="0.25cm" chart:link-data-style-to-source="true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Number of Bounce Events</text:p>
        </chart:title>
        <chart:subtitle svg:x="3.868cm" svg:y="1.301cm" chart:style-name="ch3">
          <text:p>Observed with Sampling Frequency = 1/6 MHz</text:p>
        </chart:subtitle>
        <chart:legend chart:legend-position="end" svg:x="10.131cm" svg:y="3.753cm" style:legend-expansion="high" chart:style-name="ch4"/>
        <chart:plot-area chart:style-name="ch5" table:cell-range-address="'debounce-time-results'.K1:'debounce-time-results'.K6 'debounce-time-results'.L2:'debounce-time-results'.L6 'debounce-time-results'.J1:'debounce-time-results'.J502" chart:data-source-has-labels="both" svg:x="1.331cm" svg:y="2.19cm" svg:width="8.48cm" svg:height="5.649cm">
          <chartooo:coordinate-region svg:x="2.058cm" svg:y="2.389cm" svg:width="7.659cm" svg:height="4.803cm"/>
          <chart:axis chart:dimension="x" chart:name="primary-x" chart:style-name="ch6">
            <chart:title svg:x="4.574cm" svg:y="8.019cm" chart:style-name="ch7">
              <text:p># of Bounces</text:p>
            </chart:title>
          </chart:axis>
          <chart:axis chart:dimension="y" chart:name="primary-y" chart:style-name="ch6">
            <chart:title svg:x="0.451cm" svg:y="6.831cm" chart:style-name="ch8">
              <text:p>Frequency of Occurence</text:p>
            </chart:title>
            <chart:grid chart:style-name="ch9" chart:class="major"/>
          </chart:axis>
          <chart:series chart:style-name="ch10" chart:values-cell-range-address="'debounce-time-results'.L2:'debounce-time-results'.L6" chart:label-cell-address="'debounce-time-results'.K1:'debounce-time-results'.K1" chart:class="chart:scatter">
            <chart:domain table:cell-range-address="'debounce-time-results'.K2:'debounce-time-results'.K6"/>
            <chart:data-point chart:repeated="5"/>
          </chart:series>
          <chart:series chart:style-name="ch11" chart:values-cell-range-address="'debounce-time-results'.J2:'debounce-time-results'.J502" chart:label-cell-address="'debounce-time-results'.J1:'debounce-time-results'.J1" chart:class="chart:scatter">
            <chart:domain table:cell-range-address="'debounce-time-results'.I2:'debounce-time-results'.I502"/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# of Bounces</text:p>
                <draw:g>
                  <svg:desc>'debounce-time-results'.K1:'debounce-time-results'.K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Fitted Standard Normal Function</text:p>
                <draw:g>
                  <svg:desc>'debounce-time-results'.J1:'debounce-time-results'.J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'debounce-time-results'.K2:'debounce-time-results'.K6</svg:desc>
                </draw:g>
              </table:table-cell>
              <table:table-cell office:value-type="float" office:value="0.896551724137931">
                <text:p>0.896551724137931</text:p>
                <draw:g>
                  <svg:desc>'debounce-time-results'.L2:'debounce-time-results'.L6</svg:desc>
                </draw:g>
              </table:table-cell>
              <table:table-cell office:value-type="float" office:value="0">
                <text:p>0</text:p>
                <draw:g>
                  <svg:desc>'debounce-time-results'.I2:'debounce-time-results'.I502</svg:desc>
                </draw:g>
              </table:table-cell>
              <table:table-cell office:value-type="float" office:value="0.0650427099895972">
                <text:p>0.0650427099895972</text:p>
                <draw:g>
                  <svg:desc>'debounce-time-results'.J2:'debounce-time-results'.J502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01">
                <text:p>0.01</text:p>
              </table:table-cell>
              <table:table-cell office:value-type="float" office:value="0.0678056560429378">
                <text:p>0.067805656042937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689655172413793">
                <text:p>0.0689655172413793</text:p>
              </table:table-cell>
              <table:table-cell office:value-type="float" office:value="0.02">
                <text:p>0.02</text:p>
              </table:table-cell>
              <table:table-cell office:value-type="float" office:value="0.0706607842679415">
                <text:p>0.070660784267941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736098988719698">
                <text:p>0.0736098988719698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766547771432358">
                <text:p>0.0766547771432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797971657422378">
                <text:p>0.0797971657422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830387768948037">
                <text:p>0.08303877689480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  <table:table-cell office:value-type="float" office:value="0.0863812844909787">
                <text:p>0.0863812844909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0.0898263200944059">
                <text:p>0.0898263200944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.0933754688672661">
                <text:p>0.09337546886726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0970302654162605">
                <text:p>0.0970302654162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0.100792189565545">
                <text:p>0.100792189565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.104662662062936">
                <text:p>0.104662662062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0.108643040226148">
                <text:p>0.108643040226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0.112734613536191">
                <text:p>0.112734613536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0.116938599185543">
                <text:p>0.116938599185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0.121256137589025">
                <text:p>0.121256137589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0.125688287865781">
                <text:p>0.125688287865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0.130236023301112">
                <text:p>0.130236023301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0.13490022679729">
                <text:p>0.13490022679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139681686322857">
                <text:p>0.1396816863228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0.144581090370257">
                <text:p>0.1445810903702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0.149599023431971">
                <text:p>0.149599023431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.154735961505661">
                <text:p>0.1547359615056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0.159992267639108">
                <text:p>0.159992267639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16536818752601">
                <text:p>0.16536818752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0.170863845163967">
                <text:p>0.170863845163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0.176479238586192">
                <text:p>0.176479238586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0.182214235678714">
                <text:p>0.182214235678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0.188068570094982">
                <text:p>0.188068570094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194041837279967">
                <text:p>0.194041837279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0.20013349061593">
                <text:p>0.20013349061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206342837702163">
                <text:p>0.206342837702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212669036781001">
                <text:p>0.212669036781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.219111093322489">
                <text:p>0.219111093322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225667856780004">
                <text:p>0.225667856780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.232338017529141">
                <text:p>0.232338017529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0.239120104002031">
                <text:p>0.239120104002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0.246012480029178">
                <text:p>0.246012480029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0.253013342400686">
                <text:p>0.253013342400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260120718658592">
                <text:p>0.260120718658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  <table:table-cell office:value-type="float" office:value="0.267332465131732">
                <text:p>0.267332465131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.274646265224311">
                <text:p>0.274646265224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0.282059627969011">
                <text:p>0.282059627969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0.289569886855099">
                <text:p>0.28956988685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0.297174198941601">
                <text:p>0.297174198941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0.304869544265155">
                <text:p>0.304869544265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">
                <text:p>0.47</text:p>
              </table:table-cell>
              <table:table-cell office:value-type="float" office:value="0.312652725551671">
                <text:p>0.312652725551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0.320520368240395">
                <text:p>0.320520368240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">
                <text:p>0.49</text:p>
              </table:table-cell>
              <table:table-cell office:value-type="float" office:value="0.328468920828418">
                <text:p>0.328468920828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336494655543063">
                <text:p>0.336494655543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0.344593669348944">
                <text:p>0.344593669348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0.352761885295809">
                <text:p>0.352761885295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.360995054212589">
                <text:p>0.360995054212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36928875675231">
                <text:p>0.36928875675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0.377638405791767">
                <text:p>0.377638405791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.386039249189046">
                <text:p>0.386039249189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">
                <text:p>0.57</text:p>
              </table:table-cell>
              <table:table-cell office:value-type="float" office:value="0.394486372901154">
                <text:p>0.394486372901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402974704463162">
                <text:p>0.402974704463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">
                <text:p>0.59</text:p>
              </table:table-cell>
              <table:table-cell office:value-type="float" office:value="0.411499016829379">
                <text:p>0.411499016829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420053932576177">
                <text:p>0.420053932576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428633928465181">
                <text:p>0.428633928465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0.437233340364567">
                <text:p>0.437233340364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0.445846368525313">
                <text:p>0.445846368525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0.454467083208227">
                <text:p>0.454467083208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0.463089430656673">
                <text:p>0.463089430656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  <table:table-cell office:value-type="float" office:value="0.471707239408896">
                <text:p>0.471707239408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">
                <text:p>0.67</text:p>
              </table:table-cell>
              <table:table-cell office:value-type="float" office:value="0.480314226942885">
                <text:p>0.480314226942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0.488904006645766">
                <text:p>0.488904006645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">
                <text:p>0.69</text:p>
              </table:table-cell>
              <table:table-cell office:value-type="float" office:value="0.497470095098699">
                <text:p>0.497470095098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0.506005919667361">
                <text:p>0.506005919667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  <table:table-cell office:value-type="float" office:value="0.514504826387073">
                <text:p>0.514504826387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0.522960088130759">
                <text:p>0.522960088130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0.531364913046973">
                <text:p>0.531364913046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0.539712453254339">
                <text:p>0.53971245325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547995813777895">
                <text:p>0.547995813777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0.556208061711959">
                <text:p>0.556208061711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0.564342235593351">
                <text:p>0.564342235593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  <table:table-cell office:value-type="float" office:value="0.572391354968006">
                <text:p>0.572391354968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">
                <text:p>0.79</text:p>
              </table:table-cell>
              <table:table-cell office:value-type="float" office:value="0.580348430133277">
                <text:p>0.580348430133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588206472037523">
                <text:p>0.588206472037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">
                <text:p>0.81</text:p>
              </table:table-cell>
              <table:table-cell office:value-type="float" office:value="0.595958502317914">
                <text:p>0.595958502317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0.603597563456777">
                <text:p>0.603597563456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0.611116729036225">
                <text:p>0.611116729036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0.618509114070312">
                <text:p>0.618509114070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625767885393478">
                <text:p>0.625767885393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0.632886272083643">
                <text:p>0.632886272083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">
                <text:p>0.87</text:p>
              </table:table-cell>
              <table:table-cell office:value-type="float" office:value="0.639857575897959">
                <text:p>0.639857575897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0.64667518169894">
                <text:p>0.64667518169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">
                <text:p>0.89</text:p>
              </table:table-cell>
              <table:table-cell office:value-type="float" office:value="0.653332567848431">
                <text:p>0.653332567848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0.65982331654675">
                <text:p>0.65982331654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0.666141124094187">
                <text:p>0.666141124094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0.67227981105201">
                <text:p>0.67227981105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">
                <text:p>0.93</text:p>
              </table:table-cell>
              <table:table-cell office:value-type="float" office:value="0.678233332280184">
                <text:p>0.678233332280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">
                <text:p>0.94</text:p>
              </table:table-cell>
              <table:table-cell office:value-type="float" office:value="0.683995786829029">
                <text:p>0.683995786829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0.689561427662259">
                <text:p>0.68956142766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694924671189033">
                <text:p>0.694924671189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">
                <text:p>0.97</text:p>
              </table:table-cell>
              <table:table-cell office:value-type="float" office:value="0.700080106582915">
                <text:p>0.700080106582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  <table:table-cell office:value-type="float" office:value="0.705022504866048">
                <text:p>0.705022504866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">
                <text:p>0.99</text:p>
              </table:table-cell>
              <table:table-cell office:value-type="float" office:value="0.709746827737182">
                <text:p>0.709746827737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714248236122759">
                <text:p>0.714248236122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">
                <text:p>1.01</text:p>
              </table:table-cell>
              <table:table-cell office:value-type="float" office:value="0.718522098430731">
                <text:p>0.718522098430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">
                <text:p>1.02</text:p>
              </table:table-cell>
              <table:table-cell office:value-type="float" office:value="0.722563998487427">
                <text:p>0.722563998487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">
                <text:p>1.03</text:p>
              </table:table-cell>
              <table:table-cell office:value-type="float" office:value="0.726369743138451">
                <text:p>0.726369743138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">
                <text:p>1.04</text:p>
              </table:table-cell>
              <table:table-cell office:value-type="float" office:value="0.729935369495292">
                <text:p>0.729935369495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">
                <text:p>1.05</text:p>
              </table:table-cell>
              <table:table-cell office:value-type="float" office:value="0.733257151810139">
                <text:p>0.733257151810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">
                <text:p>1.06</text:p>
              </table:table-cell>
              <table:table-cell office:value-type="float" office:value="0.736331607962189">
                <text:p>0.736331607962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">
                <text:p>1.07</text:p>
              </table:table-cell>
              <table:table-cell office:value-type="float" office:value="0.739155505539666">
                <text:p>0.7391555055396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">
                <text:p>1.08</text:p>
              </table:table-cell>
              <table:table-cell office:value-type="float" office:value="0.74172586750267">
                <text:p>0.74172586750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">
                <text:p>1.09</text:p>
              </table:table-cell>
              <table:table-cell office:value-type="float" office:value="0.744039977412972">
                <text:p>0.744039977412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0.746095384217894">
                <text:p>0.746095384217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">
                <text:p>1.11</text:p>
              </table:table-cell>
              <table:table-cell office:value-type="float" office:value="0.747889906576494">
                <text:p>0.747889906576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">
                <text:p>1.12</text:p>
              </table:table-cell>
              <table:table-cell office:value-type="float" office:value="0.749421636717342">
                <text:p>0.749421636717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">
                <text:p>1.13</text:p>
              </table:table-cell>
              <table:table-cell office:value-type="float" office:value="0.750688943818367">
                <text:p>0.750688943818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">
                <text:p>1.14</text:p>
              </table:table-cell>
              <table:table-cell office:value-type="float" office:value="0.751690476900365">
                <text:p>0.751690476900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">
                <text:p>1.15</text:p>
              </table:table-cell>
              <table:table-cell office:value-type="float" office:value="0.752425167227008">
                <text:p>0.752425167227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">
                <text:p>1.16</text:p>
              </table:table-cell>
              <table:table-cell office:value-type="float" office:value="0.752892230205354">
                <text:p>0.752892230205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">
                <text:p>1.17</text:p>
              </table:table-cell>
              <table:table-cell office:value-type="float" office:value="0.753091166782167">
                <text:p>0.753091166782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">
                <text:p>1.18</text:p>
              </table:table-cell>
              <table:table-cell office:value-type="float" office:value="0.753021764332531">
                <text:p>0.753021764332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">
                <text:p>1.19</text:p>
              </table:table-cell>
              <table:table-cell office:value-type="float" office:value="0.75268409703856">
                <text:p>0.75268409703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0.752078525757268">
                <text:p>0.752078525757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">
                <text:p>1.21</text:p>
              </table:table-cell>
              <table:table-cell office:value-type="float" office:value="0.751205697377912">
                <text:p>0.751205697377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">
                <text:p>1.22</text:p>
              </table:table-cell>
              <table:table-cell office:value-type="float" office:value="0.750066543670415">
                <text:p>0.750066543670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">
                <text:p>1.23</text:p>
              </table:table-cell>
              <table:table-cell office:value-type="float" office:value="0.748662279627746">
                <text:p>0.748662279627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">
                <text:p>1.24</text:p>
              </table:table-cell>
              <table:table-cell office:value-type="float" office:value="0.74699440130638">
                <text:p>0.74699440130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0.745064683170206">
                <text:p>0.745064683170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">
                <text:p>1.26</text:p>
              </table:table-cell>
              <table:table-cell office:value-type="float" office:value="0.742875174944492">
                <text:p>0.742875174944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7">
                <text:p>1.27</text:p>
              </table:table-cell>
              <table:table-cell office:value-type="float" office:value="0.740428197987714">
                <text:p>0.740428197987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">
                <text:p>1.28</text:p>
              </table:table-cell>
              <table:table-cell office:value-type="float" office:value="0.73772634119023">
                <text:p>0.73772634119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">
                <text:p>1.29</text:p>
              </table:table-cell>
              <table:table-cell office:value-type="float" office:value="0.734772456409958">
                <text:p>0.734772456409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0.731569653456304">
                <text:p>0.731569653456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">
                <text:p>1.31</text:p>
              </table:table-cell>
              <table:table-cell office:value-type="float" office:value="0.728121294634703">
                <text:p>0.728121294634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">
                <text:p>1.32</text:p>
              </table:table-cell>
              <table:table-cell office:value-type="float" office:value="0.724430988865166">
                <text:p>0.724430988865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">
                <text:p>1.33</text:p>
              </table:table-cell>
              <table:table-cell office:value-type="float" office:value="0.720502585389221">
                <text:p>0.720502585389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">
                <text:p>1.34</text:p>
              </table:table-cell>
              <table:table-cell office:value-type="float" office:value="0.716340167080632">
                <text:p>0.716340167080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">
                <text:p>1.35</text:p>
              </table:table-cell>
              <table:table-cell office:value-type="float" office:value="0.71194804337613">
                <text:p>0.71194804337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">
                <text:p>1.36</text:p>
              </table:table-cell>
              <table:table-cell office:value-type="float" office:value="0.707330742843319">
                <text:p>0.707330742843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">
                <text:p>1.37</text:p>
              </table:table-cell>
              <table:table-cell office:value-type="float" office:value="0.702493005403667">
                <text:p>0.702493005403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">
                <text:p>1.38</text:p>
              </table:table-cell>
              <table:table-cell office:value-type="float" office:value="0.697439774229276">
                <text:p>0.697439774229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9">
                <text:p>1.39</text:p>
              </table:table-cell>
              <table:table-cell office:value-type="float" office:value="0.692176187332809">
                <text:p>0.692176187332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686707568870594">
                <text:p>0.686707568870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">
                <text:p>1.41</text:p>
              </table:table-cell>
              <table:table-cell office:value-type="float" office:value="0.681039420179466">
                <text:p>0.681039420179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">
                <text:p>1.42</text:p>
              </table:table-cell>
              <table:table-cell office:value-type="float" office:value="0.675177410568467">
                <text:p>0.675177410568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">
                <text:p>1.43</text:p>
              </table:table-cell>
              <table:table-cell office:value-type="float" office:value="0.669127367886929">
                <text:p>0.669127367886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">
                <text:p>1.44</text:p>
              </table:table-cell>
              <table:table-cell office:value-type="float" office:value="0.662895268890858">
                <text:p>0.662895268890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">
                <text:p>1.45</text:p>
              </table:table-cell>
              <table:table-cell office:value-type="float" office:value="0.656487229429874">
                <text:p>0.656487229429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">
                <text:p>1.46</text:p>
              </table:table-cell>
              <table:table-cell office:value-type="float" office:value="0.649909494477167">
                <text:p>0.649909494477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">
                <text:p>1.47</text:p>
              </table:table-cell>
              <table:table-cell office:value-type="float" office:value="0.643168428025173">
                <text:p>0.643168428025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">
                <text:p>1.48</text:p>
              </table:table-cell>
              <table:table-cell office:value-type="float" office:value="0.636270502869727">
                <text:p>0.636270502869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">
                <text:p>1.49</text:p>
              </table:table-cell>
              <table:table-cell office:value-type="float" office:value="0.629222290305556">
                <text:p>0.62922229030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622030449755942">
                <text:p>0.622030449755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1">
                <text:p>1.51</text:p>
              </table:table-cell>
              <table:table-cell office:value-type="float" office:value="0.614701718359287">
                <text:p>0.6147017183592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">
                <text:p>1.52</text:p>
              </table:table-cell>
              <table:table-cell office:value-type="float" office:value="0.60724290053521">
                <text:p>0.60724290053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">
                <text:p>1.53</text:p>
              </table:table-cell>
              <table:table-cell office:value-type="float" office:value="0.599660857552583">
                <text:p>0.5996608575525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">
                <text:p>1.54</text:p>
              </table:table-cell>
              <table:table-cell office:value-type="float" office:value="0.591962497121622">
                <text:p>0.591962497121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">
                <text:p>1.55</text:p>
              </table:table-cell>
              <table:table-cell office:value-type="float" office:value="0.584154763031892">
                <text:p>0.584154763031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">
                <text:p>1.56</text:p>
              </table:table-cell>
              <table:table-cell office:value-type="float" office:value="0.576244624857623">
                <text:p>0.576244624857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">
                <text:p>1.57</text:p>
              </table:table-cell>
              <table:table-cell office:value-type="float" office:value="0.568239067751356">
                <text:p>0.5682390677513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">
                <text:p>1.58</text:p>
              </table:table-cell>
              <table:table-cell office:value-type="float" office:value="0.560145082346418">
                <text:p>0.560145082346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9">
                <text:p>1.59</text:p>
              </table:table-cell>
              <table:table-cell office:value-type="float" office:value="0.551969654788193">
                <text:p>0.551969654788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0.543719756913542">
                <text:p>0.543719756913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">
                <text:p>1.61</text:p>
              </table:table-cell>
              <table:table-cell office:value-type="float" office:value="0.535402336597125">
                <text:p>0.535402336597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">
                <text:p>1.62</text:p>
              </table:table-cell>
              <table:table-cell office:value-type="float" office:value="0.527024308282651">
                <text:p>0.527024308282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3">
                <text:p>1.63</text:p>
              </table:table-cell>
              <table:table-cell office:value-type="float" office:value="0.518592543716393">
                <text:p>0.518592543716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">
                <text:p>1.64</text:p>
              </table:table-cell>
              <table:table-cell office:value-type="float" office:value="0.510113862899518">
                <text:p>0.510113862899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">
                <text:p>1.65</text:p>
              </table:table-cell>
              <table:table-cell office:value-type="float" office:value="0.501595025275003">
                <text:p>0.501595025275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">
                <text:p>1.66</text:p>
              </table:table-cell>
              <table:table-cell office:value-type="float" office:value="0.493042721164057">
                <text:p>0.493042721164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">
                <text:p>1.67</text:p>
              </table:table-cell>
              <table:table-cell office:value-type="float" office:value="0.484463563466147">
                <text:p>0.484463563466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">
                <text:p>1.68</text:p>
              </table:table-cell>
              <table:table-cell office:value-type="float" office:value="0.475864079635785">
                <text:p>0.475864079635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">
                <text:p>1.69</text:p>
              </table:table-cell>
              <table:table-cell office:value-type="float" office:value="0.46725070394839">
                <text:p>0.46725070394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0.458629770066564">
                <text:p>0.458629770066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">
                <text:p>1.71</text:p>
              </table:table-cell>
              <table:table-cell office:value-type="float" office:value="0.450007503917203">
                <text:p>0.4500075039172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">
                <text:p>1.72</text:p>
              </table:table-cell>
              <table:table-cell office:value-type="float" office:value="0.441390016888905">
                <text:p>0.441390016888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">
                <text:p>1.73</text:p>
              </table:table-cell>
              <table:table-cell office:value-type="float" office:value="0.432783299358163">
                <text:p>0.432783299358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">
                <text:p>1.74</text:p>
              </table:table-cell>
              <table:table-cell office:value-type="float" office:value="0.424193214551879">
                <text:p>0.424193214551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0.415625492752752">
                <text:p>0.415625492752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6">
                <text:p>1.76</text:p>
              </table:table-cell>
              <table:table-cell office:value-type="float" office:value="0.407085725853103">
                <text:p>0.407085725853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">
                <text:p>1.77</text:p>
              </table:table-cell>
              <table:table-cell office:value-type="float" office:value="0.398579362261767">
                <text:p>0.398579362261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8">
                <text:p>1.78</text:p>
              </table:table-cell>
              <table:table-cell office:value-type="float" office:value="0.390111702167689">
                <text:p>0.390111702167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">
                <text:p>1.79</text:p>
              </table:table-cell>
              <table:table-cell office:value-type="float" office:value="0.381687893162904">
                <text:p>0.381687893162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0.373312926226676">
                <text:p>0.373312926226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">
                <text:p>1.81</text:p>
              </table:table-cell>
              <table:table-cell office:value-type="float" office:value="0.364991632071587">
                <text:p>0.364991632071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2">
                <text:p>1.82</text:p>
              </table:table-cell>
              <table:table-cell office:value-type="float" office:value="0.356728677851503">
                <text:p>0.356728677851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">
                <text:p>1.83</text:p>
              </table:table-cell>
              <table:table-cell office:value-type="float" office:value="0.348528564230444">
                <text:p>0.348528564230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">
                <text:p>1.84</text:p>
              </table:table-cell>
              <table:table-cell office:value-type="float" office:value="0.340395622810483">
                <text:p>0.340395622810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">
                <text:p>1.85</text:p>
              </table:table-cell>
              <table:table-cell office:value-type="float" office:value="0.33233401391601">
                <text:p>0.33233401391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">
                <text:p>1.86</text:p>
              </table:table-cell>
              <table:table-cell office:value-type="float" office:value="0.324347724730839">
                <text:p>0.324347724730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">
                <text:p>1.87</text:p>
              </table:table-cell>
              <table:table-cell office:value-type="float" office:value="0.316440567783858">
                <text:p>0.316440567783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">
                <text:p>1.88</text:p>
              </table:table-cell>
              <table:table-cell office:value-type="float" office:value="0.308616179778174">
                <text:p>0.308616179778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">
                <text:p>1.89</text:p>
              </table:table-cell>
              <table:table-cell office:value-type="float" office:value="0.30087802075797">
                <text:p>0.30087802075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0.293229373606598">
                <text:p>0.293229373606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">
                <text:p>1.91</text:p>
              </table:table-cell>
              <table:table-cell office:value-type="float" office:value="0.285673343868788">
                <text:p>0.285673343868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">
                <text:p>1.92</text:p>
              </table:table-cell>
              <table:table-cell office:value-type="float" office:value="0.278212859889205">
                <text:p>0.278212859889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">
                <text:p>1.93</text:p>
              </table:table-cell>
              <table:table-cell office:value-type="float" office:value="0.270850673259046">
                <text:p>0.270850673259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">
                <text:p>1.94</text:p>
              </table:table-cell>
              <table:table-cell office:value-type="float" office:value="0.263589359561773">
                <text:p>0.263589359561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  <table:table-cell office:value-type="float" office:value="0.256431319408621">
                <text:p>0.256431319408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">
                <text:p>1.96</text:p>
              </table:table-cell>
              <table:table-cell office:value-type="float" office:value="0.24937877975401">
                <text:p>0.24937877975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">
                <text:p>1.97</text:p>
              </table:table-cell>
              <table:table-cell office:value-type="float" office:value="0.2424337954806">
                <text:p>0.2424337954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">
                <text:p>1.98</text:p>
              </table:table-cell>
              <table:table-cell office:value-type="float" office:value="0.235598251243321">
                <text:p>0.2355982512433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9">
                <text:p>1.99</text:p>
              </table:table-cell>
              <table:table-cell office:value-type="float" office:value="0.22887386356137">
                <text:p>0.22887386356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222262183146855">
                <text:p>0.222262183146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1">
                <text:p>2.01</text:p>
              </table:table-cell>
              <table:table-cell office:value-type="float" office:value="0.215764597458526">
                <text:p>0.215764597458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2">
                <text:p>2.02</text:p>
              </table:table-cell>
              <table:table-cell office:value-type="float" office:value="0.209382333468767">
                <text:p>0.209382333468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3">
                <text:p>2.03</text:p>
              </table:table-cell>
              <table:table-cell office:value-type="float" office:value="0.203116460631883">
                <text:p>0.203116460631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">
                <text:p>2.04</text:p>
              </table:table-cell>
              <table:table-cell office:value-type="float" office:value="0.196967894041531">
                <text:p>0.196967894041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">
                <text:p>2.05</text:p>
              </table:table-cell>
              <table:table-cell office:value-type="float" office:value="0.19093739776506">
                <text:p>0.19093739776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">
                <text:p>2.06</text:p>
              </table:table-cell>
              <table:table-cell office:value-type="float" office:value="0.185025588342454">
                <text:p>0.185025588342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7">
                <text:p>2.07</text:p>
              </table:table-cell>
              <table:table-cell office:value-type="float" office:value="0.179232938437511">
                <text:p>0.179232938437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8">
                <text:p>2.08</text:p>
              </table:table-cell>
              <table:table-cell office:value-type="float" office:value="0.173559780628941">
                <text:p>0.173559780628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9">
                <text:p>2.09</text:p>
              </table:table-cell>
              <table:table-cell office:value-type="float" office:value="0.168006311329058">
                <text:p>0.168006311329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0.162572594817823">
                <text:p>0.162572594817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1">
                <text:p>2.11</text:p>
              </table:table-cell>
              <table:table-cell office:value-type="float" office:value="0.157258567380128">
                <text:p>0.157258567380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2">
                <text:p>2.12</text:p>
              </table:table-cell>
              <table:table-cell office:value-type="float" office:value="0.152064041534284">
                <text:p>0.152064041534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3">
                <text:p>2.13</text:p>
              </table:table-cell>
              <table:table-cell office:value-type="float" office:value="0.146988710339905">
                <text:p>0.146988710339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">
                <text:p>2.14</text:p>
              </table:table-cell>
              <table:table-cell office:value-type="float" office:value="0.142032151773514">
                <text:p>0.142032151773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5">
                <text:p>2.15</text:p>
              </table:table-cell>
              <table:table-cell office:value-type="float" office:value="0.13719383316045">
                <text:p>0.13719383316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">
                <text:p>2.16</text:p>
              </table:table-cell>
              <table:table-cell office:value-type="float" office:value="0.132473115651878">
                <text:p>0.132473115651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">
                <text:p>2.17</text:p>
              </table:table-cell>
              <table:table-cell office:value-type="float" office:value="0.127869258735977">
                <text:p>0.127869258735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8">
                <text:p>2.18</text:p>
              </table:table-cell>
              <table:table-cell office:value-type="float" office:value="0.123381424772672">
                <text:p>0.123381424772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9">
                <text:p>2.19</text:p>
              </table:table-cell>
              <table:table-cell office:value-type="float" office:value="0.119008683541556">
                <text:p>0.119008683541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0.114750016793018">
                <text:p>0.114750016793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1">
                <text:p>2.21</text:p>
              </table:table-cell>
              <table:table-cell office:value-type="float" office:value="0.110604322792892">
                <text:p>0.110604322792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">
                <text:p>2.22</text:p>
              </table:table-cell>
              <table:table-cell office:value-type="float" office:value="0.10657042085132">
                <text:p>0.10657042085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">
                <text:p>2.23</text:p>
              </table:table-cell>
              <table:table-cell office:value-type="float" office:value="0.102647055826894">
                <text:p>0.102647055826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">
                <text:p>2.24</text:p>
              </table:table-cell>
              <table:table-cell office:value-type="float" office:value="0.0988329025975089">
                <text:p>0.0988329025975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">
                <text:p>2.25</text:p>
              </table:table-cell>
              <table:table-cell office:value-type="float" office:value="0.0951265704897728">
                <text:p>0.0951265704897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6">
                <text:p>2.26</text:p>
              </table:table-cell>
              <table:table-cell office:value-type="float" office:value="0.0915266076591911">
                <text:p>0.0915266076591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7">
                <text:p>2.27</text:p>
              </table:table-cell>
              <table:table-cell office:value-type="float" office:value="0.0880315054137837">
                <text:p>0.0880315054137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8">
                <text:p>2.28</text:p>
              </table:table-cell>
              <table:table-cell office:value-type="float" office:value="0.0846397024741776">
                <text:p>0.0846397024741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9">
                <text:p>2.29</text:p>
              </table:table-cell>
              <table:table-cell office:value-type="float" office:value="0.0813495891636536">
                <text:p>0.0813495891636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0.078159511522033">
                <text:p>0.078159511522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">
                <text:p>2.31</text:p>
              </table:table-cell>
              <table:table-cell office:value-type="float" office:value="0.0750677753377218">
                <text:p>0.0750677753377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2">
                <text:p>2.32</text:p>
              </table:table-cell>
              <table:table-cell office:value-type="float" office:value="0.0720726500926378">
                <text:p>0.0720726500926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">
                <text:p>2.33</text:p>
              </table:table-cell>
              <table:table-cell office:value-type="float" office:value="0.0691723728151758">
                <text:p>0.0691723728151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4">
                <text:p>2.34</text:p>
              </table:table-cell>
              <table:table-cell office:value-type="float" office:value="0.0663651518367754">
                <text:p>0.0663651518367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5">
                <text:p>2.35</text:p>
              </table:table-cell>
              <table:table-cell office:value-type="float" office:value="0.0636491704480679">
                <text:p>0.0636491704480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">
                <text:p>2.36</text:p>
              </table:table-cell>
              <table:table-cell office:value-type="float" office:value="0.0610225904509892">
                <text:p>0.0610225904509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7">
                <text:p>2.37</text:p>
              </table:table-cell>
              <table:table-cell office:value-type="float" office:value="0.0584835556036399">
                <text:p>0.0584835556036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8">
                <text:p>2.38</text:p>
              </table:table-cell>
              <table:table-cell office:value-type="float" office:value="0.0560301949550741">
                <text:p>0.0560301949550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">
                <text:p>2.39</text:p>
              </table:table-cell>
              <table:table-cell office:value-type="float" office:value="0.0536606260675738">
                <text:p>0.0536606260675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0.0513729581243529">
                <text:p>0.0513729581243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1">
                <text:p>2.41</text:p>
              </table:table-cell>
              <table:table-cell office:value-type="float" office:value="0.0491652949209883">
                <text:p>0.0491652949209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">
                <text:p>2.42</text:p>
              </table:table-cell>
              <table:table-cell office:value-type="float" office:value="0.0470357377392422">
                <text:p>0.0470357377392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">
                <text:p>2.43</text:p>
              </table:table-cell>
              <table:table-cell office:value-type="float" office:value="0.0449823881022738">
                <text:p>0.0449823881022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4">
                <text:p>2.44</text:p>
              </table:table-cell>
              <table:table-cell office:value-type="float" office:value="0.0430033504105796">
                <text:p>0.0430033504105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5">
                <text:p>2.45</text:p>
              </table:table-cell>
              <table:table-cell office:value-type="float" office:value="0.0410967344583128">
                <text:p>0.0410967344583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6">
                <text:p>2.46</text:p>
              </table:table-cell>
              <table:table-cell office:value-type="float" office:value="0.0392606578299454">
                <text:p>0.0392606578299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7">
                <text:p>2.47</text:p>
              </table:table-cell>
              <table:table-cell office:value-type="float" office:value="0.0374932481775268">
                <text:p>0.0374932481775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8">
                <text:p>2.48</text:p>
              </table:table-cell>
              <table:table-cell office:value-type="float" office:value="0.0357926453790737">
                <text:p>0.0357926453790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9">
                <text:p>2.49</text:p>
              </table:table-cell>
              <table:table-cell office:value-type="float" office:value="0.0341570035788908">
                <text:p>0.03415700357889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0.0325844931108765">
                <text:p>0.0325844931108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">
                <text:p>2.51</text:p>
              </table:table-cell>
              <table:table-cell office:value-type="float" office:value="0.031073302306101">
                <text:p>0.031073302306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2">
                <text:p>2.52</text:p>
              </table:table-cell>
              <table:table-cell office:value-type="float" office:value="0.0296216391861722">
                <text:p>0.0296216391861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3">
                <text:p>2.53</text:p>
              </table:table-cell>
              <table:table-cell office:value-type="float" office:value="0.0282277330441098">
                <text:p>0.0282277330441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4">
                <text:p>2.54</text:p>
              </table:table-cell>
              <table:table-cell office:value-type="float" office:value="0.0268898359146448">
                <text:p>0.0268898359146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">
                <text:p>2.55</text:p>
              </table:table-cell>
              <table:table-cell office:value-type="float" office:value="0.0256062239360394">
                <text:p>0.0256062239360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6">
                <text:p>2.56</text:p>
              </table:table-cell>
              <table:table-cell office:value-type="float" office:value="0.0243751986056923">
                <text:p>0.0243751986056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7">
                <text:p>2.57</text:p>
              </table:table-cell>
              <table:table-cell office:value-type="float" office:value="0.0231950879319392">
                <text:p>0.0231950879319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8">
                <text:p>2.58</text:p>
              </table:table-cell>
              <table:table-cell office:value-type="float" office:value="0.022064247484604">
                <text:p>0.022064247484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9">
                <text:p>2.59</text:p>
              </table:table-cell>
              <table:table-cell office:value-type="float" office:value="0.0209810613469752">
                <text:p>0.0209810613469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0.0199439429719925">
                <text:p>0.0199439429719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1">
                <text:p>2.61</text:p>
              </table:table-cell>
              <table:table-cell office:value-type="float" office:value="0.0189513359455305">
                <text:p>0.0189513359455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2">
                <text:p>2.62</text:p>
              </table:table-cell>
              <table:table-cell office:value-type="float" office:value="0.0180017146597474">
                <text:p>0.0180017146597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3">
                <text:p>2.63</text:p>
              </table:table-cell>
              <table:table-cell office:value-type="float" office:value="0.0170935848995392">
                <text:p>0.0170935848995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">
                <text:p>2.64</text:p>
              </table:table-cell>
              <table:table-cell office:value-type="float" office:value="0.0162254843452035">
                <text:p>0.0162254843452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5">
                <text:p>2.65</text:p>
              </table:table-cell>
              <table:table-cell office:value-type="float" office:value="0.0153959829944615">
                <text:p>0.0153959829944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6">
                <text:p>2.66</text:p>
              </table:table-cell>
              <table:table-cell office:value-type="float" office:value="0.0146036835070283">
                <text:p>0.0146036835070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7">
                <text:p>2.67</text:p>
              </table:table-cell>
              <table:table-cell office:value-type="float" office:value="0.0138472214749453">
                <text:p>0.0138472214749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8">
                <text:p>2.68</text:p>
              </table:table-cell>
              <table:table-cell office:value-type="float" office:value="0.013125265621907">
                <text:p>0.013125265621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">
                <text:p>2.69</text:p>
              </table:table-cell>
              <table:table-cell office:value-type="float" office:value="0.0124365179348212">
                <text:p>0.0124365179348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0.0117797137308368">
                <text:p>0.0117797137308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1">
                <text:p>2.71</text:p>
              </table:table-cell>
              <table:table-cell office:value-type="float" office:value="0.011153621663066">
                <text:p>0.011153621663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">
                <text:p>2.72</text:p>
              </table:table-cell>
              <table:table-cell office:value-type="float" office:value="0.010557043668203">
                <text:p>0.0105570436682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3">
                <text:p>2.73</text:p>
              </table:table-cell>
              <table:table-cell office:value-type="float" office:value="0.00998881485921814">
                <text:p>0.00998881485921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4">
                <text:p>2.74</text:p>
              </table:table-cell>
              <table:table-cell office:value-type="float" office:value="0.00944780336626812">
                <text:p>0.00944780336626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0.00893291012892368">
                <text:p>0.00893291012892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6">
                <text:p>2.76</text:p>
              </table:table-cell>
              <table:table-cell office:value-type="float" office:value="0.00844306864276517">
                <text:p>0.0084430686427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7">
                <text:p>2.77</text:p>
              </table:table-cell>
              <table:table-cell office:value-type="float" office:value="0.00797724466334533">
                <text:p>0.00797724466334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">
                <text:p>2.78</text:p>
              </table:table-cell>
              <table:table-cell office:value-type="float" office:value="0.00753443587045642">
                <text:p>0.00753443587045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9">
                <text:p>2.79</text:p>
              </table:table-cell>
              <table:table-cell office:value-type="float" office:value="0.00711367149557679">
                <text:p>0.00711367149557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0.0067140119153013">
                <text:p>0.0067140119153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1">
                <text:p>2.81</text:p>
              </table:table-cell>
              <table:table-cell office:value-type="float" office:value="0.00633454821348861">
                <text:p>0.00633454821348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2">
                <text:p>2.82</text:p>
              </table:table-cell>
              <table:table-cell office:value-type="float" office:value="0.00597440171478125">
                <text:p>0.00597440171478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3">
                <text:p>2.83</text:p>
              </table:table-cell>
              <table:table-cell office:value-type="float" office:value="0.00563272349207533">
                <text:p>0.00563272349207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4">
                <text:p>2.84</text:p>
              </table:table-cell>
              <table:table-cell office:value-type="float" office:value="0.00530869385043474">
                <text:p>0.00530869385043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  <table:table-cell office:value-type="float" office:value="0.0050015217898599">
                <text:p>0.00500152178985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6">
                <text:p>2.86</text:p>
              </table:table-cell>
              <table:table-cell office:value-type="float" office:value="0.00471044444923565">
                <text:p>0.00471044444923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">
                <text:p>2.87</text:p>
              </table:table-cell>
              <table:table-cell office:value-type="float" office:value="0.00443472653369438">
                <text:p>0.00443472653369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8">
                <text:p>2.88</text:p>
              </table:table-cell>
              <table:table-cell office:value-type="float" office:value="0.00417365972754226">
                <text:p>0.00417365972754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9">
                <text:p>2.89</text:p>
              </table:table-cell>
              <table:table-cell office:value-type="float" office:value="0.00392656209480633">
                <text:p>0.00392656209480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00369277746937042">
                <text:p>0.00369277746937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1">
                <text:p>2.91</text:p>
              </table:table-cell>
              <table:table-cell office:value-type="float" office:value="0.00347167483657722">
                <text:p>0.00347167483657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2">
                <text:p>2.92</text:p>
              </table:table-cell>
              <table:table-cell office:value-type="float" office:value="0.0032626477080841">
                <text:p>0.0032626477080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3">
                <text:p>2.93</text:p>
              </table:table-cell>
              <table:table-cell office:value-type="float" office:value="0.00306511349166992">
                <text:p>0.00306511349166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">
                <text:p>2.94</text:p>
              </table:table-cell>
              <table:table-cell office:value-type="float" office:value="0.00287851285760161">
                <text:p>0.00287851285760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">
                <text:p>2.95</text:p>
              </table:table-cell>
              <table:table-cell office:value-type="float" office:value="0.00270230910308035">
                <text:p>0.00270230910308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6">
                <text:p>2.96</text:p>
              </table:table-cell>
              <table:table-cell office:value-type="float" office:value="0.00253598751620077">
                <text:p>0.00253598751620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">
                <text:p>2.97</text:p>
              </table:table-cell>
              <table:table-cell office:value-type="float" office:value="0.00237905474077012">
                <text:p>0.00237905474077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8">
                <text:p>2.98</text:p>
              </table:table-cell>
              <table:table-cell office:value-type="float" office:value="0.00223103814325069">
                <text:p>0.00223103814325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9">
                <text:p>2.99</text:p>
              </table:table-cell>
              <table:table-cell office:value-type="float" office:value="0.00209148518300542">
                <text:p>0.0020914851830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019599627869466">
                <text:p>0.0019599627869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1">
                <text:p>3.01</text:p>
              </table:table-cell>
              <table:table-cell office:value-type="float" office:value="0.00183605672960805">
                <text:p>0.00183605672960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">
                <text:p>3.02</text:p>
              </table:table-cell>
              <table:table-cell office:value-type="float" office:value="0.00171937101958479">
                <text:p>0.00171937101958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">
                <text:p>3.03</text:p>
              </table:table-cell>
              <table:table-cell office:value-type="float" office:value="0.00160952729320953">
                <text:p>0.00160952729320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">
                <text:p>3.04</text:p>
              </table:table-cell>
              <table:table-cell office:value-type="float" office:value="0.0015061642162632">
                <text:p>0.0015061642162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5">
                <text:p>3.05</text:p>
              </table:table-cell>
              <table:table-cell office:value-type="float" office:value="0.00140893689444634">
                <text:p>0.00140893689444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">
                <text:p>3.06</text:p>
              </table:table-cell>
              <table:table-cell office:value-type="float" office:value="0.00131751629327148">
                <text:p>0.00131751629327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7">
                <text:p>3.07</text:p>
              </table:table-cell>
              <table:table-cell office:value-type="float" office:value="0.00123158866797095">
                <text:p>0.00123158866797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8">
                <text:p>3.08</text:p>
              </table:table-cell>
              <table:table-cell office:value-type="float" office:value="0.00115085500395252">
                <text:p>0.00115085500395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9">
                <text:p>3.09</text:p>
              </table:table-cell>
              <table:table-cell office:value-type="float" office:value="0.00107503046827525">
                <text:p>0.00107503046827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0.00100384387256062">
                <text:p>0.00100384387256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0.000937037147699484">
                <text:p>0.000937037147699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">
                <text:p>3.12</text:p>
              </table:table-cell>
              <table:table-cell office:value-type="float" office:value="0.000874364830662896">
                <text:p>0.000874364830662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3">
                <text:p>3.13</text:p>
              </table:table-cell>
              <table:table-cell office:value-type="float" office:value="0.000815593563675767">
                <text:p>0.000815593563675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4">
                <text:p>3.14</text:p>
              </table:table-cell>
              <table:table-cell office:value-type="float" office:value="0.000760501605965029">
                <text:p>0.000760501605965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">
                <text:p>3.15</text:p>
              </table:table-cell>
              <table:table-cell office:value-type="float" office:value="0.000708878358249747">
                <text:p>0.000708878358249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0.000660523900098541">
                <text:p>0.000660523900098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7">
                <text:p>3.17</text:p>
              </table:table-cell>
              <table:table-cell office:value-type="float" office:value="0.000615248540240437">
                <text:p>0.000615248540240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0.000572872379878041">
                <text:p>0.000572872379878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0.000533224889017493">
                <text:p>0.000533224889017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0.00049614449579716">
                <text:p>0.00049614449579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0.000461478188767113">
                <text:p>0.000461478188767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2">
                <text:p>3.22</text:p>
              </table:table-cell>
              <table:table-cell office:value-type="float" office:value="0.000429081132043534">
                <text:p>0.000429081132043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">
                <text:p>3.23</text:p>
              </table:table-cell>
              <table:table-cell office:value-type="float" office:value="0.000398816293236457">
                <text:p>0.000398816293236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">
                <text:p>3.24</text:p>
              </table:table-cell>
              <table:table-cell office:value-type="float" office:value="0.000370554084025627">
                <text:p>0.000370554084025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">
                <text:p>3.25</text:p>
              </table:table-cell>
              <table:table-cell office:value-type="float" office:value="0.000344172013237642">
                <text:p>0.000344172013237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6">
                <text:p>3.26</text:p>
              </table:table-cell>
              <table:table-cell office:value-type="float" office:value="0.00031955435225775">
                <text:p>0.00031955435225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7">
                <text:p>3.27</text:p>
              </table:table-cell>
              <table:table-cell office:value-type="float" office:value="0.000296591812591845">
                <text:p>0.000296591812591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8">
                <text:p>3.28</text:p>
              </table:table-cell>
              <table:table-cell office:value-type="float" office:value="0.000275181235378058">
                <text:p>0.00027518123537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">
                <text:p>3.29</text:p>
              </table:table-cell>
              <table:table-cell office:value-type="float" office:value="0.00025522529263299">
                <text:p>0.0002552252926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000236632200004785">
                <text:p>0.000236632200004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1">
                <text:p>3.31</text:p>
              </table:table-cell>
              <table:table-cell office:value-type="float" office:value="0.000219315440794039">
                <text:p>0.000219315440794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">
                <text:p>3.32</text:p>
              </table:table-cell>
              <table:table-cell office:value-type="float" office:value="0.000203193500993731">
                <text:p>0.000203193500993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">
                <text:p>3.33</text:p>
              </table:table-cell>
              <table:table-cell office:value-type="float" office:value="0.000188189615091029">
                <text:p>0.000188189615091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4">
                <text:p>3.34</text:p>
              </table:table-cell>
              <table:table-cell office:value-type="float" office:value="0.000174231522366698">
                <text:p>0.000174231522366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5">
                <text:p>3.35</text:p>
              </table:table-cell>
              <table:table-cell office:value-type="float" office:value="0.000161251233422053">
                <text:p>0.000161251233422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">
                <text:p>3.36</text:p>
              </table:table-cell>
              <table:table-cell office:value-type="float" office:value="0.000149184806658726">
                <text:p>0.000149184806658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">
                <text:p>3.37</text:p>
              </table:table-cell>
              <table:table-cell office:value-type="float" office:value="0.000137972134432956">
                <text:p>0.0001379721344329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8">
                <text:p>3.38</text:p>
              </table:table-cell>
              <table:table-cell office:value-type="float" office:value="0.000127556738603598">
                <text:p>0.000127556738603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">
                <text:p>3.39</text:p>
              </table:table-cell>
              <table:table-cell office:value-type="float" office:value="0.000117885575191438">
                <text:p>0.000117885575191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0.000108908847866761">
                <text:p>0.000108908847866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">
                <text:p>3.41</text:p>
              </table:table-cell>
              <table:table-cell office:value-type="float" office:value="0.00010057982998223">
                <text:p>0.00010057982998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">
                <text:p>3.42</text:p>
              </table:table-cell>
              <table:table-cell office:value-type="float" office:value="0.0000928546948690671">
                <text:p>0.0000928546948690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3">
                <text:p>3.43</text:p>
              </table:table-cell>
              <table:table-cell office:value-type="float" office:value="0.0000856923541161231">
                <text:p>0.0000856923541161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4">
                <text:p>3.44</text:p>
              </table:table-cell>
              <table:table-cell office:value-type="float" office:value="0.0000790543035537057">
                <text:p>0.0000790543035537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">
                <text:p>3.45</text:p>
              </table:table-cell>
              <table:table-cell office:value-type="float" office:value="0.0000729044766668493">
                <text:p>0.0000729044766668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">
                <text:p>3.46</text:p>
              </table:table-cell>
              <table:table-cell office:value-type="float" office:value="0.0000672091051661301">
                <text:p>0.0000672091051661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7">
                <text:p>3.47</text:p>
              </table:table-cell>
              <table:table-cell office:value-type="float" office:value="0.0000619365864479707">
                <text:p>0.0000619365864479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8">
                <text:p>3.48</text:p>
              </table:table-cell>
              <table:table-cell office:value-type="float" office:value="0.0000570573576806927">
                <text:p>0.0000570573576806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">
                <text:p>3.49</text:p>
              </table:table-cell>
              <table:table-cell office:value-type="float" office:value="0.0000525437762572548">
                <text:p>0.0000525437762572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0000483700063606588">
                <text:p>0.0000483700063606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1">
                <text:p>3.51</text:p>
              </table:table-cell>
              <table:table-cell office:value-type="float" office:value="0.0000445119113933253">
                <text:p>0.0000445119113933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2">
                <text:p>3.52</text:p>
              </table:table-cell>
              <table:table-cell office:value-type="float" office:value="0.0000409469520273381">
                <text:p>0.0000409469520273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">
                <text:p>3.53</text:p>
              </table:table-cell>
              <table:table-cell office:value-type="float" office:value="0.0000376540896382707">
                <text:p>0.0000376540896382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4">
                <text:p>3.54</text:p>
              </table:table-cell>
              <table:table-cell office:value-type="float" office:value="0.0000346136948913119">
                <text:p>0.00003461369489131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5">
                <text:p>3.55</text:p>
              </table:table-cell>
              <table:table-cell office:value-type="float" office:value="0.0000318074612545607">
                <text:p>0.0000318074612545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6">
                <text:p>3.56</text:p>
              </table:table-cell>
              <table:table-cell office:value-type="float" office:value="0.0000292183232206404">
                <text:p>0.0000292183232206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">
                <text:p>3.57</text:p>
              </table:table-cell>
              <table:table-cell office:value-type="float" office:value="0.000026830379024152">
                <text:p>0.000026830379024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">
                <text:p>3.58</text:p>
              </table:table-cell>
              <table:table-cell office:value-type="float" office:value="0.0000246288176489276">
                <text:p>0.0000246288176489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">
                <text:p>3.59</text:p>
              </table:table-cell>
              <table:table-cell office:value-type="float" office:value="0.0000225998499255226">
                <text:p>0.0000225998499255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0.0000207306435258793">
                <text:p>0.0000207306435258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">
                <text:p>3.61</text:p>
              </table:table-cell>
              <table:table-cell office:value-type="float" office:value="0.0000190092616685943">
                <text:p>0.0000190092616685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">
                <text:p>3.62</text:p>
              </table:table-cell>
              <table:table-cell office:value-type="float" office:value="0.0000174246053546856">
                <text:p>0.0000174246053546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">
                <text:p>3.63</text:p>
              </table:table-cell>
              <table:table-cell office:value-type="float" office:value="0.0000159663589601903">
                <text:p>0.0000159663589601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">
                <text:p>3.64</text:p>
              </table:table-cell>
              <table:table-cell office:value-type="float" office:value="0.0000146249390182907">
                <text:p>0.0000146249390182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">
                <text:p>3.65</text:p>
              </table:table-cell>
              <table:table-cell office:value-type="float" office:value="0.0000133914460299695">
                <text:p>0.0000133914460299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">
                <text:p>3.66</text:p>
              </table:table-cell>
              <table:table-cell office:value-type="float" office:value="0.0000122576191484051">
                <text:p>0.0000122576191484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">
                <text:p>3.67</text:p>
              </table:table-cell>
              <table:table-cell office:value-type="float" office:value="0.0000112157935884374">
                <text:p>0.00001121579358843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">
                <text:p>3.68</text:p>
              </table:table-cell>
              <table:table-cell office:value-type="float" office:value="0.0000102588606184402">
                <text:p>0.0000102588606184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">
                <text:p>3.69</text:p>
              </table:table-cell>
              <table:table-cell office:value-type="float" office:value="0.00000938022999782714">
                <text:p>0.00000938022999782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0.00000857379472918302">
                <text:p>0.00000857379472918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">
                <text:p>3.71</text:p>
              </table:table-cell>
              <table:table-cell office:value-type="float" office:value="0.00000783389799964553">
                <text:p>0.00000783389799964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">
                <text:p>3.72</text:p>
              </table:table-cell>
              <table:table-cell office:value-type="float" office:value="0.00000715530219165378">
                <text:p>0.00000715530219165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">
                <text:p>3.73</text:p>
              </table:table-cell>
              <table:table-cell office:value-type="float" office:value="0.00000653315984853215">
                <text:p>0.00000653315984853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">
                <text:p>3.74</text:p>
              </table:table-cell>
              <table:table-cell office:value-type="float" office:value="0.00000596298648557778">
                <text:p>0.00000596298648557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0.00000544063514237391">
                <text:p>0.00000544063514237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">
                <text:p>3.76</text:p>
              </table:table-cell>
              <table:table-cell office:value-type="float" office:value="0.00000496227257694652">
                <text:p>0.00000496227257694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">
                <text:p>3.77</text:p>
              </table:table-cell>
              <table:table-cell office:value-type="float" office:value="0.00000452435700712641">
                <text:p>0.00000452435700712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8">
                <text:p>3.78</text:p>
              </table:table-cell>
              <table:table-cell office:value-type="float" office:value="0.00000412361730906379">
                <text:p>0.0000041236173090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">
                <text:p>3.79</text:p>
              </table:table-cell>
              <table:table-cell office:value-type="float" office:value="0.00000375703358727449">
                <text:p>0.00000375703358727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0.00000342181903486901">
                <text:p>0.00000342181903486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1">
                <text:p>3.81</text:p>
              </table:table-cell>
              <table:table-cell office:value-type="float" office:value="0.00000311540300673475">
                <text:p>0.00000311540300673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">
                <text:p>3.82</text:p>
              </table:table-cell>
              <table:table-cell office:value-type="float" office:value="0.00000283541523240469">
                <text:p>0.00000283541523240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3">
                <text:p>3.83</text:p>
              </table:table-cell>
              <table:table-cell office:value-type="float" office:value="0.00000257967109915738">
                <text:p>0.00000257967109915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">
                <text:p>3.84</text:p>
              </table:table-cell>
              <table:table-cell office:value-type="float" office:value="0.00000234615793955187">
                <text:p>0.00000234615793955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">
                <text:p>3.85</text:p>
              </table:table-cell>
              <table:table-cell office:value-type="float" office:value="0.00000213302226111278">
                <text:p>0.00000213302226111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6">
                <text:p>3.86</text:p>
              </table:table-cell>
              <table:table-cell office:value-type="float" office:value="0.00000193855785924538">
                <text:p>0.00000193855785924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7">
                <text:p>3.87</text:p>
              </table:table-cell>
              <table:table-cell office:value-type="float" office:value="0.0000017611947576824">
                <text:p>0.0000017611947576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8">
                <text:p>3.88</text:p>
              </table:table-cell>
              <table:table-cell office:value-type="float" office:value="0.0000015994889238458">
                <text:p>0.0000015994889238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9">
                <text:p>3.89</text:p>
              </table:table-cell>
              <table:table-cell office:value-type="float" office:value="0.00000145211270945119">
                <text:p>0.000001452112709451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0.00000131784596949421">
                <text:p>0.00000131784596949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">
                <text:p>3.91</text:p>
              </table:table-cell>
              <table:table-cell office:value-type="float" office:value="0.00000119556781543911">
                <text:p>0.00000119556781543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">
                <text:p>3.92</text:p>
              </table:table-cell>
              <table:table-cell office:value-type="float" office:value="0.0000010842489609857">
                <text:p>0.00000108424896098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3">
                <text:p>3.93</text:p>
              </table:table-cell>
              <table:table-cell office:value-type="float" office:value="0.000000982944621223103">
                <text:p>0.000000982944621223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4">
                <text:p>3.94</text:p>
              </table:table-cell>
              <table:table-cell office:value-type="float" office:value="0.000000890787928293854">
                <text:p>0.000000890787928293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0.00000080698382889121">
                <text:p>0.00000080698382889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6">
                <text:p>3.96</text:p>
              </table:table-cell>
              <table:table-cell office:value-type="float" office:value="0.000000730803431002348">
                <text:p>0.000000730803431002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">
                <text:p>3.97</text:p>
              </table:table-cell>
              <table:table-cell office:value-type="float" office:value="0.000000661578769292194">
                <text:p>0.000000661578769292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8">
                <text:p>3.98</text:p>
              </table:table-cell>
              <table:table-cell office:value-type="float" office:value="0.00000059869796040266">
                <text:p>0.000000598697960402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">
                <text:p>3.99</text:p>
              </table:table-cell>
              <table:table-cell office:value-type="float" office:value="0.000000541600721222788">
                <text:p>0.000000541600721222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0000489774224871385">
                <text:p>0.000000489774224871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">
                <text:p>4.01</text:p>
              </table:table-cell>
              <table:table-cell office:value-type="float" office:value="0.00000044274927072828">
                <text:p>0.00000044274927072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2">
                <text:p>4.02</text:p>
              </table:table-cell>
              <table:table-cell office:value-type="float" office:value="0.000000400096746357852">
                <text:p>0.000000400096746357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3">
                <text:p>4.03</text:p>
              </table:table-cell>
              <table:table-cell office:value-type="float" office:value="0.00000036142436059216">
                <text:p>0.00000036142436059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4">
                <text:p>4.04</text:p>
              </table:table-cell>
              <table:table-cell office:value-type="float" office:value="0.000000326373628384675">
                <text:p>0.000000326373628384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5">
                <text:p>4.05</text:p>
              </table:table-cell>
              <table:table-cell office:value-type="float" office:value="0.000000294617089313033">
                <text:p>0.000000294617089313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">
                <text:p>4.06</text:p>
              </table:table-cell>
              <table:table-cell office:value-type="float" office:value="0.000000265855742803399">
                <text:p>0.000000265855742803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7">
                <text:p>4.07</text:p>
              </table:table-cell>
              <table:table-cell office:value-type="float" office:value="0.00000023981668427397">
                <text:p>0.00000023981668427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8">
                <text:p>4.08</text:p>
              </table:table-cell>
              <table:table-cell office:value-type="float" office:value="0.000000216250927453527">
                <text:p>0.000000216250927453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9">
                <text:p>4.09</text:p>
              </table:table-cell>
              <table:table-cell office:value-type="float" office:value="0.000000194931399126606">
                <text:p>0.000000194931399126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.000000175651093492266">
                <text:p>0.0000001756510934922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1">
                <text:p>4.11</text:p>
              </table:table-cell>
              <table:table-cell office:value-type="float" office:value="0.000000158221374202197">
                <text:p>0.000000158221374202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">
                <text:p>4.12</text:p>
              </table:table-cell>
              <table:table-cell office:value-type="float" office:value="0.000000142470412968461">
                <text:p>0.000000142470412968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">
                <text:p>4.13</text:p>
              </table:table-cell>
              <table:table-cell office:value-type="float" office:value="0.000000128241754404607">
                <text:p>0.000000128241754404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4">
                <text:p>4.14</text:p>
              </table:table-cell>
              <table:table-cell office:value-type="float" office:value="0.000000115392997488822">
                <text:p>0.000000115392997488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5">
                <text:p>4.15</text:p>
              </table:table-cell>
              <table:table-cell office:value-type="float" office:value="0.00000010379458471675">
                <text:p>0.00000010379458471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">
                <text:p>4.16</text:p>
              </table:table-cell>
              <table:table-cell office:value-type="float" office:value="0.0000000933286906472237">
                <text:p>0.0000000933286906472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7">
                <text:p>4.17</text:p>
              </table:table-cell>
              <table:table-cell office:value-type="float" office:value="0.0000000838882021386571">
                <text:p>0.0000000838882021386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8">
                <text:p>4.18</text:p>
              </table:table-cell>
              <table:table-cell office:value-type="float" office:value="0.0000000753757831297693">
                <text:p>0.0000000753757831297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">
                <text:p>4.19</text:p>
              </table:table-cell>
              <table:table-cell office:value-type="float" office:value="0.0000000677030173375142">
                <text:p>0.0000000677030173375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0.0000000607896227300143">
                <text:p>0.0000000607896227300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1">
                <text:p>4.21</text:p>
              </table:table-cell>
              <table:table-cell office:value-type="float" office:value="0.0000000545627320846946">
                <text:p>0.0000000545627320846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">
                <text:p>4.22</text:p>
              </table:table-cell>
              <table:table-cell office:value-type="float" office:value="0.0000000489562343637394">
                <text:p>0.0000000489562343637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3">
                <text:p>4.23</text:p>
              </table:table-cell>
              <table:table-cell office:value-type="float" office:value="0.0000000439101720321738">
                <text:p>0.0000000439101720321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4">
                <text:p>4.24</text:p>
              </table:table-cell>
              <table:table-cell office:value-type="float" office:value="0.0000000393701898101175">
                <text:p>0.0000000393701898101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">
                <text:p>4.25</text:p>
              </table:table-cell>
              <table:table-cell office:value-type="float" office:value="0.0000000352870306916388">
                <text:p>0.0000000352870306916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">
                <text:p>4.26</text:p>
              </table:table-cell>
              <table:table-cell office:value-type="float" office:value="0.0000000316160753797859">
                <text:p>0.0000000316160753797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">
                <text:p>4.27</text:p>
              </table:table-cell>
              <table:table-cell office:value-type="float" office:value="0.0000000283169215822073">
                <text:p>0.0000000283169215822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">
                <text:p>4.28</text:p>
              </table:table-cell>
              <table:table-cell office:value-type="float" office:value="0.0000000253529998857447">
                <text:p>0.0000000253529998857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9">
                <text:p>4.29</text:p>
              </table:table-cell>
              <table:table-cell office:value-type="float" office:value="0.000000022691223182797">
                <text:p>0.000000022691223182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0.0000000203016668583845">
                <text:p>0.0000000203016668583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">
                <text:p>4.31</text:p>
              </table:table-cell>
              <table:table-cell office:value-type="float" office:value="0.0000000181572771658538">
                <text:p>0.0000000181572771658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2">
                <text:p>4.32</text:p>
              </table:table-cell>
              <table:table-cell office:value-type="float" office:value="0.0000000162336054222117">
                <text:p>0.0000000162336054222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3">
                <text:p>4.33</text:p>
              </table:table-cell>
              <table:table-cell office:value-type="float" office:value="0.0000000145085658421872">
                <text:p>0.00000001450856584218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">
                <text:p>4.34</text:p>
              </table:table-cell>
              <table:table-cell office:value-type="float" office:value="0.0000000129622150043188">
                <text:p>0.0000000129622150043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">
                <text:p>4.35</text:p>
              </table:table-cell>
              <table:table-cell office:value-type="float" office:value="0.0000000115765511035656">
                <text:p>0.0000000115765511035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6">
                <text:p>4.36</text:p>
              </table:table-cell>
              <table:table-cell office:value-type="float" office:value="0.0000000103353312940533">
                <text:p>0.0000000103353312940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7">
                <text:p>4.37</text:p>
              </table:table-cell>
              <table:table-cell office:value-type="float" office:value="0.00000000922390556340008">
                <text:p>0.00000000922390556340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8">
                <text:p>4.38</text:p>
              </table:table-cell>
              <table:table-cell office:value-type="float" office:value="0.00000000822906570742113">
                <text:p>0.00000000822906570742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9">
                <text:p>4.39</text:p>
              </table:table-cell>
              <table:table-cell office:value-type="float" office:value="0.00000000733890809160368">
                <text:p>0.00000000733890809160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.00000000654270899427456">
                <text:p>0.00000000654270899427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1">
                <text:p>4.41</text:p>
              </table:table-cell>
              <table:table-cell office:value-type="float" office:value="0.00000000583081142648796">
                <text:p>0.00000000583081142648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">
                <text:p>4.42</text:p>
              </table:table-cell>
              <table:table-cell office:value-type="float" office:value="0.00000000519452241594731">
                <text:p>0.00000000519452241594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3">
                <text:p>4.43</text:p>
              </table:table-cell>
              <table:table-cell office:value-type="float" office:value="0.00000000462601982731083">
                <text:p>0.00000000462601982731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4">
                <text:p>4.44</text:p>
              </table:table-cell>
              <table:table-cell office:value-type="float" office:value="0.00000000411826786953428">
                <text:p>0.00000000411826786953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0.00000000366494051298136">
                <text:p>0.00000000366494051298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">
                <text:p>4.46</text:p>
              </table:table-cell>
              <table:table-cell office:value-type="float" office:value="0.00000000326035210533313">
                <text:p>0.00000000326035210533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">
                <text:p>4.47</text:p>
              </table:table-cell>
              <table:table-cell office:value-type="float" office:value="0.00000000289939453629047">
                <text:p>0.00000000289939453629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">
                <text:p>4.48</text:p>
              </table:table-cell>
              <table:table-cell office:value-type="float" office:value="0.00000000257748035708185">
                <text:p>0.00000000257748035708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9">
                <text:p>4.49</text:p>
              </table:table-cell>
              <table:table-cell office:value-type="float" office:value="0.00000000229049131224213">
                <text:p>0.00000000229049131224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00000000203473178835969">
                <text:p>0.00000000203473178835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1">
                <text:p>4.51</text:p>
              </table:table-cell>
              <table:table-cell office:value-type="float" office:value="0.00000000180688672782635">
                <text:p>0.00000000180688672782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2">
                <text:p>4.52</text:p>
              </table:table-cell>
              <table:table-cell office:value-type="float" office:value="0.00000000160398359536401">
                <text:p>0.00000000160398359536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">
                <text:p>4.53</text:p>
              </table:table-cell>
              <table:table-cell office:value-type="float" office:value="0.00000000142335802152792">
                <text:p>0.00000000142335802152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4">
                <text:p>4.54</text:p>
              </table:table-cell>
              <table:table-cell office:value-type="float" office:value="0.00000000126262278075325">
                <text:p>0.00000000126262278075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5">
                <text:p>4.55</text:p>
              </table:table-cell>
              <table:table-cell office:value-type="float" office:value="0.00000000111963979206569">
                <text:p>0.00000000111963979206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6">
                <text:p>4.56</text:p>
              </table:table-cell>
              <table:table-cell office:value-type="float" office:value="0.000000000992494858535877">
                <text:p>0.0000000009924948585358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7">
                <text:p>4.57</text:p>
              </table:table-cell>
              <table:table-cell office:value-type="float" office:value="0.00000000087947488713306">
                <text:p>0.00000000087947488713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8">
                <text:p>4.58</text:p>
              </table:table-cell>
              <table:table-cell office:value-type="float" office:value="0.0000000007790473540142">
                <text:p>0.0000000007790473540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">
                <text:p>4.59</text:p>
              </table:table-cell>
              <table:table-cell office:value-type="float" office:value="0.000000000689841801649938">
                <text:p>0.000000000689841801649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0.000000000610633173701167">
                <text:p>0.000000000610633173701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1">
                <text:p>4.61</text:p>
              </table:table-cell>
              <table:table-cell office:value-type="float" office:value="0.000000000540326811372314">
                <text:p>0.000000000540326811372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2">
                <text:p>4.62</text:p>
              </table:table-cell>
              <table:table-cell office:value-type="float" office:value="0.000000000477944951218675">
                <text:p>0.000000000477944951218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3">
                <text:p>4.63</text:p>
              </table:table-cell>
              <table:table-cell office:value-type="float" office:value="0.000000000422614579205977">
                <text:p>0.000000000422614579205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4">
                <text:p>4.64</text:p>
              </table:table-cell>
              <table:table-cell office:value-type="float" office:value="0.000000000373556509328612">
                <text:p>0.000000000373556509328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">
                <text:p>4.65</text:p>
              </table:table-cell>
              <table:table-cell office:value-type="float" office:value="0.000000000330075567399993">
                <text:p>0.0000000003300755673999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6">
                <text:p>4.66</text:p>
              </table:table-cell>
              <table:table-cell office:value-type="float" office:value="0.000000000291551771834949">
                <text:p>0.000000000291551771834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7">
                <text:p>4.67</text:p>
              </table:table-cell>
              <table:table-cell office:value-type="float" office:value="0.000000000257432413443365">
                <text:p>0.000000000257432413443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8">
                <text:p>4.68</text:p>
              </table:table-cell>
              <table:table-cell office:value-type="float" office:value="0.000000000227224945532902">
                <text:p>0.000000000227224945532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9">
                <text:p>4.69</text:p>
              </table:table-cell>
              <table:table-cell office:value-type="float" office:value="0.000000000200490604054785">
                <text:p>0.000000000200490604054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.000000000176838685193883">
                <text:p>0.000000000176838685193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">
                <text:p>4.71</text:p>
              </table:table-cell>
              <table:table-cell office:value-type="float" office:value="0.000000000155921414768726">
                <text:p>0.000000000155921414768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2">
                <text:p>4.72</text:p>
              </table:table-cell>
              <table:table-cell office:value-type="float" office:value="0.00000000013742935013051">
                <text:p>0.00000000013742935013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">
                <text:p>4.73</text:p>
              </table:table-cell>
              <table:table-cell office:value-type="float" office:value="0.000000000121087260988404">
                <text:p>0.000000000121087260988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4">
                <text:p>4.74</text:p>
              </table:table-cell>
              <table:table-cell office:value-type="float" office:value="0.00000000010665044079355">
                <text:p>0.00000000010665044079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5">
                <text:p>4.75</text:p>
              </table:table-cell>
              <table:table-cell office:value-type="float" office:value="0.0000000000939014050330538">
                <text:p>0.0000000000939014050330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6">
                <text:p>4.76</text:p>
              </table:table-cell>
              <table:table-cell office:value-type="float" office:value="0.0000000000826469370616246">
                <text:p>0.0000000000826469370616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">
                <text:p>4.77</text:p>
              </table:table-cell>
              <table:table-cell office:value-type="float" office:value="0.0000000000727154459717103">
                <text:p>0.0000000000727154459717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8">
                <text:p>4.78</text:p>
              </table:table-cell>
              <table:table-cell office:value-type="float" office:value="0.0000000000639546045095997">
                <text:p>0.0000000000639546045095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9">
                <text:p>4.79</text:p>
              </table:table-cell>
              <table:table-cell office:value-type="float" office:value="0.0000000000562292382180009">
                <text:p>0.0000000000562292382180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0.0000000000494194398556083">
                <text:p>0.0000000000494194398556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1">
                <text:p>4.81</text:p>
              </table:table-cell>
              <table:table-cell office:value-type="float" office:value="0.0000000000434188857386829">
                <text:p>0.0000000000434188857386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">
                <text:p>4.82</text:p>
              </table:table-cell>
              <table:table-cell office:value-type="float" office:value="0.0000000000381333329941902">
                <text:p>0.0000000000381333329941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3">
                <text:p>4.83</text:p>
              </table:table-cell>
              <table:table-cell office:value-type="float" office:value="0.0000000000334792788315432">
                <text:p>0.0000000000334792788315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4">
                <text:p>4.84</text:p>
              </table:table-cell>
              <table:table-cell office:value-type="float" office:value="0.0000000000293827648516559">
                <text:p>0.0000000000293827648516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5">
                <text:p>4.85</text:p>
              </table:table-cell>
              <table:table-cell office:value-type="float" office:value="0.0000000000257783111369556">
                <text:p>0.0000000000257783111369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6">
                <text:p>4.86</text:p>
              </table:table-cell>
              <table:table-cell office:value-type="float" office:value="0.0000000000226079664218057">
                <text:p>0.0000000000226079664218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7">
                <text:p>4.87</text:p>
              </table:table-cell>
              <table:table-cell office:value-type="float" office:value="0.0000000000198204620453442">
                <text:p>0.0000000000198204620453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">
                <text:p>4.88</text:p>
              </table:table-cell>
              <table:table-cell office:value-type="float" office:value="0.0000000000173704586525815">
                <text:p>0.0000000000173704586525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9">
                <text:p>4.89</text:p>
              </table:table-cell>
              <table:table-cell office:value-type="float" office:value="0.0000000000152178757478971">
                <text:p>0.0000000000152178757478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0.0000000000133272952298401">
                <text:p>0.0000000000133272952298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1">
                <text:p>4.91</text:p>
              </table:table-cell>
              <table:table-cell office:value-type="float" office:value="0.0000000000116674309582647">
                <text:p>0.0000000000116674309582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2">
                <text:p>4.92</text:p>
              </table:table-cell>
              <table:table-cell office:value-type="float" office:value="0.0000000000102106572342213">
                <text:p>0.0000000000102106572342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">
                <text:p>4.93</text:p>
              </table:table-cell>
              <table:table-cell office:value-type="float" office:value="0.00000000000893258981865345">
                <text:p>0.00000000000893258981865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4">
                <text:p>4.94</text:p>
              </table:table-cell>
              <table:table-cell office:value-type="float" office:value="0.00000000000781171378598337">
                <text:p>0.00000000000781171378598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5">
                <text:p>4.95</text:p>
              </table:table-cell>
              <table:table-cell office:value-type="float" office:value="0.00000000000682905311048497">
                <text:p>0.00000000000682905311048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6">
                <text:p>4.96</text:p>
              </table:table-cell>
              <table:table-cell office:value-type="float" office:value="0.00000000000596787742364384">
                <text:p>0.00000000000596787742364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7">
                <text:p>4.97</text:p>
              </table:table-cell>
              <table:table-cell office:value-type="float" office:value="0.00000000000521344186556219">
                <text:p>0.00000000000521344186556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">
                <text:p>4.98</text:p>
              </table:table-cell>
              <table:table-cell office:value-type="float" office:value="0.00000000000455275638836313">
                <text:p>0.00000000000455275638836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9">
                <text:p>4.99</text:p>
              </table:table-cell>
              <table:table-cell office:value-type="float" office:value="0.00000000000397438125946515">
                <text:p>0.00000000000397438125946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0000000000034682458620223">
                <text:p>0.0000000000034682458620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